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Hebrew)" svg:font-family="'Arial (Hebrew)'" style:font-family-generic="roman"/>
    <style:font-face style:name="Microsoft YaHei" svg:font-family="'Microsoft YaHei'" style:font-family-generic="system" style:font-pitch="variable"/>
    <style:font-face style:name="NSimSun" svg:font-family="NSimSun" style:font-family-generic="system" style:font-pitch="variable"/>
    <style:font-face style:name="Noto Rashi Hebrew Medium" svg:font-family="'Noto Rashi Hebrew Medium'" style:font-adornments="Regular" style:font-pitch="variable"/>
    <style:font-face style:name="OpenSymbol" svg:font-family="OpenSymbol" style:font-charset="x-symbol"/>
    <style:font-face style:name="OpenSymbol1" svg:font-family="OpenSymbol"/>
    <style:font-face style:name="OpenSymbol2" svg:font-family="OpenSymbol" style:font-family-generic="roman"/>
    <style:font-face style:name="OpenSymbol3" svg:font-family="OpenSymbol" style:font-family-generic="system" style:font-pitch="variable"/>
    <style:font-face style:name="OpenSymbol4" svg:font-family="OpenSymbol" style:font-adornments="Regular" style:font-pitch="variable" style:font-charset="x-symbol"/>
    <style:font-face style:name="Shofar" svg:font-family="Shofar"/>
    <style:font-face style:name="Shofar1" svg:font-family="Shofar" style:font-pitch="variable"/>
    <style:font-face style:name="Symbol" svg:font-family="Symbol"/>
    <style:font-face style:name="Symbol1" svg:font-family="Symbol" style:font-adornments="Regular" style:font-family-generic="roman" style:font-pitch="variable" style:font-charset="x-symbol"/>
    <style:font-face style:name="Times New Roman" svg:font-family="'Times New Roman'" style:font-family-generic="roman"/>
  </office:font-face-decls>
  <office:automatic-styles>
    <style:style style:name="P1" style:family="paragraph" style:parent-style-name="Header">
      <style:paragraph-properties fo:text-align="end" style:justify-single-word="false" style:writing-mode="rl-tb"/>
    </style:style>
    <style:style style:name="P2" style:family="paragraph" style:parent-style-name="Endnote">
      <style:paragraph-properties fo:text-align="end" style:justify-single-word="false" style:writing-mode="rl-tb"/>
    </style:style>
    <style:style style:name="P3" style:family="paragraph" style:parent-style-name="Footnote">
      <style:paragraph-properties fo:text-align="end" style:justify-single-word="false" style:writing-mode="rl-tb"/>
    </style:style>
    <style:style style:name="P4" style:family="paragraph" style:parent-style-name="Endnote">
      <style:paragraph-properties fo:text-align="end" style:justify-single-word="false" style:writing-mode="rl-tb"/>
      <style:text-properties officeooo:rsid="00079671" officeooo:paragraph-rsid="00079671"/>
    </style:style>
    <style:style style:name="P5" style:family="paragraph" style:parent-style-name="Footnote">
      <style:paragraph-properties fo:text-align="end" style:justify-single-word="false" style:writing-mode="rl-tb"/>
      <style:text-properties officeooo:rsid="00079671" officeooo:paragraph-rsid="00079671"/>
    </style:style>
    <style:style style:name="P6" style:family="paragraph" style:parent-style-name="Footnote">
      <style:paragraph-properties fo:text-align="end" style:justify-single-word="false" style:writing-mode="rl-tb"/>
      <style:text-properties officeooo:rsid="000cc750" officeooo:paragraph-rsid="000cc750"/>
    </style:style>
    <style:style style:name="P7" style:family="paragraph" style:parent-style-name="Footnote">
      <style:paragraph-properties fo:text-align="end" style:justify-single-word="false" style:writing-mode="rl-tb"/>
      <style:text-properties officeooo:rsid="000e2ae4" officeooo:paragraph-rsid="000e2ae4"/>
    </style:style>
    <style:style style:name="P8" style:family="paragraph" style:parent-style-name="Footnote">
      <style:paragraph-properties fo:text-align="end" style:justify-single-word="false" style:writing-mode="rl-tb"/>
      <style:text-properties officeooo:rsid="001365ff" officeooo:paragraph-rsid="001365ff"/>
    </style:style>
    <style:style style:name="P9" style:family="paragraph" style:parent-style-name="Footnote">
      <style:paragraph-properties fo:text-align="end" style:justify-single-word="false" style:writing-mode="rl-tb"/>
      <style:text-properties officeooo:rsid="00169849" officeooo:paragraph-rsid="00169849"/>
    </style:style>
    <style:style style:name="P10" style:family="paragraph" style:parent-style-name="Endnote">
      <style:paragraph-properties fo:text-align="end" style:justify-single-word="false" style:writing-mode="rl-tb"/>
      <style:text-properties officeooo:rsid="002568cf" officeooo:paragraph-rsid="002568cf"/>
    </style:style>
    <style:style style:name="P11" style:family="paragraph" style:parent-style-name="Endnote">
      <style:paragraph-properties fo:text-align="end" style:justify-single-word="false" style:writing-mode="rl-tb"/>
      <style:text-properties officeooo:rsid="00264470" officeooo:paragraph-rsid="00264470"/>
    </style:style>
    <style:style style:name="P12" style:family="paragraph" style:parent-style-name="Endnote">
      <style:paragraph-properties fo:text-align="end" style:justify-single-word="false" style:writing-mode="rl-tb"/>
      <style:text-properties officeooo:rsid="0026de8f" officeooo:paragraph-rsid="0026de8f"/>
    </style:style>
    <style:style style:name="P13" style:family="paragraph" style:parent-style-name="Endnote">
      <style:paragraph-properties fo:text-align="end" style:justify-single-word="false" style:writing-mode="rl-tb"/>
      <style:text-properties officeooo:rsid="00275c2e" officeooo:paragraph-rsid="00275c2e"/>
    </style:style>
    <style:style style:name="P14" style:family="paragraph" style:parent-style-name="Endnote">
      <style:paragraph-properties fo:text-align="end" style:justify-single-word="false" style:writing-mode="rl-tb"/>
      <style:text-properties officeooo:rsid="00294388" officeooo:paragraph-rsid="00294388"/>
    </style:style>
    <style:style style:name="P15" style:family="paragraph" style:parent-style-name="Endnote">
      <style:paragraph-properties fo:text-align="end" style:justify-single-word="false" style:writing-mode="rl-tb"/>
      <style:text-properties officeooo:rsid="002a51bd" officeooo:paragraph-rsid="002a51bd"/>
    </style:style>
    <style:style style:name="P16" style:family="paragraph" style:parent-style-name="Endnote">
      <style:paragraph-properties fo:text-align="end" style:justify-single-word="false" style:writing-mode="rl-tb"/>
      <style:text-properties officeooo:rsid="002ad020" officeooo:paragraph-rsid="002ad020"/>
    </style:style>
    <style:style style:name="P17" style:family="paragraph" style:parent-style-name="Endnote">
      <style:paragraph-properties fo:text-align="end" style:justify-single-word="false" style:writing-mode="rl-tb"/>
      <style:text-properties officeooo:rsid="003163f4" officeooo:paragraph-rsid="003163f4"/>
    </style:style>
    <style:style style:name="P18" style:family="paragraph" style:parent-style-name="Endnote">
      <style:paragraph-properties fo:text-align="end" style:justify-single-word="false" style:writing-mode="rl-tb"/>
      <style:text-properties officeooo:rsid="0034e2be" officeooo:paragraph-rsid="0034e2be"/>
    </style:style>
    <style:style style:name="P19" style:family="paragraph" style:parent-style-name="Endnote">
      <style:paragraph-properties fo:text-align="end" style:justify-single-word="false" style:writing-mode="rl-tb"/>
      <style:text-properties officeooo:rsid="003651e1" officeooo:paragraph-rsid="003651e1"/>
    </style:style>
    <style:style style:name="P20" style:family="paragraph" style:parent-style-name="Standard">
      <style:paragraph-properties fo:text-align="end" style:justify-single-word="false" style:writing-mode="rl-tb"/>
      <style:text-properties fo:font-size="10pt" fo:font-weight="normal" style:font-size-asian="10pt" style:font-weight-asian="normal" style:font-size-complex="10pt" style:font-weight-complex="normal"/>
    </style:style>
    <style:style style:name="P21" style:family="paragraph" style:parent-style-name="Footnote">
      <style:paragraph-properties fo:text-align="end" style:justify-single-word="false" style:writing-mode="rl-tb"/>
      <style:text-properties officeooo:rsid="003bece1" officeooo:paragraph-rsid="003bece1"/>
    </style:style>
    <style:style style:name="P22" style:family="paragraph" style:parent-style-name="Footnote">
      <style:paragraph-properties fo:text-align="end" style:justify-single-word="false" style:writing-mode="rl-tb"/>
      <style:text-properties officeooo:rsid="003da4ee" officeooo:paragraph-rsid="003da4ee"/>
    </style:style>
    <style:style style:name="P23" style:family="paragraph" style:parent-style-name="Footnote">
      <style:paragraph-properties fo:text-align="end" style:justify-single-word="false" style:writing-mode="rl-tb"/>
      <style:text-properties officeooo:rsid="0042fc2c" officeooo:paragraph-rsid="0042fc2c"/>
    </style:style>
    <style:style style:name="P24" style:family="paragraph" style:parent-style-name="Footnote">
      <style:paragraph-properties fo:text-align="end" style:justify-single-word="false" style:writing-mode="rl-tb"/>
      <style:text-properties officeooo:rsid="00464097" officeooo:paragraph-rsid="00464097"/>
    </style:style>
    <style:style style:name="P25" style:family="paragraph" style:parent-style-name="Footnote">
      <style:paragraph-properties fo:text-align="end" style:justify-single-word="false" style:writing-mode="rl-tb"/>
      <style:text-properties officeooo:rsid="00472d9b" officeooo:paragraph-rsid="00472d9b"/>
    </style:style>
    <style:style style:name="P26" style:family="paragraph" style:parent-style-name="Footnote">
      <style:paragraph-properties fo:text-align="end" style:justify-single-word="false" style:writing-mode="rl-tb"/>
      <style:text-properties officeooo:rsid="0049ada6" officeooo:paragraph-rsid="0049ada6"/>
    </style:style>
    <style:style style:name="P27" style:family="paragraph" style:parent-style-name="Footnote">
      <style:paragraph-properties fo:text-align="end" style:justify-single-word="false" style:writing-mode="rl-tb"/>
      <style:text-properties officeooo:rsid="004c7fc2" officeooo:paragraph-rsid="004c7fc2"/>
    </style:style>
    <style:style style:name="P28" style:family="paragraph" style:parent-style-name="Footnote">
      <style:paragraph-properties fo:text-align="end" style:justify-single-word="false" style:writing-mode="rl-tb"/>
      <style:text-properties officeooo:rsid="005aeff9" officeooo:paragraph-rsid="005aeff9"/>
    </style:style>
    <style:style style:name="P29" style:family="paragraph" style:parent-style-name="Footnote">
      <style:paragraph-properties fo:text-align="end" style:justify-single-word="false" style:writing-mode="rl-tb"/>
      <style:text-properties officeooo:rsid="005cce7e" officeooo:paragraph-rsid="005cce7e"/>
    </style:style>
    <style:style style:name="P30" style:family="paragraph" style:parent-style-name="Footnote">
      <style:paragraph-properties fo:text-align="end" style:justify-single-word="false" style:writing-mode="rl-tb"/>
      <style:text-properties officeooo:rsid="005d12ed" officeooo:paragraph-rsid="005d12ed"/>
    </style:style>
    <style:style style:name="P31" style:family="paragraph" style:parent-style-name="Footnote">
      <style:paragraph-properties fo:text-align="end" style:justify-single-word="false" style:writing-mode="rl-tb"/>
      <style:text-properties officeooo:rsid="005eed36" officeooo:paragraph-rsid="005eed36"/>
    </style:style>
    <style:style style:name="P32" style:family="paragraph" style:parent-style-name="Footnote">
      <style:paragraph-properties fo:text-align="end" style:justify-single-word="false" style:writing-mode="rl-tb"/>
      <style:text-properties officeooo:rsid="005f6c0d" officeooo:paragraph-rsid="005f6c0d"/>
    </style:style>
    <style:style style:name="P33" style:family="paragraph" style:parent-style-name="Footnote">
      <style:paragraph-properties fo:text-align="end" style:justify-single-word="false" style:writing-mode="rl-tb"/>
      <style:text-properties officeooo:rsid="0063ec80" officeooo:paragraph-rsid="0063ec80"/>
    </style:style>
    <style:style style:name="P34" style:family="paragraph" style:parent-style-name="Standard">
      <style:paragraph-properties fo:text-align="end" style:justify-single-word="false" style:writing-mode="rl-tb">
        <style:tab-stops>
          <style:tab-stop style:position="5.0417in"/>
        </style:tab-stops>
      </style:paragraph-properties>
      <style:text-properties style:use-window-font-color="true" loext:opacity="0%" style:font-name="Times New Roman" fo:font-size="10pt" fo:language="en" fo:country="US" fo:font-weight="normal" officeooo:rsid="003da4ee" officeooo:paragraph-rsid="003da4ee" style:letter-kerning="true" style:font-name-asian="NSimSun" style:font-size-asian="10pt" style:language-asian="zh" style:country-asian="CN" style:font-weight-asian="normal" style:font-name-complex="Shofar" style:font-size-complex="10pt" style:language-complex="he" style:country-complex="IL" style:font-weight-complex="normal"/>
    </style:style>
    <style:style style:name="P35" style:family="paragraph" style:parent-style-name="Standard">
      <style:paragraph-properties fo:text-align="end" style:justify-single-word="false" style:writing-mode="rl-tb">
        <style:tab-stops>
          <style:tab-stop style:position="5.0417in"/>
        </style:tab-stops>
      </style:paragraph-properties>
      <style:text-properties style:use-window-font-color="true" loext:opacity="0%" style:font-name="Times New Roman" fo:font-size="10pt" fo:language="en" fo:country="US" fo:font-weight="normal" officeooo:rsid="0099e676" officeooo:paragraph-rsid="00833adf" style:letter-kerning="true" style:font-name-asian="NSimSun" style:font-size-asian="10pt" style:language-asian="zh" style:country-asian="CN" style:font-weight-asian="normal" style:font-name-complex="Noto Rashi Hebrew Medium" style:font-size-complex="10pt" style:language-complex="he" style:country-complex="IL" style:font-weight-complex="normal"/>
    </style:style>
    <style:style style:name="P36" style:family="paragraph" style:parent-style-name="Standard">
      <style:paragraph-properties fo:text-align="end" style:justify-single-word="false" style:writing-mode="rl-tb">
        <style:tab-stops>
          <style:tab-stop style:position="5.0417in"/>
        </style:tab-stops>
      </style:paragraph-properties>
      <style:text-properties style:use-window-font-color="true" loext:opacity="0%" style:font-name="Times New Roman" fo:font-size="10pt" fo:language="en" fo:country="US" fo:font-weight="bold" officeooo:rsid="005f6c0d" officeooo:paragraph-rsid="007943ee" style:letter-kerning="true" style:font-name-asian="NSimSun" style:font-size-asian="10pt" style:language-asian="zh" style:country-asian="CN" style:font-weight-asian="bold" style:font-name-complex="Noto Rashi Hebrew Medium" style:font-size-complex="10pt" style:language-complex="he" style:country-complex="IL" style:font-weight-complex="normal"/>
    </style:style>
    <style:style style:name="P37" style:family="paragraph" style:parent-style-name="Endnote">
      <style:paragraph-properties fo:text-align="end" style:justify-single-word="false" style:writing-mode="rl-tb"/>
      <style:text-properties officeooo:rsid="00651657" officeooo:paragraph-rsid="00651657"/>
    </style:style>
    <style:style style:name="P38" style:family="paragraph" style:parent-style-name="Endnote">
      <style:paragraph-properties fo:text-align="end" style:justify-single-word="false" style:writing-mode="rl-tb"/>
      <style:text-properties officeooo:rsid="00698012" officeooo:paragraph-rsid="00698012"/>
    </style:style>
    <style:style style:name="P39" style:family="paragraph" style:parent-style-name="Endnote">
      <style:paragraph-properties fo:text-align="end" style:justify-single-word="false" style:writing-mode="rl-tb"/>
      <style:text-properties officeooo:rsid="0069bd45" officeooo:paragraph-rsid="0069bd45"/>
    </style:style>
    <style:style style:name="P40" style:family="paragraph" style:parent-style-name="Endnote">
      <style:paragraph-properties fo:text-align="end" style:justify-single-word="false" style:writing-mode="rl-tb"/>
      <style:text-properties officeooo:rsid="006a4807" officeooo:paragraph-rsid="006a4807"/>
    </style:style>
    <style:style style:name="P41" style:family="paragraph" style:parent-style-name="Endnote">
      <style:paragraph-properties fo:text-align="end" style:justify-single-word="false" style:writing-mode="rl-tb"/>
      <style:text-properties officeooo:rsid="006c024f" officeooo:paragraph-rsid="006c024f"/>
    </style:style>
    <style:style style:name="P42" style:family="paragraph" style:parent-style-name="Endnote">
      <style:paragraph-properties fo:text-align="end" style:justify-single-word="false" style:writing-mode="rl-tb"/>
      <style:text-properties officeooo:rsid="006e0362" officeooo:paragraph-rsid="006e0362"/>
    </style:style>
    <style:style style:name="P43" style:family="paragraph" style:parent-style-name="Endnote">
      <style:paragraph-properties fo:text-align="end" style:justify-single-word="false" style:writing-mode="rl-tb"/>
      <style:text-properties officeooo:rsid="0070399e" officeooo:paragraph-rsid="0070399e"/>
    </style:style>
    <style:style style:name="P44" style:family="paragraph" style:parent-style-name="Endnote">
      <style:paragraph-properties fo:text-align="end" style:justify-single-word="false" style:writing-mode="rl-tb"/>
      <style:text-properties officeooo:rsid="007304b2" officeooo:paragraph-rsid="007304b2"/>
    </style:style>
    <style:style style:name="P45" style:family="paragraph" style:parent-style-name="Endnote">
      <style:paragraph-properties fo:text-align="end" style:justify-single-word="false" style:writing-mode="rl-tb"/>
      <style:text-properties officeooo:rsid="0073a848" officeooo:paragraph-rsid="0073a848"/>
    </style:style>
    <style:style style:name="P46" style:family="paragraph" style:parent-style-name="Endnote">
      <style:paragraph-properties fo:text-align="end" style:justify-single-word="false" style:writing-mode="rl-tb"/>
      <style:text-properties officeooo:rsid="00749437" officeooo:paragraph-rsid="00749437"/>
    </style:style>
    <style:style style:name="P47" style:family="paragraph" style:parent-style-name="Footnote">
      <style:paragraph-properties fo:text-align="end" style:justify-single-word="false" style:writing-mode="rl-tb"/>
      <style:text-properties officeooo:rsid="00851b8b" officeooo:paragraph-rsid="00851b8b"/>
    </style:style>
    <style:style style:name="P48" style:family="paragraph" style:parent-style-name="Footnote">
      <style:paragraph-properties fo:text-align="end" style:justify-single-word="false" style:writing-mode="rl-tb"/>
      <style:text-properties officeooo:rsid="00864a58" officeooo:paragraph-rsid="00864a58"/>
    </style:style>
    <style:style style:name="P49" style:family="paragraph" style:parent-style-name="Endnote">
      <style:paragraph-properties fo:text-align="end" style:justify-single-word="false" style:writing-mode="rl-tb"/>
      <style:text-properties officeooo:rsid="0097806b" officeooo:paragraph-rsid="0097806b"/>
    </style:style>
    <style:style style:name="P50" style:family="paragraph" style:parent-style-name="Endnote">
      <style:paragraph-properties fo:text-align="end" style:justify-single-word="false" style:writing-mode="rl-tb"/>
      <style:text-properties officeooo:rsid="0097c0db" officeooo:paragraph-rsid="0097c0db"/>
    </style:style>
    <style:style style:name="P51" style:family="paragraph" style:parent-style-name="Endnote">
      <style:paragraph-properties fo:text-align="end" style:justify-single-word="false" style:writing-mode="rl-tb"/>
      <style:text-properties officeooo:rsid="009b80f5" officeooo:paragraph-rsid="009b80f5"/>
    </style:style>
    <style:style style:name="P52" style:family="paragraph" style:parent-style-name="Endnote">
      <style:paragraph-properties fo:text-align="end" style:justify-single-word="false" style:writing-mode="rl-tb"/>
      <style:text-properties officeooo:rsid="009be7a5" officeooo:paragraph-rsid="009be7a5"/>
    </style:style>
    <style:style style:name="P53" style:family="paragraph" style:parent-style-name="Endnote">
      <style:paragraph-properties fo:text-align="end" style:justify-single-word="false" style:writing-mode="rl-tb"/>
      <style:text-properties officeooo:rsid="009cef7e" officeooo:paragraph-rsid="009cef7e"/>
    </style:style>
    <style:style style:name="P54" style:family="paragraph" style:parent-style-name="Endnote">
      <style:paragraph-properties fo:text-align="end" style:justify-single-word="false" style:writing-mode="rl-tb"/>
      <style:text-properties officeooo:rsid="009e370a" officeooo:paragraph-rsid="009e370a"/>
    </style:style>
    <style:style style:name="P55" style:family="paragraph" style:parent-style-name="Endnote">
      <style:paragraph-properties fo:text-align="end" style:justify-single-word="false" style:writing-mode="rl-tb"/>
      <style:text-properties officeooo:rsid="009e428e" officeooo:paragraph-rsid="009e428e"/>
    </style:style>
    <style:style style:name="P56" style:family="paragraph" style:parent-style-name="Endnote">
      <style:paragraph-properties fo:text-align="end" style:justify-single-word="false" style:writing-mode="rl-tb"/>
      <style:text-properties officeooo:rsid="009f4bd2" officeooo:paragraph-rsid="009f4bd2"/>
    </style:style>
    <style:style style:name="P57" style:family="paragraph" style:parent-style-name="Endnote">
      <style:paragraph-properties fo:text-align="end" style:justify-single-word="false" style:writing-mode="rl-tb"/>
      <style:text-properties officeooo:rsid="00a061e3" officeooo:paragraph-rsid="00a061e3"/>
    </style:style>
    <style:style style:name="P58" style:family="paragraph" style:parent-style-name="Endnote">
      <style:paragraph-properties fo:text-align="end" style:justify-single-word="false" style:writing-mode="rl-tb"/>
      <style:text-properties officeooo:rsid="00a31a1e" officeooo:paragraph-rsid="00a31a1e"/>
    </style:style>
    <style:style style:name="P59" style:family="paragraph" style:parent-style-name="Endnote">
      <style:paragraph-properties fo:text-align="end" style:justify-single-word="false" style:writing-mode="rl-tb"/>
      <style:text-properties officeooo:rsid="00a48d12" officeooo:paragraph-rsid="00a48d12"/>
    </style:style>
    <style:style style:name="P60" style:family="paragraph" style:parent-style-name="Footnote">
      <style:paragraph-properties fo:text-align="end" style:justify-single-word="false" style:writing-mode="rl-tb"/>
      <style:text-properties officeooo:rsid="0099e676" officeooo:paragraph-rsid="0099e676"/>
    </style:style>
    <style:style style:name="P61" style:family="paragraph" style:parent-style-name="Endnote">
      <style:paragraph-properties fo:text-align="end" style:justify-single-word="false" style:writing-mode="rl-tb"/>
      <style:text-properties officeooo:rsid="00bebda8" officeooo:paragraph-rsid="00bebda8"/>
    </style:style>
    <style:style style:name="P62" style:family="paragraph" style:parent-style-name="Endnote">
      <style:paragraph-properties fo:text-align="end" style:justify-single-word="false" style:writing-mode="rl-tb"/>
      <style:text-properties officeooo:rsid="00c94a93" officeooo:paragraph-rsid="00c94a93"/>
    </style:style>
    <style:style style:name="P63" style:family="paragraph" style:parent-style-name="Endnote">
      <style:paragraph-properties fo:text-align="end" style:justify-single-word="false" style:writing-mode="rl-tb"/>
      <style:text-properties officeooo:rsid="00cb79da" officeooo:paragraph-rsid="00cb79da"/>
    </style:style>
    <style:style style:name="P64" style:family="paragraph" style:parent-style-name="Endnote">
      <style:paragraph-properties fo:text-align="end" style:justify-single-word="false" style:writing-mode="rl-tb"/>
      <style:text-properties officeooo:rsid="00cc5430" officeooo:paragraph-rsid="00cc5430"/>
    </style:style>
    <style:style style:name="P65" style:family="paragraph" style:parent-style-name="Endnote">
      <style:paragraph-properties fo:text-align="end" style:justify-single-word="false" style:writing-mode="rl-tb"/>
      <style:text-properties officeooo:rsid="00cdefb7" officeooo:paragraph-rsid="00cdefb7"/>
    </style:style>
    <style:style style:name="P66" style:family="paragraph" style:parent-style-name="Endnote">
      <style:paragraph-properties fo:text-align="end" style:justify-single-word="false" style:writing-mode="rl-tb"/>
      <style:text-properties officeooo:rsid="00cf66c0" officeooo:paragraph-rsid="00cf66c0"/>
    </style:style>
    <style:style style:name="P67" style:family="paragraph" style:parent-style-name="Endnote">
      <style:paragraph-properties fo:text-align="end" style:justify-single-word="false" style:writing-mode="rl-tb"/>
      <style:text-properties officeooo:rsid="00cfe4ca" officeooo:paragraph-rsid="00cfe4ca"/>
    </style:style>
    <style:style style:name="P68" style:family="paragraph" style:parent-style-name="Endnote">
      <style:paragraph-properties fo:text-align="end" style:justify-single-word="false" style:writing-mode="rl-tb"/>
      <style:text-properties officeooo:rsid="00d113fd" officeooo:paragraph-rsid="00d113fd"/>
    </style:style>
    <style:style style:name="P69" style:family="paragraph" style:parent-style-name="Endnote">
      <style:paragraph-properties fo:text-align="end" style:justify-single-word="false" style:writing-mode="rl-tb"/>
      <style:text-properties officeooo:rsid="00d29ef2" officeooo:paragraph-rsid="00d29ef2"/>
    </style:style>
    <style:style style:name="P70" style:family="paragraph" style:parent-style-name="Footnote">
      <style:paragraph-properties fo:text-align="end" style:justify-single-word="false" style:writing-mode="rl-tb"/>
      <style:text-properties officeooo:rsid="00a635ba" officeooo:paragraph-rsid="00a635ba"/>
    </style:style>
    <style:style style:name="P71" style:family="paragraph" style:parent-style-name="Footnote">
      <style:paragraph-properties fo:text-align="end" style:justify-single-word="false" style:writing-mode="rl-tb"/>
      <style:text-properties officeooo:rsid="00a94556" officeooo:paragraph-rsid="00a94556"/>
    </style:style>
    <style:style style:name="P72" style:family="paragraph" style:parent-style-name="Footnote">
      <style:paragraph-properties fo:text-align="end" style:justify-single-word="false" style:writing-mode="rl-tb"/>
      <style:text-properties officeooo:rsid="00af4cec" officeooo:paragraph-rsid="00af4cec"/>
    </style:style>
    <style:style style:name="P73" style:family="paragraph" style:parent-style-name="Footnote">
      <style:paragraph-properties fo:text-align="end" style:justify-single-word="false" style:writing-mode="rl-tb"/>
      <style:text-properties officeooo:rsid="00b01d13" officeooo:paragraph-rsid="00b01d13"/>
    </style:style>
    <style:style style:name="P74" style:family="paragraph" style:parent-style-name="Footnote">
      <style:paragraph-properties fo:text-align="end" style:justify-single-word="false" style:writing-mode="rl-tb"/>
      <style:text-properties officeooo:rsid="00e5f943" officeooo:paragraph-rsid="00e5f943"/>
    </style:style>
    <style:style style:name="P75" style:family="paragraph" style:parent-style-name="Footnote">
      <style:paragraph-properties fo:text-align="end" style:justify-single-word="false" style:writing-mode="rl-tb"/>
      <style:text-properties officeooo:rsid="00e8a6bb" officeooo:paragraph-rsid="00e8a6bb"/>
    </style:style>
    <style:style style:name="P76" style:family="paragraph" style:parent-style-name="Footnote">
      <style:paragraph-properties fo:text-align="end" style:justify-single-word="false" style:writing-mode="rl-tb"/>
      <style:text-properties officeooo:rsid="00ea2b34" officeooo:paragraph-rsid="00ea2b34"/>
    </style:style>
    <style:style style:name="P77" style:family="paragraph" style:parent-style-name="Endnote">
      <style:paragraph-properties fo:text-align="end" style:justify-single-word="false" style:writing-mode="rl-tb"/>
      <style:text-properties officeooo:rsid="01041196" officeooo:paragraph-rsid="01041196"/>
    </style:style>
    <style:style style:name="P78" style:family="paragraph" style:parent-style-name="Endnote">
      <style:paragraph-properties fo:text-align="end" style:justify-single-word="false" style:writing-mode="rl-tb"/>
      <style:text-properties officeooo:rsid="0104f1ad" officeooo:paragraph-rsid="0104f1ad"/>
    </style:style>
    <style:style style:name="P79" style:family="paragraph" style:parent-style-name="Endnote">
      <style:paragraph-properties fo:text-align="end" style:justify-single-word="false" style:writing-mode="rl-tb"/>
      <style:text-properties officeooo:rsid="010655ab" officeooo:paragraph-rsid="010655ab"/>
    </style:style>
    <style:style style:name="P80" style:family="paragraph" style:parent-style-name="Endnote">
      <style:paragraph-properties fo:text-align="end" style:justify-single-word="false" style:writing-mode="rl-tb"/>
      <style:text-properties officeooo:rsid="010bd328" officeooo:paragraph-rsid="010bd328"/>
    </style:style>
    <style:style style:name="P81" style:family="paragraph" style:parent-style-name="Endnote">
      <style:paragraph-properties fo:text-align="end" style:justify-single-word="false" style:writing-mode="rl-tb"/>
      <style:text-properties officeooo:rsid="010dc343" officeooo:paragraph-rsid="010dc343"/>
    </style:style>
    <style:style style:name="P82" style:family="paragraph" style:parent-style-name="Footnote">
      <style:paragraph-properties fo:text-align="end" style:justify-single-word="false" style:writing-mode="rl-tb"/>
      <style:text-properties officeooo:rsid="00fdb7bb" officeooo:paragraph-rsid="00fdb7bb"/>
    </style:style>
    <style:style style:name="P83" style:family="paragraph" style:parent-style-name="Footnote">
      <style:paragraph-properties fo:text-align="end" style:justify-single-word="false" style:writing-mode="rl-tb"/>
      <style:text-properties officeooo:rsid="011040dc" officeooo:paragraph-rsid="011040dc"/>
    </style:style>
    <style:style style:name="P84" style:family="paragraph" style:parent-style-name="Footnote">
      <style:paragraph-properties fo:text-align="end" style:justify-single-word="false" style:writing-mode="rl-tb"/>
      <style:text-properties officeooo:rsid="00b661ae" officeooo:paragraph-rsid="00b661ae"/>
    </style:style>
    <style:style style:name="P85" style:family="paragraph" style:parent-style-name="Footnote">
      <style:paragraph-properties fo:text-align="end" style:justify-single-word="false" style:writing-mode="rl-tb"/>
      <style:text-properties officeooo:rsid="00b4df8a" officeooo:paragraph-rsid="00b4df8a"/>
    </style:style>
    <style:style style:name="P86" style:family="paragraph" style:parent-style-name="Footnote">
      <style:paragraph-properties style:writing-mode="rl-tb"/>
      <style:text-properties officeooo:rsid="0110b7f7" officeooo:paragraph-rsid="0110b7f7"/>
    </style:style>
    <style:style style:name="P87" style:family="paragraph" style:parent-style-name="Footnote">
      <style:paragraph-properties fo:text-align="end" style:justify-single-word="false" style:writing-mode="rl-tb"/>
      <style:text-properties officeooo:rsid="0015623c" officeooo:paragraph-rsid="0015623c" style:font-name-complex="Shofar1"/>
    </style:style>
    <style:style style:name="P88" style:family="paragraph" style:parent-style-name="Footnote">
      <style:paragraph-properties style:writing-mode="rl-tb"/>
      <style:text-properties officeooo:rsid="0112a72f" officeooo:paragraph-rsid="0112a72f"/>
    </style:style>
    <style:style style:name="P89" style:family="paragraph" style:parent-style-name="Footnote">
      <style:paragraph-properties style:writing-mode="rl-tb"/>
      <style:text-properties officeooo:rsid="01158e7e" officeooo:paragraph-rsid="01158e7e"/>
    </style:style>
    <style:style style:name="P90" style:family="paragraph" style:parent-style-name="Footnote">
      <style:text-properties officeooo:rsid="01227054" officeooo:paragraph-rsid="01227054"/>
    </style:style>
    <style:style style:name="P91" style:family="paragraph" style:parent-style-name="Endnote">
      <style:paragraph-properties fo:text-align="end" style:justify-single-word="false" style:writing-mode="rl-tb"/>
      <style:text-properties officeooo:rsid="0134bfc5" officeooo:paragraph-rsid="0134bfc5"/>
    </style:style>
    <style:style style:name="P92" style:family="paragraph" style:parent-style-name="Footnote">
      <style:text-properties officeooo:rsid="012e30c7" officeooo:paragraph-rsid="012e30c7"/>
    </style:style>
    <style:style style:name="P93" style:family="paragraph" style:parent-style-name="Footnote">
      <style:text-properties officeooo:rsid="0130928e" officeooo:paragraph-rsid="0130928e"/>
    </style:style>
    <style:style style:name="P94" style:family="paragraph" style:parent-style-name="Footnote">
      <style:text-properties officeooo:rsid="0130a6c4" officeooo:paragraph-rsid="0130a6c4"/>
    </style:style>
    <style:style style:name="P95" style:family="paragraph" style:parent-style-name="Footnote">
      <style:text-properties officeooo:rsid="0136639e" officeooo:paragraph-rsid="0136639e"/>
    </style:style>
    <style:style style:name="P96" style:family="paragraph" style:parent-style-name="Footnote">
      <style:text-properties officeooo:rsid="0138ed78" officeooo:paragraph-rsid="0138ed78"/>
    </style:style>
    <style:style style:name="P97" style:family="paragraph" style:parent-style-name="Footnote">
      <style:text-properties officeooo:rsid="013bc1f4" officeooo:paragraph-rsid="013bc1f4"/>
    </style:style>
    <style:style style:name="P98" style:family="paragraph" style:parent-style-name="Footnote">
      <style:text-properties officeooo:rsid="013d8501" officeooo:paragraph-rsid="013d8501"/>
    </style:style>
    <style:style style:name="P99" style:family="paragraph" style:parent-style-name="Footnote">
      <style:text-properties officeooo:rsid="013dda60" officeooo:paragraph-rsid="013dda60"/>
    </style:style>
    <style:style style:name="P100" style:family="paragraph" style:parent-style-name="Footnote">
      <style:text-properties officeooo:rsid="013fc3e5" officeooo:paragraph-rsid="013fc3e5"/>
    </style:style>
    <style:style style:name="P101" style:family="paragraph" style:parent-style-name="Footnote">
      <style:text-properties officeooo:rsid="0140dd21" officeooo:paragraph-rsid="0140dd21"/>
    </style:style>
    <style:style style:name="P102" style:family="paragraph" style:parent-style-name="Footnote">
      <style:text-properties officeooo:rsid="0152b2e7" officeooo:paragraph-rsid="0152b2e7"/>
    </style:style>
    <style:style style:name="P103" style:family="paragraph" style:parent-style-name="Footnote">
      <style:text-properties officeooo:rsid="0156246b" officeooo:paragraph-rsid="0156246b"/>
    </style:style>
    <style:style style:name="P104" style:family="paragraph" style:parent-style-name="Endnote">
      <style:paragraph-properties fo:text-align="end" style:justify-single-word="false" style:writing-mode="rl-tb"/>
      <style:text-properties officeooo:rsid="0173f550" officeooo:paragraph-rsid="0173f550"/>
    </style:style>
    <style:style style:name="P105" style:family="paragraph" style:parent-style-name="Endnote">
      <style:paragraph-properties fo:text-align="end" style:justify-single-word="false" style:writing-mode="rl-tb"/>
      <style:text-properties officeooo:rsid="017f166a" officeooo:paragraph-rsid="017f166a"/>
    </style:style>
    <style:style style:name="P106" style:family="paragraph" style:parent-style-name="Endnote">
      <style:paragraph-properties fo:text-align="end" style:justify-single-word="false" style:writing-mode="rl-tb"/>
      <style:text-properties officeooo:rsid="018e7327" officeooo:paragraph-rsid="018e7327"/>
    </style:style>
    <style:style style:name="P107" style:family="paragraph" style:parent-style-name="Footnote">
      <style:text-properties officeooo:rsid="018147e6" officeooo:paragraph-rsid="018147e6"/>
    </style:style>
    <style:style style:name="P108" style:family="paragraph" style:parent-style-name="Footnote">
      <style:text-properties officeooo:rsid="0194f686" officeooo:paragraph-rsid="0194f686"/>
    </style:style>
    <style:style style:name="P109" style:family="paragraph" style:parent-style-name="Footnote">
      <style:text-properties officeooo:rsid="019edf12" officeooo:paragraph-rsid="019edf12"/>
    </style:style>
    <style:style style:name="P110" style:family="paragraph" style:parent-style-name="Endnote">
      <style:paragraph-properties fo:text-align="end" style:justify-single-word="false" style:writing-mode="rl-tb"/>
      <style:text-properties officeooo:rsid="01cd23b5" officeooo:paragraph-rsid="01cd23b5"/>
    </style:style>
    <style:style style:name="P111" style:family="paragraph" style:parent-style-name="Endnote">
      <style:paragraph-properties fo:text-align="end" style:justify-single-word="false" style:writing-mode="rl-tb"/>
      <style:text-properties officeooo:rsid="01cdee95" officeooo:paragraph-rsid="01cdee95"/>
    </style:style>
    <style:style style:name="P112" style:family="paragraph" style:parent-style-name="Endnote">
      <style:paragraph-properties fo:text-align="end" style:justify-single-word="false" style:writing-mode="rl-tb"/>
      <style:text-properties officeooo:rsid="01cdeeca" officeooo:paragraph-rsid="01cdeeca"/>
    </style:style>
    <style:style style:name="P113" style:family="paragraph" style:parent-style-name="Endnote">
      <style:paragraph-properties fo:text-align="end" style:justify-single-word="false" style:writing-mode="rl-tb"/>
      <style:text-properties officeooo:rsid="01d20f64" officeooo:paragraph-rsid="01d20f64"/>
    </style:style>
    <style:style style:name="P114" style:family="paragraph" style:parent-style-name="Endnote">
      <style:paragraph-properties fo:text-align="end" style:justify-single-word="false" style:writing-mode="rl-tb"/>
      <style:text-properties officeooo:rsid="01d238a5" officeooo:paragraph-rsid="01d238a5"/>
    </style:style>
    <style:style style:name="P115" style:family="paragraph" style:parent-style-name="Endnote">
      <style:paragraph-properties fo:text-align="end" style:justify-single-word="false" style:writing-mode="rl-tb"/>
      <style:text-properties officeooo:rsid="01d4211b" officeooo:paragraph-rsid="01d4211b"/>
    </style:style>
    <style:style style:name="P116" style:family="paragraph" style:parent-style-name="Endnote">
      <style:paragraph-properties fo:text-align="end" style:justify-single-word="false" style:writing-mode="rl-tb"/>
      <style:text-properties officeooo:rsid="01d4e42b" officeooo:paragraph-rsid="01d4e42b"/>
    </style:style>
    <style:style style:name="P117" style:family="paragraph" style:parent-style-name="Footnote">
      <style:text-properties officeooo:rsid="01ade023" officeooo:paragraph-rsid="01ade023"/>
    </style:style>
    <style:style style:name="P118" style:family="paragraph" style:parent-style-name="Footnote">
      <style:text-properties officeooo:rsid="01ae8f68" officeooo:paragraph-rsid="01ae8f68"/>
    </style:style>
    <style:style style:name="P119" style:family="paragraph" style:parent-style-name="Footnote">
      <style:text-properties officeooo:rsid="01b61558" officeooo:paragraph-rsid="01b61558"/>
    </style:style>
    <style:style style:name="P120" style:family="paragraph" style:parent-style-name="Footnote">
      <style:text-properties officeooo:rsid="01bd0ae7" officeooo:paragraph-rsid="01bd0ae7"/>
    </style:style>
    <style:style style:name="P121" style:family="paragraph" style:parent-style-name="Footnote">
      <style:text-properties officeooo:rsid="01be6dab" officeooo:paragraph-rsid="01be6dab"/>
    </style:style>
    <style:style style:name="P122" style:family="paragraph" style:parent-style-name="Footnote">
      <style:text-properties officeooo:rsid="01c061c8" officeooo:paragraph-rsid="01c061c8"/>
    </style:style>
    <style:style style:name="P123" style:family="paragraph" style:parent-style-name="Footnote">
      <style:text-properties officeooo:rsid="01c7262d" officeooo:paragraph-rsid="01c7262d"/>
    </style:style>
    <style:style style:name="P124" style:family="paragraph" style:parent-style-name="Footnote">
      <style:text-properties officeooo:rsid="01c976c6" officeooo:paragraph-rsid="01c976c6"/>
    </style:style>
    <style:style style:name="P125" style:family="paragraph" style:parent-style-name="Footnote">
      <style:text-properties officeooo:rsid="01d67972" officeooo:paragraph-rsid="01d67972"/>
    </style:style>
    <style:style style:name="P126" style:family="paragraph" style:parent-style-name="Endnote" style:list-style-name="L1">
      <style:paragraph-properties fo:text-align="end" style:justify-single-word="false" style:writing-mode="rl-tb"/>
      <style:text-properties officeooo:rsid="00275c2e" officeooo:paragraph-rsid="00275c2e"/>
    </style:style>
    <style:style style:name="P127" style:family="paragraph" style:parent-style-name="Endnote" style:list-style-name="L2">
      <style:paragraph-properties fo:text-align="end" style:justify-single-word="false" style:writing-mode="rl-tb"/>
      <style:text-properties officeooo:rsid="002ad020" officeooo:paragraph-rsid="002ad020"/>
    </style:style>
    <style:style style:name="P128" style:family="paragraph" style:parent-style-name="Endnote" style:list-style-name="L2">
      <style:paragraph-properties fo:text-align="end" style:justify-single-word="false" style:writing-mode="rl-tb"/>
      <style:text-properties officeooo:rsid="002b5123" officeooo:paragraph-rsid="002b5123"/>
    </style:style>
    <style:style style:name="P129" style:family="paragraph" style:parent-style-name="Endnote" style:list-style-name="L3">
      <style:paragraph-properties fo:text-align="end" style:justify-single-word="false" style:writing-mode="rl-tb"/>
      <style:text-properties officeooo:rsid="003163f4" officeooo:paragraph-rsid="003163f4"/>
    </style:style>
    <style:style style:name="P130" style:family="paragraph" style:parent-style-name="Endnote" style:list-style-name="L3">
      <style:paragraph-properties fo:text-align="end" style:justify-single-word="false" style:writing-mode="rl-tb"/>
      <style:text-properties officeooo:rsid="0033ae99" officeooo:paragraph-rsid="0033ae99"/>
    </style:style>
    <style:style style:name="P131" style:family="paragraph" style:parent-style-name="Endnote" style:list-style-name="L4">
      <style:paragraph-properties fo:text-align="end" style:justify-single-word="false" style:writing-mode="rl-tb"/>
      <style:text-properties officeooo:rsid="00651657" officeooo:paragraph-rsid="00651657"/>
    </style:style>
    <style:style style:name="P132" style:family="paragraph" style:parent-style-name="Endnote" style:list-style-name="L5">
      <style:paragraph-properties fo:text-align="end" style:justify-single-word="false" style:writing-mode="rl-tb"/>
      <style:text-properties officeooo:rsid="0069bd45" officeooo:paragraph-rsid="0069bd45"/>
    </style:style>
    <style:style style:name="P133" style:family="paragraph" style:parent-style-name="Endnote" style:list-style-name="L5">
      <style:paragraph-properties fo:text-align="end" style:justify-single-word="false" style:writing-mode="rl-tb"/>
      <style:text-properties officeooo:rsid="006a4807" officeooo:paragraph-rsid="006a4807"/>
    </style:style>
    <style:style style:name="P134" style:family="paragraph" style:parent-style-name="Endnote" style:list-style-name="L6">
      <style:paragraph-properties fo:text-align="end" style:justify-single-word="false" style:writing-mode="rl-tb"/>
      <style:text-properties officeooo:rsid="0097806b" officeooo:paragraph-rsid="0097806b"/>
    </style:style>
    <style:style style:name="P135" style:family="paragraph" style:parent-style-name="Endnote" style:list-style-name="L7">
      <style:paragraph-properties fo:text-align="end" style:justify-single-word="false" style:writing-mode="rl-tb"/>
      <style:text-properties officeooo:rsid="0097806b" officeooo:paragraph-rsid="0097806b"/>
    </style:style>
    <style:style style:name="P136" style:family="paragraph" style:parent-style-name="Endnote" style:list-style-name="L8">
      <style:paragraph-properties fo:text-align="end" style:justify-single-word="false" style:writing-mode="rl-tb"/>
      <style:text-properties officeooo:rsid="00cb79da" officeooo:paragraph-rsid="00cb79da"/>
    </style:style>
    <style:style style:name="P137" style:family="paragraph" style:parent-style-name="Endnote" style:list-style-name="L9">
      <style:paragraph-properties fo:text-align="end" style:justify-single-word="false" style:writing-mode="rl-tb"/>
      <style:text-properties officeooo:rsid="010655ab" officeooo:paragraph-rsid="010655ab"/>
    </style:style>
    <style:style style:name="P138" style:family="paragraph" style:parent-style-name="Endnote" style:list-style-name="L9">
      <style:paragraph-properties fo:text-align="end" style:justify-single-word="false" style:writing-mode="rl-tb"/>
      <style:text-properties officeooo:rsid="01092188" officeooo:paragraph-rsid="01092188"/>
    </style:style>
    <style:style style:name="P139" style:family="paragraph" style:parent-style-name="Endnote" style:list-style-name="L9">
      <style:paragraph-properties fo:text-align="end" style:justify-single-word="false" style:writing-mode="rl-tb"/>
      <style:text-properties officeooo:rsid="010b2ffa" officeooo:paragraph-rsid="010b2ffa"/>
    </style:style>
    <style:style style:name="P140" style:family="paragraph" style:parent-style-name="Endnote">
      <style:paragraph-properties fo:text-align="end" style:justify-single-word="false" style:writing-mode="rl-tb"/>
      <style:text-properties officeooo:rsid="01d81d29" officeooo:paragraph-rsid="01d81d29"/>
    </style:style>
    <style:style style:name="P141" style:family="paragraph" style:parent-style-name="Footnote" style:list-style-name="L10">
      <style:text-properties officeooo:rsid="01ade023" officeooo:paragraph-rsid="01ade023"/>
    </style:style>
    <style:style style:name="P142" style:family="paragraph" style:parent-style-name="Footnote" style:list-style-name="L10">
      <style:paragraph-properties fo:margin-left="0in" fo:margin-right="0in" fo:text-indent="0in" style:auto-text-indent="false"/>
      <style:text-properties officeooo:rsid="01ade023" officeooo:paragraph-rsid="01ade023"/>
    </style:style>
    <style:style style:name="P143" style:family="paragraph" style:parent-style-name="Standard" style:list-style-name="WWNum2">
      <style:paragraph-properties fo:text-align="end" style:justify-single-word="false" style:writing-mode="rl-tb"/>
      <style:text-properties style:font-name-complex="Shofar1"/>
    </style:style>
    <style:style style:name="P144" style:family="paragraph" style:parent-style-name="Standard" style:list-style-name="WWNum2">
      <style:paragraph-properties fo:text-align="end" style:justify-single-word="false" style:writing-mode="rl-tb">
        <style:tab-stops>
          <style:tab-stop style:position="5.0417in"/>
        </style:tab-stops>
      </style:paragraph-properties>
      <style:text-properties officeooo:paragraph-rsid="0042fc2c" style:font-name-complex="Shofar1"/>
    </style:style>
    <style:style style:name="P145" style:family="paragraph" style:parent-style-name="Standard" style:list-style-name="WWNum2">
      <style:paragraph-properties fo:text-align="end" style:justify-single-word="false" style:writing-mode="rl-tb">
        <style:tab-stops>
          <style:tab-stop style:position="5.0417in"/>
        </style:tab-stops>
      </style:paragraph-properties>
      <style:text-properties officeooo:paragraph-rsid="0123e25a" style:font-name-complex="Shofar1"/>
    </style:style>
    <style:style style:name="P146" style:family="paragraph" style:parent-style-name="Standard" style:list-style-name="WWNum2">
      <style:paragraph-properties fo:text-align="end" style:justify-single-word="false" style:writing-mode="rl-tb">
        <style:tab-stops>
          <style:tab-stop style:position="5.0417in"/>
        </style:tab-stops>
      </style:paragraph-properties>
      <style:text-properties officeooo:paragraph-rsid="00fc8eac" style:font-name-complex="Shofar1"/>
    </style:style>
    <style:style style:name="P147"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07804c0" officeooo:paragraph-rsid="009e370a" style:font-weight-asian="bold" style:font-name-complex="Shofar1" style:font-weight-complex="bold"/>
    </style:style>
    <style:style style:name="P148"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08cc89b" officeooo:paragraph-rsid="008cc89b" style:font-weight-asian="bold" style:font-name-complex="Shofar1" style:font-weight-complex="bold"/>
    </style:style>
    <style:style style:name="P149"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0b92950" officeooo:paragraph-rsid="00d4cf0b" style:font-weight-asian="bold" style:font-name-complex="Shofar1" style:font-weight-complex="bold"/>
    </style:style>
    <style:style style:name="P150"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0f319fe" officeooo:paragraph-rsid="0123e25a" style:font-weight-asian="bold" style:font-name-complex="Shofar1" style:font-weight-complex="bold"/>
    </style:style>
    <style:style style:name="P151"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110b7f7" officeooo:paragraph-rsid="0110b7f7" style:font-weight-asian="bold" style:font-name-complex="Shofar1" style:font-weight-complex="bold"/>
    </style:style>
    <style:style style:name="P152" style:family="paragraph" style:parent-style-name="Standard" style:list-style-name="WWNum2">
      <style:paragraph-properties fo:text-align="end" style:justify-single-word="false" style:writing-mode="rl-tb">
        <style:tab-stops>
          <style:tab-stop style:position="5.0417in"/>
        </style:tab-stops>
      </style:paragraph-properties>
      <style:text-properties fo:font-weight="bold" officeooo:rsid="0112a72f" officeooo:paragraph-rsid="0112a72f" style:font-weight-asian="bold" style:font-name-complex="Shofar1" style:font-weight-complex="bold"/>
    </style:style>
    <style:style style:name="P153" style:family="paragraph" style:parent-style-name="Standard" style:list-style-name="WWNum2">
      <style:paragraph-properties fo:text-align="end" style:justify-single-word="false" style:writing-mode="rl-tb">
        <style:tab-stops>
          <style:tab-stop style:position="5.0417in"/>
        </style:tab-stops>
      </style:paragraph-properties>
      <style:text-properties officeooo:paragraph-rsid="01d152e8"/>
    </style:style>
    <style:style style:name="P15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0079671" style:font-weight-asian="bold" style:font-weight-complex="bold"/>
    </style:style>
    <style:style style:name="T3" style:family="text">
      <style:text-properties fo:font-weight="bold" officeooo:rsid="0008b04f" style:font-weight-asian="bold" style:font-weight-complex="bold"/>
    </style:style>
    <style:style style:name="T4" style:family="text">
      <style:text-properties fo:font-weight="bold" officeooo:rsid="000ab2d2" style:font-weight-asian="bold" style:font-weight-complex="bold"/>
    </style:style>
    <style:style style:name="T5" style:family="text">
      <style:text-properties fo:font-weight="bold" officeooo:rsid="000e4e23" style:font-weight-asian="bold" style:font-weight-complex="bold"/>
    </style:style>
    <style:style style:name="T6" style:family="text">
      <style:text-properties fo:font-weight="bold" officeooo:rsid="001365ff" style:font-weight-asian="bold" style:font-weight-complex="bold"/>
    </style:style>
    <style:style style:name="T7" style:family="text">
      <style:text-properties fo:font-weight="bold" officeooo:rsid="0015623c" style:font-weight-asian="bold" style:font-weight-complex="bold"/>
    </style:style>
    <style:style style:name="T8" style:family="text">
      <style:text-properties fo:font-weight="bold" officeooo:rsid="001bd7a8" style:font-weight-asian="bold" style:font-weight-complex="bold"/>
    </style:style>
    <style:style style:name="T9" style:family="text">
      <style:text-properties fo:font-weight="bold" officeooo:rsid="001f300b" style:font-weight-asian="bold" style:font-weight-complex="bold"/>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079671" style:font-weight-asian="normal" style:font-weight-complex="normal"/>
    </style:style>
    <style:style style:name="T13" style:family="text">
      <style:text-properties fo:font-weight="normal" officeooo:rsid="0008b04f" style:font-weight-asian="normal" style:font-weight-complex="normal"/>
    </style:style>
    <style:style style:name="T14" style:family="text">
      <style:text-properties fo:font-weight="normal" officeooo:rsid="0009996e" style:font-weight-asian="normal" style:font-weight-complex="normal"/>
    </style:style>
    <style:style style:name="T15" style:family="text">
      <style:text-properties fo:font-weight="normal" officeooo:rsid="000ab2d2" style:font-weight-asian="normal" style:font-weight-complex="normal"/>
    </style:style>
    <style:style style:name="T16" style:family="text">
      <style:text-properties fo:font-weight="normal" officeooo:rsid="000c5bce" style:font-weight-asian="normal" style:font-weight-complex="normal"/>
    </style:style>
    <style:style style:name="T17" style:family="text">
      <style:text-properties fo:font-weight="normal" officeooo:rsid="000e4e23" style:font-weight-asian="normal" style:font-weight-complex="normal"/>
    </style:style>
    <style:style style:name="T18" style:family="text">
      <style:text-properties fo:font-weight="normal" officeooo:rsid="001365ff" style:font-weight-asian="normal" style:font-weight-complex="normal"/>
    </style:style>
    <style:style style:name="T19" style:family="text">
      <style:text-properties fo:font-weight="normal" officeooo:rsid="0015623c" style:font-weight-asian="normal" style:font-weight-complex="normal"/>
    </style:style>
    <style:style style:name="T20" style:family="text">
      <style:text-properties fo:font-weight="normal" officeooo:rsid="00169849" style:font-weight-asian="normal" style:font-weight-complex="normal"/>
    </style:style>
    <style:style style:name="T21" style:family="text">
      <style:text-properties fo:font-weight="normal" officeooo:rsid="0019eefb" style:font-weight-asian="normal" style:font-weight-complex="normal"/>
    </style:style>
    <style:style style:name="T22" style:family="text">
      <style:text-properties fo:font-weight="normal" officeooo:rsid="001bd7a8" style:font-weight-asian="normal" style:font-weight-complex="normal"/>
    </style:style>
    <style:style style:name="T23" style:family="text">
      <style:text-properties fo:font-weight="normal" officeooo:rsid="001c477a" style:font-weight-asian="normal" style:font-weight-complex="normal"/>
    </style:style>
    <style:style style:name="T24" style:family="text">
      <style:text-properties fo:font-weight="normal" officeooo:rsid="001c7ac5" style:font-weight-asian="normal" style:font-weight-complex="normal"/>
    </style:style>
    <style:style style:name="T25" style:family="text">
      <style:text-properties fo:font-weight="normal" officeooo:rsid="001d5626" style:font-weight-asian="normal" style:font-weight-complex="normal"/>
    </style:style>
    <style:style style:name="T26" style:family="text">
      <style:text-properties fo:font-weight="normal" officeooo:rsid="001f300b" style:font-weight-asian="normal" style:font-weight-complex="normal"/>
    </style:style>
    <style:style style:name="T27" style:family="text">
      <style:text-properties fo:font-weight="normal" officeooo:rsid="00204fb5" style:font-weight-asian="normal" style:font-weight-complex="normal"/>
    </style:style>
    <style:style style:name="T28" style:family="text">
      <style:text-properties fo:font-weight="normal" officeooo:rsid="0021873a" style:font-weight-asian="normal" style:font-weight-complex="normal"/>
    </style:style>
    <style:style style:name="T29" style:family="text">
      <style:text-properties fo:color="#ff0000" loext:opacity="100%" fo:font-weight="bold" style:font-weight-asian="bold" style:font-weight-complex="bold"/>
    </style:style>
    <style:style style:name="T30" style:family="text">
      <style:text-properties fo:color="#ff0000" loext:opacity="100%" fo:font-weight="bold" officeooo:rsid="00079671" style:font-weight-asian="bold" style:font-weight-complex="bold"/>
    </style:style>
    <style:style style:name="T31" style:family="text">
      <style:text-properties fo:color="#ff0000" loext:opacity="100%" fo:font-weight="bold" officeooo:rsid="00204fb5" style:font-weight-asian="bold" style:font-weight-complex="bold"/>
    </style:style>
    <style:style style:name="T32" style:family="text">
      <style:text-properties fo:color="#ff0000" loext:opacity="100%" fo:font-weight="bold" officeooo:rsid="005cce7e" style:font-weight-asian="bold" style:font-weight-complex="bold"/>
    </style:style>
    <style:style style:name="T33" style:family="text">
      <style:text-properties fo:color="#ff0000" loext:opacity="100%" fo:font-weight="bold" officeooo:rsid="0076083f" style:font-weight-asian="bold" style:font-weight-complex="bold"/>
    </style:style>
    <style:style style:name="T34" style:family="text">
      <style:text-properties fo:color="#ff0000" loext:opacity="100%" fo:font-weight="bold" officeooo:rsid="00922de8" style:font-weight-asian="bold" style:font-weight-complex="bold"/>
    </style:style>
    <style:style style:name="T35" style:family="text">
      <style:text-properties fo:color="#ff0000" loext:opacity="100%" fo:font-weight="bold" officeooo:rsid="01227054" style:font-weight-asian="bold" style:font-name-complex="Shofar1" style:font-weight-complex="bold"/>
    </style:style>
    <style:style style:name="T36" style:family="text">
      <style:text-properties fo:color="#ff0000" loext:opacity="100%" officeooo:rsid="00922de8"/>
    </style:style>
    <style:style style:name="T37" style:family="text">
      <style:text-properties fo:color="#ff0000" loext:opacity="100%" fo:font-weight="normal" officeooo:rsid="01227054" style:font-weight-asian="normal" style:font-name-complex="Shofar1" style:font-weight-complex="normal"/>
    </style:style>
    <style:style style:name="T38" style:family="text">
      <style:text-properties fo:color="#ff0000" loext:opacity="100%" style:font-name="Arial (Hebrew)" fo:font-weight="bold" officeooo:rsid="01227054" style:font-weight-asian="bold" style:font-name-complex="Shofar1" style:font-size-complex="12pt" style:font-weight-complex="bold"/>
    </style:style>
    <style:style style:name="T39" style:family="text">
      <style:text-properties fo:color="#ff0000" loext:opacity="100%" style:font-name="Arial (Hebrew)" fo:font-weight="normal" officeooo:rsid="01227054" style:font-weight-asian="normal" style:font-name-complex="Shofar1" style:font-size-complex="12pt" style:font-weight-complex="normal"/>
    </style:style>
    <style:style style:name="T40" style:family="text">
      <style:text-properties officeooo:rsid="0010e68f"/>
    </style:style>
    <style:style style:name="T41" style:family="text">
      <style:text-properties officeooo:rsid="0011fd81"/>
    </style:style>
    <style:style style:name="T42" style:family="text">
      <style:text-properties officeooo:rsid="00180f4a"/>
    </style:style>
    <style:style style:name="T43" style:family="text">
      <style:text-properties officeooo:rsid="001ac5e3"/>
    </style:style>
    <style:style style:name="T44" style:family="text">
      <style:text-properties officeooo:rsid="001c1aeb"/>
    </style:style>
    <style:style style:name="T45" style:family="text">
      <style:text-properties officeooo:rsid="0028895a"/>
    </style:style>
    <style:style style:name="T46" style:family="text">
      <style:text-properties officeooo:rsid="002b5123"/>
    </style:style>
    <style:style style:name="T47" style:family="text">
      <style:text-properties officeooo:rsid="002bd55c"/>
    </style:style>
    <style:style style:name="T48" style:family="text">
      <style:text-properties officeooo:rsid="002f6905"/>
    </style:style>
    <style:style style:name="T49" style:family="text">
      <style:text-properties officeooo:rsid="0031c02b"/>
    </style:style>
    <style:style style:name="T50" style:family="text">
      <style:text-properties officeooo:rsid="0033ae99"/>
    </style:style>
    <style:style style:name="T51" style:family="text">
      <style:text-properties officeooo:rsid="0034e2be"/>
    </style:style>
    <style:style style:name="T52" style:family="text">
      <style:text-properties officeooo:rsid="00365ba4"/>
    </style:style>
    <style:style style:name="T53" style:family="text">
      <style:text-properties officeooo:rsid="003750ca"/>
    </style:style>
    <style:style style:name="T54" style:family="text">
      <style:text-properties officeooo:rsid="0038adc9"/>
    </style:style>
    <style:style style:name="T55" style:family="text">
      <style:text-properties style:use-window-font-color="true" loext:opacity="0%"/>
    </style:style>
    <style:style style:name="T56" style:family="text">
      <style:text-properties style:use-window-font-color="true" loext:opacity="0%" fo:font-weight="normal" style:font-weight-asian="normal" style:font-weight-complex="normal"/>
    </style:style>
    <style:style style:name="T57" style:family="text">
      <style:text-properties style:use-window-font-color="true" loext:opacity="0%" fo:font-weight="normal" officeooo:rsid="003be73a" style:font-weight-asian="normal" style:font-weight-complex="normal"/>
    </style:style>
    <style:style style:name="T58" style:family="text">
      <style:text-properties style:use-window-font-color="true" loext:opacity="0%" fo:font-weight="normal" officeooo:rsid="003bece1" style:font-weight-asian="normal" style:font-weight-complex="normal"/>
    </style:style>
    <style:style style:name="T59" style:family="text">
      <style:text-properties style:use-window-font-color="true" loext:opacity="0%" fo:font-weight="normal" officeooo:rsid="003da4ee" style:font-weight-asian="normal" style:font-weight-complex="normal"/>
    </style:style>
    <style:style style:name="T60" style:family="text">
      <style:text-properties style:use-window-font-color="true" loext:opacity="0%" fo:font-weight="normal" officeooo:rsid="003f7f94" style:font-weight-asian="normal" style:font-weight-complex="normal"/>
    </style:style>
    <style:style style:name="T61" style:family="text">
      <style:text-properties style:use-window-font-color="true" loext:opacity="0%" fo:font-weight="normal" officeooo:rsid="004099a6" style:font-weight-asian="normal" style:font-weight-complex="normal"/>
    </style:style>
    <style:style style:name="T62" style:family="text">
      <style:text-properties style:use-window-font-color="true" loext:opacity="0%" fo:font-weight="normal" officeooo:rsid="00415378" style:font-weight-asian="normal" style:font-weight-complex="normal"/>
    </style:style>
    <style:style style:name="T63" style:family="text">
      <style:text-properties style:use-window-font-color="true" loext:opacity="0%" fo:font-weight="normal" officeooo:rsid="0041ae5b" style:font-weight-asian="normal" style:font-weight-complex="normal"/>
    </style:style>
    <style:style style:name="T64" style:family="text">
      <style:text-properties style:use-window-font-color="true" loext:opacity="0%" fo:font-weight="normal" officeooo:rsid="0042fc2c" style:font-weight-asian="normal" style:font-weight-complex="normal"/>
    </style:style>
    <style:style style:name="T65" style:family="text">
      <style:text-properties style:use-window-font-color="true" loext:opacity="0%" fo:font-weight="normal" officeooo:rsid="00433542" style:font-weight-asian="normal" style:font-weight-complex="normal"/>
    </style:style>
    <style:style style:name="T66" style:family="text">
      <style:text-properties style:use-window-font-color="true" loext:opacity="0%" fo:font-weight="normal" officeooo:rsid="004376bd" style:font-weight-asian="normal" style:font-weight-complex="normal"/>
    </style:style>
    <style:style style:name="T67" style:family="text">
      <style:text-properties style:use-window-font-color="true" loext:opacity="0%" fo:font-weight="normal" officeooo:rsid="0043f31b" style:font-weight-asian="normal" style:font-weight-complex="normal"/>
    </style:style>
    <style:style style:name="T68" style:family="text">
      <style:text-properties style:use-window-font-color="true" loext:opacity="0%" fo:font-weight="normal" officeooo:rsid="00441406" style:font-weight-asian="normal" style:font-weight-complex="normal"/>
    </style:style>
    <style:style style:name="T69" style:family="text">
      <style:text-properties style:use-window-font-color="true" loext:opacity="0%" fo:font-weight="normal" officeooo:rsid="0044985e" style:font-weight-asian="normal" style:font-weight-complex="normal"/>
    </style:style>
    <style:style style:name="T70" style:family="text">
      <style:text-properties style:use-window-font-color="true" loext:opacity="0%" fo:font-weight="normal" officeooo:rsid="00472d9b" style:font-weight-asian="normal" style:font-weight-complex="normal"/>
    </style:style>
    <style:style style:name="T71" style:family="text">
      <style:text-properties style:use-window-font-color="true" loext:opacity="0%" fo:font-weight="normal" officeooo:rsid="0047a92a" style:font-weight-asian="normal" style:font-weight-complex="normal"/>
    </style:style>
    <style:style style:name="T72" style:family="text">
      <style:text-properties style:use-window-font-color="true" loext:opacity="0%" fo:font-weight="normal" officeooo:rsid="004926b6" style:font-weight-asian="normal" style:font-weight-complex="normal"/>
    </style:style>
    <style:style style:name="T73" style:family="text">
      <style:text-properties style:use-window-font-color="true" loext:opacity="0%" fo:font-weight="normal" officeooo:rsid="004b07a8" style:font-weight-asian="normal" style:font-weight-complex="normal"/>
    </style:style>
    <style:style style:name="T74" style:family="text">
      <style:text-properties style:use-window-font-color="true" loext:opacity="0%" fo:font-weight="normal" officeooo:rsid="004c7fc2" style:font-weight-asian="normal" style:font-weight-complex="normal"/>
    </style:style>
    <style:style style:name="T75" style:family="text">
      <style:text-properties style:use-window-font-color="true" loext:opacity="0%" fo:font-weight="normal" officeooo:rsid="004d767e" style:font-weight-asian="normal" style:font-weight-complex="normal"/>
    </style:style>
    <style:style style:name="T76" style:family="text">
      <style:text-properties style:use-window-font-color="true" loext:opacity="0%" fo:font-weight="normal" officeooo:rsid="004f3f90" style:font-weight-asian="normal" style:font-weight-complex="normal"/>
    </style:style>
    <style:style style:name="T77" style:family="text">
      <style:text-properties style:use-window-font-color="true" loext:opacity="0%" fo:font-weight="normal" officeooo:rsid="0050252f" style:font-weight-asian="normal" style:font-weight-complex="normal"/>
    </style:style>
    <style:style style:name="T78" style:family="text">
      <style:text-properties style:use-window-font-color="true" loext:opacity="0%" fo:font-weight="normal" officeooo:rsid="0051f34d" style:font-weight-asian="normal" style:font-weight-complex="normal"/>
    </style:style>
    <style:style style:name="T79" style:family="text">
      <style:text-properties style:use-window-font-color="true" loext:opacity="0%" fo:font-weight="normal" officeooo:rsid="005318f0" style:font-weight-asian="normal" style:font-weight-complex="normal"/>
    </style:style>
    <style:style style:name="T80" style:family="text">
      <style:text-properties style:use-window-font-color="true" loext:opacity="0%" fo:font-weight="normal" officeooo:rsid="00541abd" style:font-weight-asian="normal" style:font-weight-complex="normal"/>
    </style:style>
    <style:style style:name="T81" style:family="text">
      <style:text-properties style:use-window-font-color="true" loext:opacity="0%" fo:font-weight="normal" officeooo:rsid="00563704" style:font-weight-asian="normal" style:font-weight-complex="normal"/>
    </style:style>
    <style:style style:name="T82" style:family="text">
      <style:text-properties style:use-window-font-color="true" loext:opacity="0%" fo:font-weight="normal" officeooo:rsid="00581730" style:font-weight-asian="normal" style:font-weight-complex="normal"/>
    </style:style>
    <style:style style:name="T83" style:family="text">
      <style:text-properties style:use-window-font-color="true" loext:opacity="0%" fo:font-weight="normal" officeooo:rsid="005866ae" style:font-weight-asian="normal" style:font-weight-complex="normal"/>
    </style:style>
    <style:style style:name="T84" style:family="text">
      <style:text-properties style:use-window-font-color="true" loext:opacity="0%" fo:font-weight="normal" officeooo:rsid="0059571a" style:font-weight-asian="normal" style:font-weight-complex="normal"/>
    </style:style>
    <style:style style:name="T85" style:family="text">
      <style:text-properties style:use-window-font-color="true" loext:opacity="0%" fo:font-weight="normal" officeooo:rsid="005c180a" style:font-weight-asian="normal" style:font-weight-complex="normal"/>
    </style:style>
    <style:style style:name="T86" style:family="text">
      <style:text-properties style:use-window-font-color="true" loext:opacity="0%" fo:font-weight="normal" officeooo:rsid="005cce7e" style:font-weight-asian="normal" style:font-weight-complex="normal"/>
    </style:style>
    <style:style style:name="T87" style:family="text">
      <style:text-properties style:use-window-font-color="true" loext:opacity="0%" fo:font-weight="normal" officeooo:rsid="005d12ed" style:font-weight-asian="normal" style:font-weight-complex="normal"/>
    </style:style>
    <style:style style:name="T88" style:family="text">
      <style:text-properties style:use-window-font-color="true" loext:opacity="0%" fo:font-weight="normal" officeooo:rsid="005d1dd2" style:font-weight-asian="normal" style:font-weight-complex="normal"/>
    </style:style>
    <style:style style:name="T89" style:family="text">
      <style:text-properties style:use-window-font-color="true" loext:opacity="0%" fo:font-weight="normal" officeooo:rsid="005eed36" style:font-weight-asian="normal" style:font-weight-complex="normal"/>
    </style:style>
    <style:style style:name="T90" style:family="text">
      <style:text-properties style:use-window-font-color="true" loext:opacity="0%" fo:font-weight="normal" officeooo:rsid="005ef442" style:font-weight-asian="normal" style:font-weight-complex="normal"/>
    </style:style>
    <style:style style:name="T91" style:family="text">
      <style:text-properties style:use-window-font-color="true" loext:opacity="0%" fo:font-weight="normal" officeooo:rsid="005f6c0d" style:font-weight-asian="normal" style:font-weight-complex="normal"/>
    </style:style>
    <style:style style:name="T92" style:family="text">
      <style:text-properties style:use-window-font-color="true" loext:opacity="0%" fo:font-weight="normal" officeooo:rsid="0061f588" style:font-weight-asian="normal" style:font-weight-complex="normal"/>
    </style:style>
    <style:style style:name="T93" style:family="text">
      <style:text-properties style:use-window-font-color="true" loext:opacity="0%" fo:font-weight="normal" officeooo:rsid="00622615" style:font-weight-asian="normal" style:font-weight-complex="normal"/>
    </style:style>
    <style:style style:name="T94" style:family="text">
      <style:text-properties style:use-window-font-color="true" loext:opacity="0%" fo:font-weight="normal" officeooo:rsid="0064fcd7" style:font-weight-asian="normal" style:font-weight-complex="normal"/>
    </style:style>
    <style:style style:name="T95" style:family="text">
      <style:text-properties style:use-window-font-color="true" loext:opacity="0%" fo:font-weight="normal" officeooo:rsid="0067ba32" style:font-weight-asian="normal" style:font-weight-complex="normal"/>
    </style:style>
    <style:style style:name="T96" style:family="text">
      <style:text-properties style:use-window-font-color="true" loext:opacity="0%" fo:font-weight="normal" officeooo:rsid="007144ff" style:font-weight-asian="normal" style:font-weight-complex="normal"/>
    </style:style>
    <style:style style:name="T97" style:family="text">
      <style:text-properties style:use-window-font-color="true" loext:opacity="0%" fo:font-weight="normal" officeooo:rsid="007304b2" style:font-weight-asian="normal" style:font-weight-complex="normal"/>
    </style:style>
    <style:style style:name="T98" style:family="text">
      <style:text-properties style:use-window-font-color="true" loext:opacity="0%" fo:font-weight="normal" officeooo:rsid="0076083f" style:font-weight-asian="normal" style:font-weight-complex="normal"/>
    </style:style>
    <style:style style:name="T99" style:family="text">
      <style:text-properties style:use-window-font-color="true" loext:opacity="0%" fo:font-weight="normal" officeooo:rsid="00786766" style:font-weight-asian="normal" style:font-weight-complex="normal"/>
    </style:style>
    <style:style style:name="T100" style:family="text">
      <style:text-properties style:use-window-font-color="true" loext:opacity="0%" fo:font-weight="normal" officeooo:rsid="007943ee" style:font-weight-asian="normal" style:font-weight-complex="normal"/>
    </style:style>
    <style:style style:name="T101" style:family="text">
      <style:text-properties style:use-window-font-color="true" loext:opacity="0%" fo:font-weight="normal" officeooo:rsid="007a2e80" style:font-weight-asian="normal" style:font-weight-complex="normal"/>
    </style:style>
    <style:style style:name="T102" style:family="text">
      <style:text-properties style:use-window-font-color="true" loext:opacity="0%" fo:font-weight="normal" officeooo:rsid="007a93ee" style:font-weight-asian="normal" style:font-weight-complex="normal"/>
    </style:style>
    <style:style style:name="T103" style:family="text">
      <style:text-properties style:use-window-font-color="true" loext:opacity="0%" fo:font-weight="normal" officeooo:rsid="007c305b" style:font-weight-asian="normal" style:font-weight-complex="normal"/>
    </style:style>
    <style:style style:name="T104" style:family="text">
      <style:text-properties style:use-window-font-color="true" loext:opacity="0%" fo:font-weight="normal" officeooo:rsid="007c94f4" style:font-weight-asian="normal" style:font-weight-complex="normal"/>
    </style:style>
    <style:style style:name="T105" style:family="text">
      <style:text-properties style:use-window-font-color="true" loext:opacity="0%" fo:font-weight="normal" officeooo:rsid="007d88e2" style:font-weight-asian="normal" style:font-weight-complex="normal"/>
    </style:style>
    <style:style style:name="T106" style:family="text">
      <style:text-properties style:use-window-font-color="true" loext:opacity="0%" fo:font-weight="normal" officeooo:rsid="007f8096" style:font-weight-asian="normal" style:font-weight-complex="normal"/>
    </style:style>
    <style:style style:name="T107" style:family="text">
      <style:text-properties style:use-window-font-color="true" loext:opacity="0%" fo:font-weight="normal" officeooo:rsid="0081614c" style:font-weight-asian="normal" style:font-weight-complex="normal"/>
    </style:style>
    <style:style style:name="T108" style:family="text">
      <style:text-properties style:use-window-font-color="true" loext:opacity="0%" fo:font-weight="normal" officeooo:rsid="00858f9f" style:font-weight-asian="normal" style:font-weight-complex="normal"/>
    </style:style>
    <style:style style:name="T109" style:family="text">
      <style:text-properties style:use-window-font-color="true" loext:opacity="0%" fo:font-weight="normal" officeooo:rsid="008ac3c2" style:font-weight-asian="normal" style:font-weight-complex="normal"/>
    </style:style>
    <style:style style:name="T110" style:family="text">
      <style:text-properties style:use-window-font-color="true" loext:opacity="0%" fo:font-weight="normal" officeooo:rsid="008d9850" style:font-weight-asian="normal" style:font-weight-complex="normal"/>
    </style:style>
    <style:style style:name="T111" style:family="text">
      <style:text-properties style:use-window-font-color="true" loext:opacity="0%" fo:font-weight="normal" officeooo:rsid="008f8d07" style:font-weight-asian="normal" style:font-weight-complex="normal"/>
    </style:style>
    <style:style style:name="T112" style:family="text">
      <style:text-properties style:use-window-font-color="true" loext:opacity="0%" fo:font-weight="normal" officeooo:rsid="00911089" style:font-weight-asian="normal" style:font-weight-complex="normal"/>
    </style:style>
    <style:style style:name="T113" style:family="text">
      <style:text-properties style:use-window-font-color="true" loext:opacity="0%" fo:font-weight="normal" officeooo:rsid="00922de8" style:font-weight-asian="normal" style:font-weight-complex="normal"/>
    </style:style>
    <style:style style:name="T114" style:family="text">
      <style:text-properties style:use-window-font-color="true" loext:opacity="0%" fo:font-weight="normal" officeooo:rsid="0092d17f" style:font-weight-asian="normal" style:font-weight-complex="normal"/>
    </style:style>
    <style:style style:name="T115" style:family="text">
      <style:text-properties style:use-window-font-color="true" loext:opacity="0%" fo:font-weight="normal" officeooo:rsid="00930ccc" style:font-weight-asian="normal" style:font-weight-complex="normal"/>
    </style:style>
    <style:style style:name="T116" style:family="text">
      <style:text-properties style:use-window-font-color="true" loext:opacity="0%" fo:font-weight="normal" officeooo:rsid="0095e1ac" style:font-weight-asian="normal" style:font-weight-complex="normal"/>
    </style:style>
    <style:style style:name="T117" style:family="text">
      <style:text-properties style:use-window-font-color="true" loext:opacity="0%" fo:font-weight="normal" officeooo:rsid="0096a785" style:font-weight-asian="normal" style:font-weight-complex="normal"/>
    </style:style>
    <style:style style:name="T118" style:family="text">
      <style:text-properties style:use-window-font-color="true" loext:opacity="0%" fo:font-weight="normal" officeooo:rsid="00994426" style:font-weight-asian="normal" style:font-weight-complex="normal"/>
    </style:style>
    <style:style style:name="T119" style:family="text">
      <style:text-properties style:use-window-font-color="true" loext:opacity="0%" fo:font-weight="normal" officeooo:rsid="00a5d1ef" style:font-weight-asian="normal" style:font-weight-complex="normal"/>
    </style:style>
    <style:style style:name="T120" style:family="text">
      <style:text-properties style:use-window-font-color="true" loext:opacity="0%" fo:font-weight="normal" officeooo:rsid="00a94556" style:font-weight-asian="normal" style:font-weight-complex="normal"/>
    </style:style>
    <style:style style:name="T121" style:family="text">
      <style:text-properties style:use-window-font-color="true" loext:opacity="0%" fo:font-weight="normal" officeooo:rsid="00a9dfe4" style:font-weight-asian="normal" style:font-weight-complex="normal"/>
    </style:style>
    <style:style style:name="T122" style:family="text">
      <style:text-properties style:use-window-font-color="true" loext:opacity="0%" fo:font-weight="normal" officeooo:rsid="00ab3b2e" style:font-weight-asian="normal" style:font-weight-complex="normal"/>
    </style:style>
    <style:style style:name="T123" style:family="text">
      <style:text-properties style:use-window-font-color="true" loext:opacity="0%" fo:font-weight="normal" officeooo:rsid="00ab58d1" style:font-weight-asian="normal" style:font-weight-complex="normal"/>
    </style:style>
    <style:style style:name="T124" style:family="text">
      <style:text-properties style:use-window-font-color="true" loext:opacity="0%" fo:font-weight="normal" officeooo:rsid="00ad0530" style:font-weight-asian="normal" style:font-weight-complex="normal"/>
    </style:style>
    <style:style style:name="T125" style:family="text">
      <style:text-properties style:use-window-font-color="true" loext:opacity="0%" fo:font-weight="normal" officeooo:rsid="00ad46c7" style:font-weight-asian="normal" style:font-weight-complex="normal"/>
    </style:style>
    <style:style style:name="T126" style:family="text">
      <style:text-properties style:use-window-font-color="true" loext:opacity="0%" fo:font-weight="normal" officeooo:rsid="00ae00a6" style:font-weight-asian="normal" style:font-weight-complex="normal"/>
    </style:style>
    <style:style style:name="T127" style:family="text">
      <style:text-properties style:use-window-font-color="true" loext:opacity="0%" fo:font-weight="normal" officeooo:rsid="00ae2c34" style:font-weight-asian="normal" style:font-weight-complex="normal"/>
    </style:style>
    <style:style style:name="T128" style:family="text">
      <style:text-properties style:use-window-font-color="true" loext:opacity="0%" fo:font-weight="normal" officeooo:rsid="00b01d13" style:font-weight-asian="normal" style:font-weight-complex="normal"/>
    </style:style>
    <style:style style:name="T129" style:family="text">
      <style:text-properties style:use-window-font-color="true" loext:opacity="0%" fo:font-weight="normal" officeooo:rsid="00b0349f" style:font-weight-asian="normal" style:font-weight-complex="normal"/>
    </style:style>
    <style:style style:name="T130" style:family="text">
      <style:text-properties style:use-window-font-color="true" loext:opacity="0%" fo:font-weight="normal" officeooo:rsid="00b111aa" style:font-weight-asian="normal" style:font-weight-complex="normal"/>
    </style:style>
    <style:style style:name="T131" style:family="text">
      <style:text-properties style:use-window-font-color="true" loext:opacity="0%" fo:font-weight="normal" officeooo:rsid="00b15136" style:font-weight-asian="normal" style:font-weight-complex="normal"/>
    </style:style>
    <style:style style:name="T132" style:family="text">
      <style:text-properties style:use-window-font-color="true" loext:opacity="0%" fo:font-weight="normal" officeooo:rsid="00b1c4e6" style:font-weight-asian="normal" style:font-weight-complex="normal"/>
    </style:style>
    <style:style style:name="T133" style:family="text">
      <style:text-properties style:use-window-font-color="true" loext:opacity="0%" fo:font-weight="normal" officeooo:rsid="00b369ff" style:font-weight-asian="normal" style:font-weight-complex="normal"/>
    </style:style>
    <style:style style:name="T134" style:family="text">
      <style:text-properties style:use-window-font-color="true" loext:opacity="0%" fo:font-weight="normal" officeooo:rsid="00b611b8" style:font-weight-asian="normal" style:font-weight-complex="normal"/>
    </style:style>
    <style:style style:name="T135" style:family="text">
      <style:text-properties style:use-window-font-color="true" loext:opacity="0%" fo:font-weight="normal" officeooo:rsid="00bb1264" style:font-weight-asian="normal" style:font-weight-complex="normal"/>
    </style:style>
    <style:style style:name="T136" style:family="text">
      <style:text-properties style:use-window-font-color="true" loext:opacity="0%" fo:font-weight="normal" officeooo:rsid="00bd11c2" style:font-weight-asian="normal" style:font-weight-complex="normal"/>
    </style:style>
    <style:style style:name="T137" style:family="text">
      <style:text-properties style:use-window-font-color="true" loext:opacity="0%" fo:font-weight="normal" officeooo:rsid="00bebda8" style:font-weight-asian="normal" style:font-weight-complex="normal"/>
    </style:style>
    <style:style style:name="T138" style:family="text">
      <style:text-properties style:use-window-font-color="true" loext:opacity="0%" fo:font-weight="normal" officeooo:rsid="00c0a535" style:font-weight-asian="normal" style:font-weight-complex="normal"/>
    </style:style>
    <style:style style:name="T139" style:family="text">
      <style:text-properties style:use-window-font-color="true" loext:opacity="0%" fo:font-weight="normal" officeooo:rsid="00c3dca3" style:font-weight-asian="normal" style:font-weight-complex="normal"/>
    </style:style>
    <style:style style:name="T140" style:family="text">
      <style:text-properties style:use-window-font-color="true" loext:opacity="0%" fo:font-weight="normal" officeooo:rsid="00c54e58" style:font-weight-asian="normal" style:font-weight-complex="normal"/>
    </style:style>
    <style:style style:name="T141" style:family="text">
      <style:text-properties style:use-window-font-color="true" loext:opacity="0%" fo:font-weight="normal" officeooo:rsid="00c5a36c" style:font-weight-asian="normal" style:font-weight-complex="normal"/>
    </style:style>
    <style:style style:name="T142" style:family="text">
      <style:text-properties style:use-window-font-color="true" loext:opacity="0%" fo:font-weight="normal" officeooo:rsid="00c2856f" style:font-weight-asian="normal" style:font-weight-complex="normal"/>
    </style:style>
    <style:style style:name="T143" style:family="text">
      <style:text-properties style:use-window-font-color="true" loext:opacity="0%" fo:font-weight="normal" officeooo:rsid="00c831f5" style:font-weight-asian="normal" style:font-weight-complex="normal"/>
    </style:style>
    <style:style style:name="T144" style:family="text">
      <style:text-properties style:use-window-font-color="true" loext:opacity="0%" fo:font-weight="normal" officeooo:rsid="00cb79da" style:font-weight-asian="normal" style:font-weight-complex="normal"/>
    </style:style>
    <style:style style:name="T145" style:family="text">
      <style:text-properties style:use-window-font-color="true" loext:opacity="0%" fo:font-weight="normal" officeooo:rsid="00d9713c" style:font-weight-asian="normal" style:font-weight-complex="normal"/>
    </style:style>
    <style:style style:name="T146" style:family="text">
      <style:text-properties style:use-window-font-color="true" loext:opacity="0%" fo:font-weight="normal" officeooo:rsid="00da6c26" style:font-weight-asian="normal" style:font-weight-complex="normal"/>
    </style:style>
    <style:style style:name="T147" style:family="text">
      <style:text-properties style:use-window-font-color="true" loext:opacity="0%" fo:font-weight="normal" officeooo:rsid="00dbdcc8" style:font-weight-asian="normal" style:font-weight-complex="normal"/>
    </style:style>
    <style:style style:name="T148" style:family="text">
      <style:text-properties style:use-window-font-color="true" loext:opacity="0%" fo:font-weight="normal" officeooo:rsid="00dcc3b4" style:font-weight-asian="normal" style:font-weight-complex="normal"/>
    </style:style>
    <style:style style:name="T149" style:family="text">
      <style:text-properties style:use-window-font-color="true" loext:opacity="0%" fo:font-weight="normal" officeooo:rsid="00e399d3" style:font-weight-asian="normal" style:font-weight-complex="normal"/>
    </style:style>
    <style:style style:name="T150" style:family="text">
      <style:text-properties style:use-window-font-color="true" loext:opacity="0%" fo:font-weight="normal" officeooo:rsid="00e48a17" style:font-weight-asian="normal" style:font-weight-complex="normal"/>
    </style:style>
    <style:style style:name="T151" style:family="text">
      <style:text-properties style:use-window-font-color="true" loext:opacity="0%" fo:font-weight="normal" officeooo:rsid="00e5f943" style:font-weight-asian="normal" style:font-weight-complex="normal"/>
    </style:style>
    <style:style style:name="T152" style:family="text">
      <style:text-properties style:use-window-font-color="true" loext:opacity="0%" fo:font-weight="normal" officeooo:rsid="00e6b0f2" style:font-weight-asian="normal" style:font-weight-complex="normal"/>
    </style:style>
    <style:style style:name="T153" style:family="text">
      <style:text-properties style:use-window-font-color="true" loext:opacity="0%" fo:font-weight="normal" officeooo:rsid="00e8fe45" style:font-weight-asian="normal" style:font-weight-complex="normal"/>
    </style:style>
    <style:style style:name="T154" style:family="text">
      <style:text-properties style:use-window-font-color="true" loext:opacity="0%" fo:font-weight="normal" officeooo:rsid="00eb6b63" style:font-weight-asian="normal" style:font-weight-complex="normal"/>
    </style:style>
    <style:style style:name="T155" style:family="text">
      <style:text-properties style:use-window-font-color="true" loext:opacity="0%" fo:font-weight="normal" officeooo:rsid="00ecc426" style:font-weight-asian="normal" style:font-weight-complex="normal"/>
    </style:style>
    <style:style style:name="T156" style:family="text">
      <style:text-properties style:use-window-font-color="true" loext:opacity="0%" fo:font-weight="normal" officeooo:rsid="00edf0da" style:font-weight-asian="normal" style:font-weight-complex="normal"/>
    </style:style>
    <style:style style:name="T157" style:family="text">
      <style:text-properties style:use-window-font-color="true" loext:opacity="0%" fo:font-weight="normal" officeooo:rsid="00efbbef" style:font-weight-asian="normal" style:font-weight-complex="normal"/>
    </style:style>
    <style:style style:name="T158" style:family="text">
      <style:text-properties style:use-window-font-color="true" loext:opacity="0%" fo:font-weight="normal" officeooo:rsid="00f15307" style:font-weight-asian="normal" style:font-weight-complex="normal"/>
    </style:style>
    <style:style style:name="T159" style:family="text">
      <style:text-properties style:use-window-font-color="true" loext:opacity="0%" fo:font-weight="normal" officeooo:rsid="00f4db41" style:font-weight-asian="normal" style:font-weight-complex="normal"/>
    </style:style>
    <style:style style:name="T160" style:family="text">
      <style:text-properties style:use-window-font-color="true" loext:opacity="0%" fo:font-weight="normal" officeooo:rsid="00f50302" style:font-weight-asian="normal" style:font-weight-complex="normal"/>
    </style:style>
    <style:style style:name="T161" style:family="text">
      <style:text-properties style:use-window-font-color="true" loext:opacity="0%" fo:font-weight="normal" officeooo:rsid="00f583f6" style:font-weight-asian="normal" style:font-weight-complex="normal"/>
    </style:style>
    <style:style style:name="T162" style:family="text">
      <style:text-properties style:use-window-font-color="true" loext:opacity="0%" fo:font-weight="normal" officeooo:rsid="00f6d06d" style:font-weight-asian="normal" style:font-weight-complex="normal"/>
    </style:style>
    <style:style style:name="T163" style:family="text">
      <style:text-properties style:use-window-font-color="true" loext:opacity="0%" fo:font-weight="normal" officeooo:rsid="00f878f1" style:font-weight-asian="normal" style:font-weight-complex="normal"/>
    </style:style>
    <style:style style:name="T164" style:family="text">
      <style:text-properties style:use-window-font-color="true" loext:opacity="0%" fo:font-weight="normal" officeooo:rsid="00f8a1aa" style:font-weight-asian="normal" style:font-weight-complex="normal"/>
    </style:style>
    <style:style style:name="T165" style:family="text">
      <style:text-properties style:use-window-font-color="true" loext:opacity="0%" fo:font-weight="normal" officeooo:rsid="00f92f33" style:font-weight-asian="normal" style:font-weight-complex="normal"/>
    </style:style>
    <style:style style:name="T166" style:family="text">
      <style:text-properties style:use-window-font-color="true" loext:opacity="0%" fo:font-weight="normal" officeooo:rsid="00f96304" style:font-weight-asian="normal" style:font-weight-complex="normal"/>
    </style:style>
    <style:style style:name="T167" style:family="text">
      <style:text-properties style:use-window-font-color="true" loext:opacity="0%" fo:font-weight="normal" officeooo:rsid="00fb32c6" style:font-weight-asian="normal" style:font-weight-complex="normal"/>
    </style:style>
    <style:style style:name="T168" style:family="text">
      <style:text-properties style:use-window-font-color="true" loext:opacity="0%" fo:font-weight="normal" officeooo:rsid="00fc8eac" style:font-weight-asian="normal" style:font-weight-complex="normal"/>
    </style:style>
    <style:style style:name="T169" style:family="text">
      <style:text-properties style:use-window-font-color="true" loext:opacity="0%" fo:font-weight="normal" officeooo:rsid="00fdb7bb" style:font-weight-asian="normal" style:font-weight-complex="normal"/>
    </style:style>
    <style:style style:name="T170" style:family="text">
      <style:text-properties style:use-window-font-color="true" loext:opacity="0%" fo:font-weight="normal" officeooo:rsid="00ff1bc2" style:font-weight-asian="normal" style:font-weight-complex="normal"/>
    </style:style>
    <style:style style:name="T171" style:family="text">
      <style:text-properties style:use-window-font-color="true" loext:opacity="0%" fo:font-weight="normal" officeooo:rsid="01006cc8" style:font-weight-asian="normal" style:font-weight-complex="normal"/>
    </style:style>
    <style:style style:name="T172" style:family="text">
      <style:text-properties style:use-window-font-color="true" loext:opacity="0%" fo:font-weight="normal" officeooo:rsid="0103eb65" style:font-weight-asian="normal" style:font-weight-complex="normal"/>
    </style:style>
    <style:style style:name="T173" style:family="text">
      <style:text-properties style:use-window-font-color="true" loext:opacity="0%" fo:font-weight="normal" officeooo:rsid="010655ab" style:font-weight-asian="normal" style:font-weight-complex="normal"/>
    </style:style>
    <style:style style:name="T174" style:family="text">
      <style:text-properties style:use-window-font-color="true" loext:opacity="0%" fo:font-weight="normal" officeooo:rsid="010f9400" style:font-weight-asian="normal" style:font-weight-complex="normal"/>
    </style:style>
    <style:style style:name="T175" style:family="text">
      <style:text-properties style:use-window-font-color="true" loext:opacity="0%" fo:font-weight="normal" officeooo:rsid="011040dc" style:font-weight-asian="normal" style:font-weight-complex="normal"/>
    </style:style>
    <style:style style:name="T176" style:family="text">
      <style:text-properties style:use-window-font-color="true" loext:opacity="0%" fo:font-weight="normal" officeooo:rsid="0110b7f7" style:font-weight-asian="normal" style:font-weight-complex="normal"/>
    </style:style>
    <style:style style:name="T177" style:family="text">
      <style:text-properties style:use-window-font-color="true" loext:opacity="0%" fo:font-weight="normal" officeooo:rsid="01125130" style:font-weight-asian="normal" style:font-weight-complex="normal"/>
    </style:style>
    <style:style style:name="T178" style:family="text">
      <style:text-properties style:use-window-font-color="true" loext:opacity="0%" fo:font-weight="normal" officeooo:rsid="0113d2cd" style:font-weight-asian="normal" style:font-weight-complex="normal"/>
    </style:style>
    <style:style style:name="T179" style:family="text">
      <style:text-properties style:use-window-font-color="true" loext:opacity="0%" fo:font-weight="normal" officeooo:rsid="01142c16" style:font-weight-asian="normal" style:font-weight-complex="normal"/>
    </style:style>
    <style:style style:name="T180" style:family="text">
      <style:text-properties style:use-window-font-color="true" loext:opacity="0%" fo:font-weight="normal" officeooo:rsid="01158e7e" style:font-weight-asian="normal" style:font-weight-complex="normal"/>
    </style:style>
    <style:style style:name="T181" style:family="text">
      <style:text-properties style:use-window-font-color="true" loext:opacity="0%" fo:font-weight="normal" officeooo:rsid="01257df6" style:font-weight-asian="normal" style:font-weight-complex="normal"/>
    </style:style>
    <style:style style:name="T182" style:family="text">
      <style:text-properties style:use-window-font-color="true" loext:opacity="0%" fo:font-weight="normal" officeooo:rsid="011939bd" style:font-weight-asian="normal" style:font-name-complex="Shofar1" style:font-weight-complex="normal"/>
    </style:style>
    <style:style style:name="T183" style:family="text">
      <style:text-properties style:use-window-font-color="true" loext:opacity="0%" fo:font-weight="normal" officeooo:rsid="011a10fd" style:font-weight-asian="normal" style:font-name-complex="Shofar1" style:font-weight-complex="normal"/>
    </style:style>
    <style:style style:name="T184" style:family="text">
      <style:text-properties style:use-window-font-color="true" loext:opacity="0%" fo:font-weight="normal" officeooo:rsid="011b9b61" style:font-weight-asian="normal" style:font-name-complex="Shofar1" style:font-weight-complex="normal"/>
    </style:style>
    <style:style style:name="T185" style:family="text">
      <style:text-properties style:use-window-font-color="true" loext:opacity="0%" fo:font-weight="normal" officeooo:rsid="011d16a3" style:font-weight-asian="normal" style:font-name-complex="Shofar1" style:font-weight-complex="normal"/>
    </style:style>
    <style:style style:name="T186" style:family="text">
      <style:text-properties style:use-window-font-color="true" loext:opacity="0%" fo:font-weight="normal" officeooo:rsid="011f5ca7" style:font-weight-asian="normal" style:font-name-complex="Shofar1" style:font-weight-complex="normal"/>
    </style:style>
    <style:style style:name="T187" style:family="text">
      <style:text-properties style:use-window-font-color="true" loext:opacity="0%" fo:font-weight="normal" officeooo:rsid="0120fac5" style:font-weight-asian="normal" style:font-name-complex="Shofar1" style:font-weight-complex="normal"/>
    </style:style>
    <style:style style:name="T188" style:family="text">
      <style:text-properties style:use-window-font-color="true" loext:opacity="0%" fo:font-weight="normal" officeooo:rsid="01227054" style:font-weight-asian="normal" style:font-name-complex="Shofar1" style:font-weight-complex="normal"/>
    </style:style>
    <style:style style:name="T189" style:family="text">
      <style:text-properties style:use-window-font-color="true" loext:opacity="0%" fo:font-weight="normal" officeooo:rsid="0127bf26" style:font-weight-asian="normal" style:font-name-complex="Shofar1" style:font-weight-complex="normal"/>
    </style:style>
    <style:style style:name="T190" style:family="text">
      <style:text-properties style:use-window-font-color="true" loext:opacity="0%" fo:font-weight="normal" officeooo:rsid="0129aac4" style:font-weight-asian="normal" style:font-name-complex="Shofar1" style:font-weight-complex="normal"/>
    </style:style>
    <style:style style:name="T191" style:family="text">
      <style:text-properties style:use-window-font-color="true" loext:opacity="0%" fo:font-weight="normal" officeooo:rsid="012aaee3" style:font-weight-asian="normal" style:font-name-complex="Shofar1" style:font-weight-complex="normal"/>
    </style:style>
    <style:style style:name="T192" style:family="text">
      <style:text-properties style:use-window-font-color="true" loext:opacity="0%" fo:font-weight="normal" officeooo:rsid="012c683c" style:font-weight-asian="normal" style:font-name-complex="Shofar1" style:font-weight-complex="normal"/>
    </style:style>
    <style:style style:name="T193" style:family="text">
      <style:text-properties style:use-window-font-color="true" loext:opacity="0%" fo:font-weight="bold" officeooo:rsid="003bece1" style:font-weight-asian="bold" style:font-weight-complex="bold"/>
    </style:style>
    <style:style style:name="T194" style:family="text">
      <style:text-properties style:use-window-font-color="true" loext:opacity="0%" fo:font-weight="bold" officeooo:rsid="003da4ee" style:font-weight-asian="bold" style:font-weight-complex="bold"/>
    </style:style>
    <style:style style:name="T195" style:family="text">
      <style:text-properties style:use-window-font-color="true" loext:opacity="0%" fo:font-weight="bold" officeooo:rsid="003f7f94" style:font-weight-asian="bold" style:font-weight-complex="bold"/>
    </style:style>
    <style:style style:name="T196" style:family="text">
      <style:text-properties style:use-window-font-color="true" loext:opacity="0%" fo:font-weight="bold" officeooo:rsid="004099a6" style:font-weight-asian="bold" style:font-weight-complex="bold"/>
    </style:style>
    <style:style style:name="T197" style:family="text">
      <style:text-properties style:use-window-font-color="true" loext:opacity="0%" fo:font-weight="bold" officeooo:rsid="0041ae5b" style:font-weight-asian="bold" style:font-weight-complex="bold"/>
    </style:style>
    <style:style style:name="T198" style:family="text">
      <style:text-properties style:use-window-font-color="true" loext:opacity="0%" fo:font-weight="bold" officeooo:rsid="0042fc2c" style:font-weight-asian="bold" style:font-weight-complex="bold"/>
    </style:style>
    <style:style style:name="T199" style:family="text">
      <style:text-properties style:use-window-font-color="true" loext:opacity="0%" fo:font-weight="bold" officeooo:rsid="00433542" style:font-weight-asian="bold" style:font-weight-complex="bold"/>
    </style:style>
    <style:style style:name="T200" style:family="text">
      <style:text-properties style:use-window-font-color="true" loext:opacity="0%" fo:font-weight="bold" officeooo:rsid="0047a92a" style:font-weight-asian="bold" style:font-weight-complex="bold"/>
    </style:style>
    <style:style style:name="T201" style:family="text">
      <style:text-properties style:use-window-font-color="true" loext:opacity="0%" fo:font-weight="bold" officeooo:rsid="004926b6" style:font-weight-asian="bold" style:font-weight-complex="bold"/>
    </style:style>
    <style:style style:name="T202" style:family="text">
      <style:text-properties style:use-window-font-color="true" loext:opacity="0%" fo:font-weight="bold" officeooo:rsid="004b07a8" style:font-weight-asian="bold" style:font-weight-complex="bold"/>
    </style:style>
    <style:style style:name="T203" style:family="text">
      <style:text-properties style:use-window-font-color="true" loext:opacity="0%" fo:font-weight="bold" officeooo:rsid="004c7fc2" style:font-weight-asian="bold" style:font-weight-complex="bold"/>
    </style:style>
    <style:style style:name="T204" style:family="text">
      <style:text-properties style:use-window-font-color="true" loext:opacity="0%" fo:font-weight="bold" officeooo:rsid="0050252f" style:font-weight-asian="bold" style:font-weight-complex="bold"/>
    </style:style>
    <style:style style:name="T205" style:family="text">
      <style:text-properties style:use-window-font-color="true" loext:opacity="0%" fo:font-weight="bold" officeooo:rsid="0051f34d" style:font-weight-asian="bold" style:font-weight-complex="bold"/>
    </style:style>
    <style:style style:name="T206" style:family="text">
      <style:text-properties style:use-window-font-color="true" loext:opacity="0%" fo:font-weight="bold" officeooo:rsid="005318f0" style:font-weight-asian="bold" style:font-weight-complex="bold"/>
    </style:style>
    <style:style style:name="T207" style:family="text">
      <style:text-properties style:use-window-font-color="true" loext:opacity="0%" fo:font-weight="bold" officeooo:rsid="00581730" style:font-weight-asian="bold" style:font-weight-complex="bold"/>
    </style:style>
    <style:style style:name="T208" style:family="text">
      <style:text-properties style:use-window-font-color="true" loext:opacity="0%" fo:font-weight="bold" officeooo:rsid="005866ae" style:font-weight-asian="bold" style:font-weight-complex="bold"/>
    </style:style>
    <style:style style:name="T209" style:family="text">
      <style:text-properties style:use-window-font-color="true" loext:opacity="0%" fo:font-weight="bold" officeooo:rsid="0059571a" style:font-weight-asian="bold" style:font-weight-complex="bold"/>
    </style:style>
    <style:style style:name="T210" style:family="text">
      <style:text-properties style:use-window-font-color="true" loext:opacity="0%" fo:font-weight="bold" officeooo:rsid="005c180a" style:font-weight-asian="bold" style:font-weight-complex="bold"/>
    </style:style>
    <style:style style:name="T211" style:family="text">
      <style:text-properties style:use-window-font-color="true" loext:opacity="0%" fo:font-weight="bold" officeooo:rsid="005cce7e" style:font-weight-asian="bold" style:font-weight-complex="bold"/>
    </style:style>
    <style:style style:name="T212" style:family="text">
      <style:text-properties style:use-window-font-color="true" loext:opacity="0%" fo:font-weight="bold" officeooo:rsid="0061f588" style:font-weight-asian="bold" style:font-weight-complex="bold"/>
    </style:style>
    <style:style style:name="T213" style:family="text">
      <style:text-properties style:use-window-font-color="true" loext:opacity="0%" fo:font-weight="bold" officeooo:rsid="00622615" style:font-weight-asian="bold" style:font-weight-complex="bold"/>
    </style:style>
    <style:style style:name="T214" style:family="text">
      <style:text-properties style:use-window-font-color="true" loext:opacity="0%" fo:font-weight="bold" officeooo:rsid="0076083f" style:font-weight-asian="bold" style:font-weight-complex="bold"/>
    </style:style>
    <style:style style:name="T215" style:family="text">
      <style:text-properties style:use-window-font-color="true" loext:opacity="0%" fo:font-weight="bold" officeooo:rsid="0092d17f" style:font-weight-asian="bold" style:font-weight-complex="bold"/>
    </style:style>
    <style:style style:name="T216" style:family="text">
      <style:text-properties style:use-window-font-color="true" loext:opacity="0%" fo:font-weight="bold" officeooo:rsid="00d9713c" style:font-weight-asian="bold" style:font-weight-complex="bold"/>
    </style:style>
    <style:style style:name="T217" style:family="text">
      <style:text-properties style:use-window-font-color="true" loext:opacity="0%" fo:font-weight="bold" officeooo:rsid="00da6c26" style:font-weight-asian="bold" style:font-weight-complex="bold"/>
    </style:style>
    <style:style style:name="T218" style:family="text">
      <style:text-properties style:use-window-font-color="true" loext:opacity="0%" fo:font-weight="bold" officeooo:rsid="00dbdcc8" style:font-weight-asian="bold" style:font-weight-complex="bold"/>
    </style:style>
    <style:style style:name="T219" style:family="text">
      <style:text-properties style:use-window-font-color="true" loext:opacity="0%" fo:font-weight="bold" officeooo:rsid="00fc8eac" style:font-weight-asian="bold" style:font-weight-complex="bold"/>
    </style:style>
    <style:style style:name="T220" style:family="text">
      <style:text-properties style:use-window-font-color="true" loext:opacity="0%" fo:font-weight="bold" officeooo:rsid="0103eb65" style:font-weight-asian="bold" style:font-weight-complex="bold"/>
    </style:style>
    <style:style style:name="T221" style:family="text">
      <style:text-properties style:use-window-font-color="true" loext:opacity="0%" fo:font-weight="bold" officeooo:rsid="011939bd" style:font-weight-asian="bold" style:font-name-complex="Shofar1" style:font-weight-complex="bold"/>
    </style:style>
    <style:style style:name="T222" style:family="text">
      <style:text-properties style:use-window-font-color="true" loext:opacity="0%" fo:font-weight="bold" officeooo:rsid="011a10fd" style:font-weight-asian="bold" style:font-name-complex="Shofar1" style:font-weight-complex="bold"/>
    </style:style>
    <style:style style:name="T223" style:family="text">
      <style:text-properties style:use-window-font-color="true" loext:opacity="0%" fo:font-weight="bold" officeooo:rsid="011b9b61" style:font-weight-asian="bold" style:font-name-complex="Shofar1" style:font-weight-complex="bold"/>
    </style:style>
    <style:style style:name="T224" style:family="text">
      <style:text-properties style:use-window-font-color="true" loext:opacity="0%" fo:font-weight="bold" officeooo:rsid="011d16a3" style:font-weight-asian="bold" style:font-name-complex="Shofar1" style:font-weight-complex="bold"/>
    </style:style>
    <style:style style:name="T225" style:family="text">
      <style:text-properties style:use-window-font-color="true" loext:opacity="0%" fo:font-weight="bold" officeooo:rsid="011f5ca7" style:font-weight-asian="bold" style:font-name-complex="Shofar1" style:font-weight-complex="bold"/>
    </style:style>
    <style:style style:name="T226" style:family="text">
      <style:text-properties style:use-window-font-color="true" loext:opacity="0%" fo:font-weight="bold" officeooo:rsid="01227054" style:font-weight-asian="bold" style:font-name-complex="Shofar1" style:font-weight-complex="bold"/>
    </style:style>
    <style:style style:name="T227" style:family="text">
      <style:text-properties style:use-window-font-color="true" loext:opacity="0%" fo:font-weight="bold" officeooo:rsid="012c683c" style:font-weight-asian="bold" style:font-name-complex="Shofar1" style:font-weight-complex="bold"/>
    </style:style>
    <style:style style:name="T228" style:family="text">
      <style:text-properties style:use-window-font-color="true" loext:opacity="0%" officeooo:rsid="0076083f"/>
    </style:style>
    <style:style style:name="T229" style:family="text">
      <style:text-properties style:use-window-font-color="true" loext:opacity="0%" officeooo:rsid="00786766"/>
    </style:style>
    <style:style style:name="T230" style:family="text">
      <style:text-properties style:use-window-font-color="true" loext:opacity="0%" officeooo:rsid="007a2e80"/>
    </style:style>
    <style:style style:name="T231" style:family="text">
      <style:text-properties style:use-window-font-color="true" loext:opacity="0%" officeooo:rsid="007a93ee"/>
    </style:style>
    <style:style style:name="T232" style:family="text">
      <style:text-properties style:use-window-font-color="true" loext:opacity="0%" officeooo:rsid="00858f9f"/>
    </style:style>
    <style:style style:name="T233" style:family="text">
      <style:text-properties style:use-window-font-color="true" loext:opacity="0%" officeooo:rsid="008bbde4"/>
    </style:style>
    <style:style style:name="T234" style:family="text">
      <style:text-properties style:use-window-font-color="true" loext:opacity="0%" officeooo:rsid="008d9850"/>
    </style:style>
    <style:style style:name="T235" style:family="text">
      <style:text-properties style:use-window-font-color="true" loext:opacity="0%" officeooo:rsid="00911089"/>
    </style:style>
    <style:style style:name="T236" style:family="text">
      <style:text-properties style:use-window-font-color="true" loext:opacity="0%" officeooo:rsid="00922de8"/>
    </style:style>
    <style:style style:name="T237" style:family="text">
      <style:text-properties style:use-window-font-color="true" loext:opacity="0%" officeooo:rsid="00a94556"/>
    </style:style>
    <style:style style:name="T238" style:family="text">
      <style:text-properties style:use-window-font-color="true" loext:opacity="0%" officeooo:rsid="00ad46c7"/>
    </style:style>
    <style:style style:name="T239" style:family="text">
      <style:text-properties style:use-window-font-color="true" loext:opacity="0%" officeooo:rsid="00ae00a6"/>
    </style:style>
    <style:style style:name="T240" style:family="text">
      <style:text-properties style:use-window-font-color="true" loext:opacity="0%" officeooo:rsid="00b01d13"/>
    </style:style>
    <style:style style:name="T241" style:family="text">
      <style:text-properties style:use-window-font-color="true" loext:opacity="0%" officeooo:rsid="00b611b8"/>
    </style:style>
    <style:style style:name="T242" style:family="text">
      <style:text-properties style:use-window-font-color="true" loext:opacity="0%" officeooo:rsid="00bd11c2"/>
    </style:style>
    <style:style style:name="T243" style:family="text">
      <style:text-properties style:use-window-font-color="true" loext:opacity="0%" officeooo:rsid="00bebda8"/>
    </style:style>
    <style:style style:name="T244" style:family="text">
      <style:text-properties style:use-window-font-color="true" loext:opacity="0%" officeooo:rsid="00c5a36c"/>
    </style:style>
    <style:style style:name="T245" style:family="text">
      <style:text-properties style:use-window-font-color="true" loext:opacity="0%" officeooo:rsid="00e1b556"/>
    </style:style>
    <style:style style:name="T246" style:family="text">
      <style:text-properties style:use-window-font-color="true" loext:opacity="0%" officeooo:rsid="00f878f1"/>
    </style:style>
    <style:style style:name="T247" style:family="text">
      <style:text-properties style:use-window-font-color="true" loext:opacity="0%" officeooo:rsid="00f92f33"/>
    </style:style>
    <style:style style:name="T248" style:family="text">
      <style:text-properties style:use-window-font-color="true" loext:opacity="0%" fo:font-size="12pt" fo:font-weight="normal" officeooo:rsid="0103a889" style:font-size-asian="10.5pt" style:font-weight-asian="normal" style:font-size-complex="12pt" style:font-weight-complex="normal"/>
    </style:style>
    <style:style style:name="T249" style:family="text">
      <style:text-properties style:use-window-font-color="true" loext:opacity="0%" officeooo:rsid="00e5f943"/>
    </style:style>
    <style:style style:name="T250" style:family="text">
      <style:text-properties style:use-window-font-color="true" loext:opacity="0%" officeooo:rsid="010f9400"/>
    </style:style>
    <style:style style:name="T251" style:family="text">
      <style:text-properties style:use-window-font-color="true" loext:opacity="0%" officeooo:rsid="011040dc"/>
    </style:style>
    <style:style style:name="T252" style:family="text">
      <style:text-properties style:use-window-font-color="true" loext:opacity="0%" style:font-name="Arial (Hebrew)" fo:font-weight="bold" officeooo:rsid="01227054" style:font-weight-asian="bold" style:font-name-complex="Shofar1" style:font-size-complex="12pt" style:font-weight-complex="bold"/>
    </style:style>
    <style:style style:name="T253" style:family="text">
      <style:text-properties style:use-window-font-color="true" loext:opacity="0%" style:font-name="Arial (Hebrew)" fo:font-weight="bold" officeooo:rsid="0176d357" style:font-weight-asian="bold" style:font-name-complex="Shofar1" style:font-size-complex="12pt" style:font-weight-complex="bold"/>
    </style:style>
    <style:style style:name="T254" style:family="text">
      <style:text-properties style:use-window-font-color="true" loext:opacity="0%" style:font-name="Arial (Hebrew)" fo:font-weight="bold" officeooo:rsid="01785890" style:font-weight-asian="bold" style:font-name-complex="Shofar1" style:font-size-complex="12pt" style:font-weight-complex="bold"/>
    </style:style>
    <style:style style:name="T255" style:family="text">
      <style:text-properties style:use-window-font-color="true" loext:opacity="0%" style:font-name="Arial (Hebrew)" fo:font-weight="bold" officeooo:rsid="0179edc5" style:font-weight-asian="bold" style:font-name-complex="Shofar1" style:font-size-complex="12pt" style:font-weight-complex="bold"/>
    </style:style>
    <style:style style:name="T256" style:family="text">
      <style:text-properties style:use-window-font-color="true" loext:opacity="0%" style:font-name="Arial (Hebrew)" fo:font-weight="bold" officeooo:rsid="01811333" style:font-weight-asian="bold" style:font-name-complex="Shofar1" style:font-size-complex="12pt" style:font-weight-complex="bold"/>
    </style:style>
    <style:style style:name="T257" style:family="text">
      <style:text-properties style:use-window-font-color="true" loext:opacity="0%" style:font-name="Arial (Hebrew)" fo:font-weight="bold" officeooo:rsid="0181b052" style:font-weight-asian="bold" style:font-name-complex="Shofar1" style:font-size-complex="12pt" style:font-weight-complex="bold"/>
    </style:style>
    <style:style style:name="T258" style:family="text">
      <style:text-properties style:use-window-font-color="true" loext:opacity="0%" style:font-name="Arial (Hebrew)" fo:font-weight="bold" officeooo:rsid="0182e6ab" style:font-weight-asian="bold" style:font-name-complex="Shofar1" style:font-size-complex="12pt" style:font-weight-complex="bold"/>
    </style:style>
    <style:style style:name="T259" style:family="text">
      <style:text-properties style:use-window-font-color="true" loext:opacity="0%" style:font-name="Arial (Hebrew)" fo:font-weight="bold" officeooo:rsid="018494e9" style:font-weight-asian="bold" style:font-name-complex="Shofar1" style:font-size-complex="12pt" style:font-weight-complex="bold"/>
    </style:style>
    <style:style style:name="T260" style:family="text">
      <style:text-properties style:use-window-font-color="true" loext:opacity="0%" style:font-name="Arial (Hebrew)" fo:font-weight="bold" officeooo:rsid="0185ae4a" style:font-weight-asian="bold" style:font-name-complex="Shofar1" style:font-size-complex="12pt" style:font-weight-complex="bold"/>
    </style:style>
    <style:style style:name="T261" style:family="text">
      <style:text-properties style:use-window-font-color="true" loext:opacity="0%" style:font-name="Arial (Hebrew)" fo:font-weight="bold" officeooo:rsid="018eb591" style:font-weight-asian="bold" style:font-name-complex="Shofar1" style:font-size-complex="12pt" style:font-weight-complex="bold"/>
    </style:style>
    <style:style style:name="T262" style:family="text">
      <style:text-properties style:use-window-font-color="true" loext:opacity="0%" style:font-name="Arial (Hebrew)" fo:font-weight="bold" officeooo:rsid="0196837d" style:font-weight-asian="bold" style:font-name-complex="Shofar1" style:font-size-complex="12pt" style:font-weight-complex="bold"/>
    </style:style>
    <style:style style:name="T263" style:family="text">
      <style:text-properties style:use-window-font-color="true" loext:opacity="0%" style:font-name="Arial (Hebrew)" fo:font-weight="bold" officeooo:rsid="0196c172" style:font-weight-asian="bold" style:font-name-complex="Shofar1" style:font-size-complex="12pt" style:font-weight-complex="bold"/>
    </style:style>
    <style:style style:name="T264" style:family="text">
      <style:text-properties style:use-window-font-color="true" loext:opacity="0%" style:font-name="Arial (Hebrew)" fo:font-weight="bold" officeooo:rsid="01983252" style:font-weight-asian="bold" style:font-name-complex="Shofar1" style:font-size-complex="12pt" style:font-weight-complex="bold"/>
    </style:style>
    <style:style style:name="T265" style:family="text">
      <style:text-properties style:use-window-font-color="true" loext:opacity="0%" style:font-name="Arial (Hebrew)" fo:font-weight="bold" officeooo:rsid="019d1771" style:font-weight-asian="bold" style:font-name-complex="Shofar1" style:font-size-complex="12pt" style:font-weight-complex="bold"/>
    </style:style>
    <style:style style:name="T266" style:family="text">
      <style:text-properties style:use-window-font-color="true" loext:opacity="0%" style:font-name="Arial (Hebrew)" fo:font-weight="bold" officeooo:rsid="019edf12" style:font-weight-asian="bold" style:font-name-complex="Shofar1" style:font-size-complex="12pt" style:font-weight-complex="bold"/>
    </style:style>
    <style:style style:name="T267" style:family="text">
      <style:text-properties style:use-window-font-color="true" loext:opacity="0%" style:font-name="Arial (Hebrew)" fo:font-weight="bold" officeooo:rsid="01ad8e39" style:font-weight-asian="bold" style:font-name-complex="Shofar1" style:font-size-complex="12pt" style:font-weight-complex="bold"/>
    </style:style>
    <style:style style:name="T268" style:family="text">
      <style:text-properties style:use-window-font-color="true" loext:opacity="0%" style:font-name="Arial (Hebrew)" fo:font-weight="bold" officeooo:rsid="01ade023" style:font-weight-asian="bold" style:font-name-complex="Shofar1" style:font-size-complex="12pt" style:font-weight-complex="bold"/>
    </style:style>
    <style:style style:name="T269" style:family="text">
      <style:text-properties style:use-window-font-color="true" loext:opacity="0%" style:font-name="Arial (Hebrew)" fo:font-weight="bold" officeooo:rsid="01b1db38" style:font-weight-asian="bold" style:font-name-complex="Shofar1" style:font-size-complex="12pt" style:font-weight-complex="bold"/>
    </style:style>
    <style:style style:name="T270" style:family="text">
      <style:text-properties style:use-window-font-color="true" loext:opacity="0%" style:font-name="Arial (Hebrew)" fo:font-weight="bold" officeooo:rsid="01b38e08" style:font-weight-asian="bold" style:font-name-complex="Shofar1" style:font-size-complex="12pt" style:font-weight-complex="bold"/>
    </style:style>
    <style:style style:name="T271" style:family="text">
      <style:text-properties style:use-window-font-color="true" loext:opacity="0%" style:font-name="Arial (Hebrew)" fo:font-weight="bold" officeooo:rsid="01ba9302" style:font-weight-asian="bold" style:font-name-complex="Shofar1" style:font-size-complex="12pt" style:font-weight-complex="bold"/>
    </style:style>
    <style:style style:name="T272" style:family="text">
      <style:text-properties style:use-window-font-color="true" loext:opacity="0%" style:font-name="Arial (Hebrew)" fo:font-weight="bold" officeooo:rsid="01bc8778" style:font-weight-asian="bold" style:font-name-complex="Shofar1" style:font-size-complex="12pt" style:font-weight-complex="bold"/>
    </style:style>
    <style:style style:name="T273" style:family="text">
      <style:text-properties style:use-window-font-color="true" loext:opacity="0%" style:font-name="Arial (Hebrew)" fo:font-weight="bold" officeooo:rsid="01c061c8" style:font-weight-asian="bold" style:font-name-complex="Shofar1" style:font-size-complex="12pt" style:font-weight-complex="bold"/>
    </style:style>
    <style:style style:name="T274" style:family="text">
      <style:text-properties style:use-window-font-color="true" loext:opacity="0%" style:font-name="Arial (Hebrew)" fo:font-weight="bold" officeooo:rsid="01c2537b" style:font-weight-asian="bold" style:font-name-complex="Shofar1" style:font-size-complex="12pt" style:font-weight-complex="bold"/>
    </style:style>
    <style:style style:name="T275" style:family="text">
      <style:text-properties style:use-window-font-color="true" loext:opacity="0%" style:font-name="Arial (Hebrew)" fo:font-weight="bold" officeooo:rsid="01c5020a" style:font-weight-asian="bold" style:font-name-complex="Shofar1" style:font-size-complex="12pt" style:font-weight-complex="bold"/>
    </style:style>
    <style:style style:name="T276" style:family="text">
      <style:text-properties style:use-window-font-color="true" loext:opacity="0%" style:font-name="Arial (Hebrew)" fo:font-weight="bold" officeooo:rsid="01c796b1" style:font-weight-asian="bold" style:font-name-complex="Shofar1" style:font-size-complex="12pt" style:font-weight-complex="bold"/>
    </style:style>
    <style:style style:name="T277" style:family="text">
      <style:text-properties style:use-window-font-color="true" loext:opacity="0%" style:font-name="Arial (Hebrew)" fo:font-weight="bold" officeooo:rsid="01b644f1" style:font-weight-asian="bold" style:font-name-complex="Shofar1" style:font-size-complex="12pt" style:font-weight-complex="bold"/>
    </style:style>
    <style:style style:name="T278" style:family="text">
      <style:text-properties style:use-window-font-color="true" loext:opacity="0%" style:font-name="Arial (Hebrew)" fo:font-weight="normal" officeooo:rsid="0176d357" style:font-weight-asian="normal" style:font-name-complex="Shofar1" style:font-size-complex="12pt" style:font-weight-complex="normal"/>
    </style:style>
    <style:style style:name="T279" style:family="text">
      <style:text-properties style:use-window-font-color="true" loext:opacity="0%" style:font-name="Arial (Hebrew)" fo:font-weight="normal" officeooo:rsid="01785890" style:font-weight-asian="normal" style:font-name-complex="Shofar1" style:font-size-complex="12pt" style:font-weight-complex="normal"/>
    </style:style>
    <style:style style:name="T280" style:family="text">
      <style:text-properties style:use-window-font-color="true" loext:opacity="0%" style:font-name="Arial (Hebrew)" fo:font-weight="normal" officeooo:rsid="0179edc5" style:font-weight-asian="normal" style:font-name-complex="Shofar1" style:font-size-complex="12pt" style:font-weight-complex="normal"/>
    </style:style>
    <style:style style:name="T281" style:family="text">
      <style:text-properties style:use-window-font-color="true" loext:opacity="0%" style:font-name="Arial (Hebrew)" fo:font-weight="normal" officeooo:rsid="017abcdd" style:font-weight-asian="normal" style:font-name-complex="Shofar1" style:font-size-complex="12pt" style:font-weight-complex="normal"/>
    </style:style>
    <style:style style:name="T282" style:family="text">
      <style:text-properties style:use-window-font-color="true" loext:opacity="0%" style:font-name="Arial (Hebrew)" fo:font-weight="normal" officeooo:rsid="017c7b1d" style:font-weight-asian="normal" style:font-name-complex="Shofar1" style:font-size-complex="12pt" style:font-weight-complex="normal"/>
    </style:style>
    <style:style style:name="T283" style:family="text">
      <style:text-properties style:use-window-font-color="true" loext:opacity="0%" style:font-name="Arial (Hebrew)" fo:font-weight="normal" officeooo:rsid="017ce5ca" style:font-weight-asian="normal" style:font-name-complex="Shofar1" style:font-size-complex="12pt" style:font-weight-complex="normal"/>
    </style:style>
    <style:style style:name="T284" style:family="text">
      <style:text-properties style:use-window-font-color="true" loext:opacity="0%" style:font-name="Arial (Hebrew)" fo:font-weight="normal" officeooo:rsid="017e082e" style:font-weight-asian="normal" style:font-name-complex="Shofar1" style:font-size-complex="12pt" style:font-weight-complex="normal"/>
    </style:style>
    <style:style style:name="T285" style:family="text">
      <style:text-properties style:use-window-font-color="true" loext:opacity="0%" style:font-name="Arial (Hebrew)" fo:font-weight="normal" officeooo:rsid="017e5e5c" style:font-weight-asian="normal" style:font-name-complex="Shofar1" style:font-size-complex="12pt" style:font-weight-complex="normal"/>
    </style:style>
    <style:style style:name="T286" style:family="text">
      <style:text-properties style:use-window-font-color="true" loext:opacity="0%" style:font-name="Arial (Hebrew)" fo:font-weight="normal" officeooo:rsid="017f166a" style:font-weight-asian="normal" style:font-name-complex="Shofar1" style:font-size-complex="12pt" style:font-weight-complex="normal"/>
    </style:style>
    <style:style style:name="T287" style:family="text">
      <style:text-properties style:use-window-font-color="true" loext:opacity="0%" style:font-name="Arial (Hebrew)" fo:font-weight="normal" officeooo:rsid="01811333" style:font-weight-asian="normal" style:font-name-complex="Shofar1" style:font-size-complex="12pt" style:font-weight-complex="normal"/>
    </style:style>
    <style:style style:name="T288" style:family="text">
      <style:text-properties style:use-window-font-color="true" loext:opacity="0%" style:font-name="Arial (Hebrew)" fo:font-weight="normal" officeooo:rsid="018150dc" style:font-weight-asian="normal" style:font-name-complex="Shofar1" style:font-size-complex="12pt" style:font-weight-complex="normal"/>
    </style:style>
    <style:style style:name="T289" style:family="text">
      <style:text-properties style:use-window-font-color="true" loext:opacity="0%" style:font-name="Arial (Hebrew)" fo:font-weight="normal" officeooo:rsid="0182e6ab" style:font-weight-asian="normal" style:font-name-complex="Shofar1" style:font-size-complex="12pt" style:font-weight-complex="normal"/>
    </style:style>
    <style:style style:name="T290" style:family="text">
      <style:text-properties style:use-window-font-color="true" loext:opacity="0%" style:font-name="Arial (Hebrew)" fo:font-weight="normal" officeooo:rsid="018494e9" style:font-weight-asian="normal" style:font-name-complex="Shofar1" style:font-size-complex="12pt" style:font-weight-complex="normal"/>
    </style:style>
    <style:style style:name="T291" style:family="text">
      <style:text-properties style:use-window-font-color="true" loext:opacity="0%" style:font-name="Arial (Hebrew)" fo:font-weight="normal" officeooo:rsid="0185ae4a" style:font-weight-asian="normal" style:font-name-complex="Shofar1" style:font-size-complex="12pt" style:font-weight-complex="normal"/>
    </style:style>
    <style:style style:name="T292" style:family="text">
      <style:text-properties style:use-window-font-color="true" loext:opacity="0%" style:font-name="Arial (Hebrew)" fo:font-weight="normal" officeooo:rsid="018726a2" style:font-weight-asian="normal" style:font-name-complex="Shofar1" style:font-size-complex="12pt" style:font-weight-complex="normal"/>
    </style:style>
    <style:style style:name="T293" style:family="text">
      <style:text-properties style:use-window-font-color="true" loext:opacity="0%" style:font-name="Arial (Hebrew)" fo:font-weight="normal" officeooo:rsid="0189e044" style:font-weight-asian="normal" style:font-name-complex="Shofar1" style:font-size-complex="12pt" style:font-weight-complex="normal"/>
    </style:style>
    <style:style style:name="T294" style:family="text">
      <style:text-properties style:use-window-font-color="true" loext:opacity="0%" style:font-name="Arial (Hebrew)" fo:font-weight="normal" officeooo:rsid="018a24ef" style:font-weight-asian="normal" style:font-name-complex="Shofar1" style:font-size-complex="12pt" style:font-weight-complex="normal"/>
    </style:style>
    <style:style style:name="T295" style:family="text">
      <style:text-properties style:use-window-font-color="true" loext:opacity="0%" style:font-name="Arial (Hebrew)" fo:font-weight="normal" officeooo:rsid="018c07ca" style:font-weight-asian="normal" style:font-name-complex="Shofar1" style:font-size-complex="12pt" style:font-weight-complex="normal"/>
    </style:style>
    <style:style style:name="T296" style:family="text">
      <style:text-properties style:use-window-font-color="true" loext:opacity="0%" style:font-name="Arial (Hebrew)" fo:font-weight="normal" officeooo:rsid="018c7097" style:font-weight-asian="normal" style:font-name-complex="Shofar1" style:font-size-complex="12pt" style:font-weight-complex="normal"/>
    </style:style>
    <style:style style:name="T297" style:family="text">
      <style:text-properties style:use-window-font-color="true" loext:opacity="0%" style:font-name="Arial (Hebrew)" fo:font-weight="normal" officeooo:rsid="018c8225" style:font-weight-asian="normal" style:font-name-complex="Shofar1" style:font-size-complex="12pt" style:font-weight-complex="normal"/>
    </style:style>
    <style:style style:name="T298" style:family="text">
      <style:text-properties style:use-window-font-color="true" loext:opacity="0%" style:font-name="Arial (Hebrew)" fo:font-weight="normal" officeooo:rsid="018dd3a4" style:font-weight-asian="normal" style:font-name-complex="Shofar1" style:font-size-complex="12pt" style:font-weight-complex="normal"/>
    </style:style>
    <style:style style:name="T299" style:family="text">
      <style:text-properties style:use-window-font-color="true" loext:opacity="0%" style:font-name="Arial (Hebrew)" fo:font-weight="normal" officeooo:rsid="018eb591" style:font-weight-asian="normal" style:font-name-complex="Shofar1" style:font-size-complex="12pt" style:font-weight-complex="normal"/>
    </style:style>
    <style:style style:name="T300" style:family="text">
      <style:text-properties style:use-window-font-color="true" loext:opacity="0%" style:font-name="Arial (Hebrew)" fo:font-weight="normal" officeooo:rsid="018ef91e" style:font-weight-asian="normal" style:font-name-complex="Shofar1" style:font-size-complex="12pt" style:font-weight-complex="normal"/>
    </style:style>
    <style:style style:name="T301" style:family="text">
      <style:text-properties style:use-window-font-color="true" loext:opacity="0%" style:font-name="Arial (Hebrew)" fo:font-weight="normal" officeooo:rsid="018f5e16" style:font-weight-asian="normal" style:font-name-complex="Shofar1" style:font-size-complex="12pt" style:font-weight-complex="normal"/>
    </style:style>
    <style:style style:name="T302" style:family="text">
      <style:text-properties style:use-window-font-color="true" loext:opacity="0%" style:font-name="Arial (Hebrew)" fo:font-weight="normal" officeooo:rsid="01911a2b" style:font-weight-asian="normal" style:font-name-complex="Shofar1" style:font-size-complex="12pt" style:font-weight-complex="normal"/>
    </style:style>
    <style:style style:name="T303" style:family="text">
      <style:text-properties style:use-window-font-color="true" loext:opacity="0%" style:font-name="Arial (Hebrew)" fo:font-weight="normal" officeooo:rsid="0191cdc9" style:font-weight-asian="normal" style:font-name-complex="Shofar1" style:font-size-complex="12pt" style:font-weight-complex="normal"/>
    </style:style>
    <style:style style:name="T304" style:family="text">
      <style:text-properties style:use-window-font-color="true" loext:opacity="0%" style:font-name="Arial (Hebrew)" fo:font-weight="normal" officeooo:rsid="019244af" style:font-weight-asian="normal" style:font-name-complex="Shofar1" style:font-size-complex="12pt" style:font-weight-complex="normal"/>
    </style:style>
    <style:style style:name="T305" style:family="text">
      <style:text-properties style:use-window-font-color="true" loext:opacity="0%" style:font-name="Arial (Hebrew)" fo:font-weight="normal" officeooo:rsid="01932750" style:font-weight-asian="normal" style:font-name-complex="Shofar1" style:font-size-complex="12pt" style:font-weight-complex="normal"/>
    </style:style>
    <style:style style:name="T306" style:family="text">
      <style:text-properties style:use-window-font-color="true" loext:opacity="0%" style:font-name="Arial (Hebrew)" fo:font-weight="normal" officeooo:rsid="0194a698" style:font-weight-asian="normal" style:font-name-complex="Shofar1" style:font-size-complex="12pt" style:font-weight-complex="normal"/>
    </style:style>
    <style:style style:name="T307" style:family="text">
      <style:text-properties style:use-window-font-color="true" loext:opacity="0%" style:font-name="Arial (Hebrew)" fo:font-weight="normal" officeooo:rsid="0196837d" style:font-weight-asian="normal" style:font-name-complex="Shofar1" style:font-size-complex="12pt" style:font-weight-complex="normal"/>
    </style:style>
    <style:style style:name="T308" style:family="text">
      <style:text-properties style:use-window-font-color="true" loext:opacity="0%" style:font-name="Arial (Hebrew)" fo:font-weight="normal" officeooo:rsid="0196c172" style:font-weight-asian="normal" style:font-name-complex="Shofar1" style:font-size-complex="12pt" style:font-weight-complex="normal"/>
    </style:style>
    <style:style style:name="T309" style:family="text">
      <style:text-properties style:use-window-font-color="true" loext:opacity="0%" style:font-name="Arial (Hebrew)" fo:font-weight="normal" officeooo:rsid="01983252" style:font-weight-asian="normal" style:font-name-complex="Shofar1" style:font-size-complex="12pt" style:font-weight-complex="normal"/>
    </style:style>
    <style:style style:name="T310" style:family="text">
      <style:text-properties style:use-window-font-color="true" loext:opacity="0%" style:font-name="Arial (Hebrew)" fo:font-weight="normal" officeooo:rsid="0199329d" style:font-weight-asian="normal" style:font-name-complex="Shofar1" style:font-size-complex="12pt" style:font-weight-complex="normal"/>
    </style:style>
    <style:style style:name="T311" style:family="text">
      <style:text-properties style:use-window-font-color="true" loext:opacity="0%" style:font-name="Arial (Hebrew)" fo:font-weight="normal" officeooo:rsid="0199b17c" style:font-weight-asian="normal" style:font-name-complex="Shofar1" style:font-size-complex="12pt" style:font-weight-complex="normal"/>
    </style:style>
    <style:style style:name="T312" style:family="text">
      <style:text-properties style:use-window-font-color="true" loext:opacity="0%" style:font-name="Arial (Hebrew)" fo:font-weight="normal" officeooo:rsid="019b47ed" style:font-weight-asian="normal" style:font-name-complex="Shofar1" style:font-size-complex="12pt" style:font-weight-complex="normal"/>
    </style:style>
    <style:style style:name="T313" style:family="text">
      <style:text-properties style:use-window-font-color="true" loext:opacity="0%" style:font-name="Arial (Hebrew)" fo:font-weight="normal" officeooo:rsid="019d1771" style:font-weight-asian="normal" style:font-name-complex="Shofar1" style:font-size-complex="12pt" style:font-weight-complex="normal"/>
    </style:style>
    <style:style style:name="T314" style:family="text">
      <style:text-properties style:use-window-font-color="true" loext:opacity="0%" style:font-name="Arial (Hebrew)" fo:font-weight="normal" officeooo:rsid="019edf12" style:font-weight-asian="normal" style:font-name-complex="Shofar1" style:font-size-complex="12pt" style:font-weight-complex="normal"/>
    </style:style>
    <style:style style:name="T315" style:family="text">
      <style:text-properties style:use-window-font-color="true" loext:opacity="0%" style:font-name="Arial (Hebrew)" fo:font-weight="normal" officeooo:rsid="01a09f71" style:font-weight-asian="normal" style:font-name-complex="Shofar1" style:font-size-complex="12pt" style:font-weight-complex="normal"/>
    </style:style>
    <style:style style:name="T316" style:family="text">
      <style:text-properties style:use-window-font-color="true" loext:opacity="0%" style:font-name="Arial (Hebrew)" fo:font-weight="normal" officeooo:rsid="01a16159" style:font-weight-asian="normal" style:font-name-complex="Shofar1" style:font-size-complex="12pt" style:font-weight-complex="normal"/>
    </style:style>
    <style:style style:name="T317" style:family="text">
      <style:text-properties style:use-window-font-color="true" loext:opacity="0%" style:font-name="Arial (Hebrew)" fo:font-weight="normal" officeooo:rsid="01a2a0c0" style:font-weight-asian="normal" style:font-name-complex="Shofar1" style:font-size-complex="12pt" style:font-weight-complex="normal"/>
    </style:style>
    <style:style style:name="T318" style:family="text">
      <style:text-properties style:use-window-font-color="true" loext:opacity="0%" style:font-name="Arial (Hebrew)" fo:font-weight="normal" officeooo:rsid="01a2cc9f" style:font-weight-asian="normal" style:font-name-complex="Shofar1" style:font-size-complex="12pt" style:font-weight-complex="normal"/>
    </style:style>
    <style:style style:name="T319" style:family="text">
      <style:text-properties style:use-window-font-color="true" loext:opacity="0%" style:font-name="Arial (Hebrew)" fo:font-weight="normal" officeooo:rsid="01a378ba" style:font-weight-asian="normal" style:font-name-complex="Shofar1" style:font-size-complex="12pt" style:font-weight-complex="normal"/>
    </style:style>
    <style:style style:name="T320" style:family="text">
      <style:text-properties style:use-window-font-color="true" loext:opacity="0%" style:font-name="Arial (Hebrew)" fo:font-weight="normal" officeooo:rsid="01a470f5" style:font-weight-asian="normal" style:font-name-complex="Shofar1" style:font-size-complex="12pt" style:font-weight-complex="normal"/>
    </style:style>
    <style:style style:name="T321" style:family="text">
      <style:text-properties style:use-window-font-color="true" loext:opacity="0%" style:font-name="Arial (Hebrew)" fo:font-weight="normal" officeooo:rsid="01aa9bb1" style:font-weight-asian="normal" style:font-name-complex="Shofar1" style:font-size-complex="12pt" style:font-weight-complex="normal"/>
    </style:style>
    <style:style style:name="T322" style:family="text">
      <style:text-properties style:use-window-font-color="true" loext:opacity="0%" style:font-name="Arial (Hebrew)" fo:font-weight="normal" officeooo:rsid="01ad8e39" style:font-weight-asian="normal" style:font-name-complex="Shofar1" style:font-size-complex="12pt" style:font-weight-complex="normal"/>
    </style:style>
    <style:style style:name="T323" style:family="text">
      <style:text-properties style:use-window-font-color="true" loext:opacity="0%" style:font-name="Arial (Hebrew)" fo:font-weight="normal" officeooo:rsid="01ade023" style:font-weight-asian="normal" style:font-name-complex="Shofar1" style:font-size-complex="12pt" style:font-weight-complex="normal"/>
    </style:style>
    <style:style style:name="T324" style:family="text">
      <style:text-properties style:use-window-font-color="true" loext:opacity="0%" style:font-name="Arial (Hebrew)" fo:font-weight="normal" officeooo:rsid="01adfad6" style:font-weight-asian="normal" style:font-name-complex="Shofar1" style:font-size-complex="12pt" style:font-weight-complex="normal"/>
    </style:style>
    <style:style style:name="T325" style:family="text">
      <style:text-properties style:use-window-font-color="true" loext:opacity="0%" style:font-name="Arial (Hebrew)" fo:font-weight="normal" officeooo:rsid="01aefbb3" style:font-weight-asian="normal" style:font-name-complex="Shofar1" style:font-size-complex="12pt" style:font-weight-complex="normal"/>
    </style:style>
    <style:style style:name="T326" style:family="text">
      <style:text-properties style:use-window-font-color="true" loext:opacity="0%" style:font-name="Arial (Hebrew)" fo:font-weight="normal" officeooo:rsid="01af43de" style:font-weight-asian="normal" style:font-name-complex="Shofar1" style:font-size-complex="12pt" style:font-weight-complex="normal"/>
    </style:style>
    <style:style style:name="T327" style:family="text">
      <style:text-properties style:use-window-font-color="true" loext:opacity="0%" style:font-name="Arial (Hebrew)" fo:font-weight="normal" officeooo:rsid="01b04c39" style:font-weight-asian="normal" style:font-name-complex="Shofar1" style:font-size-complex="12pt" style:font-weight-complex="normal"/>
    </style:style>
    <style:style style:name="T328" style:family="text">
      <style:text-properties style:use-window-font-color="true" loext:opacity="0%" style:font-name="Arial (Hebrew)" fo:font-weight="normal" officeooo:rsid="01b1db38" style:font-weight-asian="normal" style:font-name-complex="Shofar1" style:font-size-complex="12pt" style:font-weight-complex="normal"/>
    </style:style>
    <style:style style:name="T329" style:family="text">
      <style:text-properties style:use-window-font-color="true" loext:opacity="0%" style:font-name="Arial (Hebrew)" fo:font-weight="normal" officeooo:rsid="01b38e08" style:font-weight-asian="normal" style:font-name-complex="Shofar1" style:font-size-complex="12pt" style:font-weight-complex="normal"/>
    </style:style>
    <style:style style:name="T330" style:family="text">
      <style:text-properties style:use-window-font-color="true" loext:opacity="0%" style:font-name="Arial (Hebrew)" fo:font-weight="normal" officeooo:rsid="01b61558" style:font-weight-asian="normal" style:font-name-complex="Shofar1" style:font-size-complex="12pt" style:font-weight-complex="normal"/>
    </style:style>
    <style:style style:name="T331" style:family="text">
      <style:text-properties style:use-window-font-color="true" loext:opacity="0%" style:font-name="Arial (Hebrew)" fo:font-weight="normal" officeooo:rsid="01b644f1" style:font-weight-asian="normal" style:font-name-complex="Shofar1" style:font-size-complex="12pt" style:font-weight-complex="normal"/>
    </style:style>
    <style:style style:name="T332" style:family="text">
      <style:text-properties style:use-window-font-color="true" loext:opacity="0%" style:font-name="Arial (Hebrew)" fo:font-weight="normal" officeooo:rsid="01b7a8ba" style:font-weight-asian="normal" style:font-name-complex="Shofar1" style:font-size-complex="12pt" style:font-weight-complex="normal"/>
    </style:style>
    <style:style style:name="T333" style:family="text">
      <style:text-properties style:use-window-font-color="true" loext:opacity="0%" style:font-name="Arial (Hebrew)" fo:font-weight="normal" officeooo:rsid="01b8b5a1" style:font-weight-asian="normal" style:font-name-complex="Shofar1" style:font-size-complex="12pt" style:font-weight-complex="normal"/>
    </style:style>
    <style:style style:name="T334" style:family="text">
      <style:text-properties style:use-window-font-color="true" loext:opacity="0%" style:font-name="Arial (Hebrew)" fo:font-weight="normal" officeooo:rsid="01b974e0" style:font-weight-asian="normal" style:font-name-complex="Shofar1" style:font-size-complex="12pt" style:font-weight-complex="normal"/>
    </style:style>
    <style:style style:name="T335" style:family="text">
      <style:text-properties style:use-window-font-color="true" loext:opacity="0%" style:font-name="Arial (Hebrew)" fo:font-weight="normal" officeooo:rsid="01ba9302" style:font-weight-asian="normal" style:font-name-complex="Shofar1" style:font-size-complex="12pt" style:font-weight-complex="normal"/>
    </style:style>
    <style:style style:name="T336" style:family="text">
      <style:text-properties style:use-window-font-color="true" loext:opacity="0%" style:font-name="Arial (Hebrew)" fo:font-weight="normal" officeooo:rsid="01bc8778" style:font-weight-asian="normal" style:font-name-complex="Shofar1" style:font-size-complex="12pt" style:font-weight-complex="normal"/>
    </style:style>
    <style:style style:name="T337" style:family="text">
      <style:text-properties style:use-window-font-color="true" loext:opacity="0%" style:font-name="Arial (Hebrew)" fo:font-weight="normal" officeooo:rsid="01c061c8" style:font-weight-asian="normal" style:font-name-complex="Shofar1" style:font-size-complex="12pt" style:font-weight-complex="normal"/>
    </style:style>
    <style:style style:name="T338" style:family="text">
      <style:text-properties style:use-window-font-color="true" loext:opacity="0%" style:font-name="Arial (Hebrew)" fo:font-weight="normal" officeooo:rsid="01c1176c" style:font-weight-asian="normal" style:font-name-complex="Shofar1" style:font-size-complex="12pt" style:font-weight-complex="normal"/>
    </style:style>
    <style:style style:name="T339" style:family="text">
      <style:text-properties style:use-window-font-color="true" loext:opacity="0%" style:font-name="Arial (Hebrew)" fo:font-weight="normal" officeooo:rsid="01c2537b" style:font-weight-asian="normal" style:font-name-complex="Shofar1" style:font-size-complex="12pt" style:font-weight-complex="normal"/>
    </style:style>
    <style:style style:name="T340" style:family="text">
      <style:text-properties style:use-window-font-color="true" loext:opacity="0%" style:font-name="Arial (Hebrew)" fo:font-weight="normal" officeooo:rsid="01c32978" style:font-weight-asian="normal" style:font-name-complex="Shofar1" style:font-size-complex="12pt" style:font-weight-complex="normal"/>
    </style:style>
    <style:style style:name="T341" style:family="text">
      <style:text-properties style:use-window-font-color="true" loext:opacity="0%" style:font-name="Arial (Hebrew)" fo:font-weight="normal" officeooo:rsid="01c5020a" style:font-weight-asian="normal" style:font-name-complex="Shofar1" style:font-size-complex="12pt" style:font-weight-complex="normal"/>
    </style:style>
    <style:style style:name="T342" style:family="text">
      <style:text-properties style:use-window-font-color="true" loext:opacity="0%" style:font-name="Arial (Hebrew)" fo:font-weight="normal" officeooo:rsid="01c577d7" style:font-weight-asian="normal" style:font-name-complex="Shofar1" style:font-size-complex="12pt" style:font-weight-complex="normal"/>
    </style:style>
    <style:style style:name="T343" style:family="text">
      <style:text-properties style:use-window-font-color="true" loext:opacity="0%" style:font-name="Arial (Hebrew)" fo:font-weight="normal" officeooo:rsid="01c59b1e" style:font-weight-asian="normal" style:font-name-complex="Shofar1" style:font-size-complex="12pt" style:font-weight-complex="normal"/>
    </style:style>
    <style:style style:name="T344" style:family="text">
      <style:text-properties style:use-window-font-color="true" loext:opacity="0%" style:font-name="Arial (Hebrew)" fo:font-weight="normal" officeooo:rsid="01c796b1" style:font-weight-asian="normal" style:font-name-complex="Shofar1" style:font-size-complex="12pt" style:font-weight-complex="normal"/>
    </style:style>
    <style:style style:name="T345" style:family="text">
      <style:text-properties style:use-window-font-color="true" loext:opacity="0%" style:font-name="Arial (Hebrew)" fo:font-weight="normal" officeooo:rsid="01c976c6" style:font-weight-asian="normal" style:font-name-complex="Shofar1" style:font-size-complex="12pt" style:font-weight-complex="normal"/>
    </style:style>
    <style:style style:name="T346" style:family="text">
      <style:text-properties style:use-window-font-color="true" loext:opacity="0%" style:font-name="Arial (Hebrew)" fo:font-weight="normal" officeooo:rsid="01ca3881" style:font-weight-asian="normal" style:font-name-complex="Shofar1" style:font-size-complex="12pt" style:font-weight-complex="normal"/>
    </style:style>
    <style:style style:name="T347" style:family="text">
      <style:text-properties style:use-window-font-color="true" loext:opacity="0%" style:font-name="Arial (Hebrew)" fo:font-weight="normal" officeooo:rsid="01cb2caf" style:font-weight-asian="normal" style:font-name-complex="Shofar1" style:font-size-complex="12pt" style:font-weight-complex="normal"/>
    </style:style>
    <style:style style:name="T348" style:family="text">
      <style:text-properties style:use-window-font-color="true" loext:opacity="0%" style:font-name="Arial (Hebrew)" fo:font-weight="normal" officeooo:rsid="01cc081f" style:font-weight-asian="normal" style:font-name-complex="Shofar1" style:font-size-complex="12pt" style:font-weight-complex="normal"/>
    </style:style>
    <style:style style:name="T349" style:family="text">
      <style:text-properties style:use-window-font-color="true" loext:opacity="0%" style:font-name="Arial (Hebrew)" fo:font-weight="normal" officeooo:rsid="01cdeeca" style:font-weight-asian="normal" style:font-name-complex="Shofar1" style:font-size-complex="12pt" style:font-weight-complex="normal"/>
    </style:style>
    <style:style style:name="T350" style:family="text">
      <style:text-properties style:use-window-font-color="true" loext:opacity="0%" style:font-name="Arial (Hebrew)" fo:font-weight="normal" officeooo:rsid="01d4211b" style:font-weight-asian="normal" style:font-name-complex="Shofar1" style:font-size-complex="12pt" style:font-weight-complex="normal"/>
    </style:style>
    <style:style style:name="T351" style:family="text">
      <style:text-properties officeooo:rsid="003e0b4d"/>
    </style:style>
    <style:style style:name="T352" style:family="text">
      <style:text-properties officeooo:rsid="003f7f94"/>
    </style:style>
    <style:style style:name="T353" style:family="text">
      <style:text-properties officeooo:rsid="0047a92a"/>
    </style:style>
    <style:style style:name="T354" style:family="text">
      <style:text-properties officeooo:rsid="005cce7e"/>
    </style:style>
    <style:style style:name="T355" style:family="text">
      <style:text-properties officeooo:rsid="0066d3a0"/>
    </style:style>
    <style:style style:name="T356" style:family="text">
      <style:text-properties officeooo:rsid="006702a2"/>
    </style:style>
    <style:style style:name="T357" style:family="text">
      <style:text-properties officeooo:rsid="006dd43a"/>
    </style:style>
    <style:style style:name="T358" style:family="text">
      <style:text-properties officeooo:rsid="006f99d7"/>
    </style:style>
    <style:style style:name="T359" style:family="text">
      <style:text-properties officeooo:rsid="007115b7"/>
    </style:style>
    <style:style style:name="T360" style:family="text">
      <style:text-properties officeooo:rsid="0088340b"/>
    </style:style>
    <style:style style:name="T361" style:family="text">
      <style:text-properties officeooo:rsid="00899aa4"/>
    </style:style>
    <style:style style:name="T362" style:family="text">
      <style:text-properties officeooo:rsid="00985e81"/>
    </style:style>
    <style:style style:name="T363" style:family="text">
      <style:text-properties officeooo:rsid="00a2ff6f"/>
    </style:style>
    <style:style style:name="T364" style:family="text">
      <style:text-properties officeooo:rsid="00a5d1ef"/>
    </style:style>
    <style:style style:name="T365" style:family="text">
      <style:text-properties officeooo:rsid="00a779ea"/>
    </style:style>
    <style:style style:name="T366" style:family="text">
      <style:text-properties officeooo:rsid="00a84921"/>
    </style:style>
    <style:style style:name="T367" style:family="text">
      <style:text-properties officeooo:rsid="00b77a15"/>
    </style:style>
    <style:style style:name="T368" style:family="text">
      <style:text-properties officeooo:rsid="00b77f3b"/>
    </style:style>
    <style:style style:name="T369" style:family="text">
      <style:text-properties officeooo:rsid="00bfe9d5"/>
    </style:style>
    <style:style style:name="T370" style:family="text">
      <style:text-properties officeooo:rsid="00cad0fd"/>
    </style:style>
    <style:style style:name="T371" style:family="text">
      <style:text-properties officeooo:rsid="00d3b844"/>
    </style:style>
    <style:style style:name="T372" style:family="text">
      <style:text-properties officeooo:rsid="00d48511"/>
    </style:style>
    <style:style style:name="T373" style:family="text">
      <style:text-properties officeooo:rsid="00d4d9db"/>
    </style:style>
    <style:style style:name="T374" style:family="text">
      <style:text-properties officeooo:rsid="00d6a748"/>
    </style:style>
    <style:style style:name="T375" style:family="text">
      <style:text-properties officeooo:rsid="00d7f1e0"/>
    </style:style>
    <style:style style:name="T376" style:family="text">
      <style:text-properties officeooo:rsid="00e62593"/>
    </style:style>
    <style:style style:name="T377" style:family="text">
      <style:text-properties officeooo:rsid="010828ae"/>
    </style:style>
    <style:style style:name="T378" style:family="text">
      <style:text-properties officeooo:rsid="010a33ff"/>
    </style:style>
    <style:style style:name="T379" style:family="text">
      <style:text-properties officeooo:rsid="011774de"/>
    </style:style>
    <style:style style:name="T380" style:family="text">
      <style:text-properties style:font-name="Arial (Hebrew)" style:font-size-complex="12pt"/>
    </style:style>
    <style:style style:name="T381" style:family="text">
      <style:text-properties style:font-name="Arial (Hebrew)" officeooo:rsid="012d598c" style:font-size-complex="12pt"/>
    </style:style>
    <style:style style:name="T382" style:family="text">
      <style:text-properties style:font-name="Arial (Hebrew)" officeooo:rsid="012d7b21" style:font-size-complex="12pt"/>
    </style:style>
    <style:style style:name="T383" style:family="text">
      <style:text-properties style:font-name="Arial (Hebrew)" officeooo:rsid="012e30c7" style:font-size-complex="12pt"/>
    </style:style>
    <style:style style:name="T384" style:family="text">
      <style:text-properties style:font-name="Arial (Hebrew)" fo:font-weight="bold" style:font-weight-asian="bold" style:font-size-complex="12pt" style:font-weight-complex="bold"/>
    </style:style>
    <style:style style:name="T385" style:family="text">
      <style:text-properties style:font-name="Arial (Hebrew)" fo:font-weight="bold" officeooo:rsid="0130928e" style:font-weight-asian="bold" style:font-size-complex="12pt" style:font-weight-complex="bold"/>
    </style:style>
    <style:style style:name="T386" style:family="text">
      <style:text-properties style:font-name="Arial (Hebrew)" fo:font-weight="bold" officeooo:rsid="0136dce2" style:font-weight-asian="bold" style:font-size-complex="12pt" style:font-weight-complex="bold"/>
    </style:style>
    <style:style style:name="T387" style:family="text">
      <style:text-properties style:font-name="Arial (Hebrew)" fo:font-weight="bold" officeooo:rsid="0137b15f" style:font-weight-asian="bold" style:font-size-complex="12pt" style:font-weight-complex="bold"/>
    </style:style>
    <style:style style:name="T388" style:family="text">
      <style:text-properties style:font-name="Arial (Hebrew)" fo:font-weight="bold" officeooo:rsid="013a53e4" style:font-weight-asian="bold" style:font-size-complex="12pt" style:font-weight-complex="bold"/>
    </style:style>
    <style:style style:name="T389" style:family="text">
      <style:text-properties style:font-name="Arial (Hebrew)" fo:font-weight="bold" officeooo:rsid="013dda60" style:font-weight-asian="bold" style:font-size-complex="12pt" style:font-weight-complex="bold"/>
    </style:style>
    <style:style style:name="T390" style:family="text">
      <style:text-properties style:font-name="Arial (Hebrew)" fo:font-weight="bold" officeooo:rsid="013fc3e5" style:font-weight-asian="bold" style:font-size-complex="12pt" style:font-weight-complex="bold"/>
    </style:style>
    <style:style style:name="T391" style:family="text">
      <style:text-properties style:font-name="Arial (Hebrew)" fo:font-weight="bold" officeooo:rsid="01405613" style:font-weight-asian="bold" style:font-size-complex="12pt" style:font-weight-complex="bold"/>
    </style:style>
    <style:style style:name="T392" style:family="text">
      <style:text-properties style:font-name="Arial (Hebrew)" fo:font-weight="bold" officeooo:rsid="01428112" style:font-weight-asian="bold" style:font-size-complex="12pt" style:font-weight-complex="bold"/>
    </style:style>
    <style:style style:name="T393" style:family="text">
      <style:text-properties style:font-name="Arial (Hebrew)" fo:font-weight="bold" officeooo:rsid="0147fa72" style:font-weight-asian="bold" style:font-size-complex="12pt" style:font-weight-complex="bold"/>
    </style:style>
    <style:style style:name="T394" style:family="text">
      <style:text-properties style:font-name="Arial (Hebrew)" fo:font-weight="bold" officeooo:rsid="014c6e4e" style:font-weight-asian="bold" style:font-size-complex="12pt" style:font-weight-complex="bold"/>
    </style:style>
    <style:style style:name="T395" style:family="text">
      <style:text-properties style:font-name="Arial (Hebrew)" fo:font-weight="bold" officeooo:rsid="0150bdf2" style:font-weight-asian="bold" style:font-size-complex="12pt" style:font-weight-complex="bold"/>
    </style:style>
    <style:style style:name="T396" style:family="text">
      <style:text-properties style:font-name="Arial (Hebrew)" fo:font-weight="bold" officeooo:rsid="0154314e" style:font-weight-asian="bold" style:font-size-complex="12pt" style:font-weight-complex="bold"/>
    </style:style>
    <style:style style:name="T397" style:family="text">
      <style:text-properties style:font-name="Arial (Hebrew)" fo:font-weight="bold" officeooo:rsid="0156246b" style:font-weight-asian="bold" style:font-size-complex="12pt" style:font-weight-complex="bold"/>
    </style:style>
    <style:style style:name="T398" style:family="text">
      <style:text-properties style:font-name="Arial (Hebrew)" fo:font-weight="bold" officeooo:rsid="0159daae" style:font-weight-asian="bold" style:font-size-complex="12pt" style:font-weight-complex="bold"/>
    </style:style>
    <style:style style:name="T399" style:family="text">
      <style:text-properties style:font-name="Arial (Hebrew)" fo:font-weight="bold" officeooo:rsid="015c1170" style:font-weight-asian="bold" style:font-size-complex="12pt" style:font-weight-complex="bold"/>
    </style:style>
    <style:style style:name="T400" style:family="text">
      <style:text-properties style:font-name="Arial (Hebrew)" fo:font-weight="bold" officeooo:rsid="016e69ac" style:font-weight-asian="bold" style:font-size-complex="12pt" style:font-weight-complex="bold"/>
    </style:style>
    <style:style style:name="T401" style:family="text">
      <style:text-properties style:font-name="Arial (Hebrew)" fo:font-weight="normal" officeooo:rsid="012fc574" style:font-weight-asian="normal" style:font-size-complex="12pt" style:font-weight-complex="normal"/>
    </style:style>
    <style:style style:name="T402" style:family="text">
      <style:text-properties style:font-name="Arial (Hebrew)" fo:font-weight="normal" officeooo:rsid="0130928e" style:font-weight-asian="normal" style:font-size-complex="12pt" style:font-weight-complex="normal"/>
    </style:style>
    <style:style style:name="T403" style:family="text">
      <style:text-properties style:font-name="Arial (Hebrew)" fo:font-weight="normal" officeooo:rsid="0130a6c4" style:font-weight-asian="normal" style:font-size-complex="12pt" style:font-weight-complex="normal"/>
    </style:style>
    <style:style style:name="T404" style:family="text">
      <style:text-properties style:font-name="Arial (Hebrew)" fo:font-weight="normal" officeooo:rsid="0131b88b" style:font-weight-asian="normal" style:font-size-complex="12pt" style:font-weight-complex="normal"/>
    </style:style>
    <style:style style:name="T405" style:family="text">
      <style:text-properties style:font-name="Arial (Hebrew)" fo:font-weight="normal" officeooo:rsid="013385e2" style:font-weight-asian="normal" style:font-size-complex="12pt" style:font-weight-complex="normal"/>
    </style:style>
    <style:style style:name="T406" style:family="text">
      <style:text-properties style:font-name="Arial (Hebrew)" fo:font-weight="normal" officeooo:rsid="0136dce2" style:font-weight-asian="normal" style:font-size-complex="12pt" style:font-weight-complex="normal"/>
    </style:style>
    <style:style style:name="T407" style:family="text">
      <style:text-properties style:font-name="Arial (Hebrew)" fo:font-weight="normal" officeooo:rsid="0137b15f" style:font-weight-asian="normal" style:font-size-complex="12pt" style:font-weight-complex="normal"/>
    </style:style>
    <style:style style:name="T408" style:family="text">
      <style:text-properties style:font-name="Arial (Hebrew)" fo:font-weight="normal" officeooo:rsid="013a53e4" style:font-weight-asian="normal" style:font-size-complex="12pt" style:font-weight-complex="normal"/>
    </style:style>
    <style:style style:name="T409" style:family="text">
      <style:text-properties style:font-name="Arial (Hebrew)" fo:font-weight="normal" officeooo:rsid="013c9e69" style:font-weight-asian="normal" style:font-size-complex="12pt" style:font-weight-complex="normal"/>
    </style:style>
    <style:style style:name="T410" style:family="text">
      <style:text-properties style:font-name="Arial (Hebrew)" fo:font-weight="normal" officeooo:rsid="013dda60" style:font-weight-asian="normal" style:font-size-complex="12pt" style:font-weight-complex="normal"/>
    </style:style>
    <style:style style:name="T411" style:family="text">
      <style:text-properties style:font-name="Arial (Hebrew)" fo:font-weight="normal" officeooo:rsid="013fc3e5" style:font-weight-asian="normal" style:font-size-complex="12pt" style:font-weight-complex="normal"/>
    </style:style>
    <style:style style:name="T412" style:family="text">
      <style:text-properties style:font-name="Arial (Hebrew)" fo:font-weight="normal" officeooo:rsid="01405613" style:font-weight-asian="normal" style:font-size-complex="12pt" style:font-weight-complex="normal"/>
    </style:style>
    <style:style style:name="T413" style:family="text">
      <style:text-properties style:font-name="Arial (Hebrew)" fo:font-weight="normal" officeooo:rsid="0140dd21" style:font-weight-asian="normal" style:font-size-complex="12pt" style:font-weight-complex="normal"/>
    </style:style>
    <style:style style:name="T414" style:family="text">
      <style:text-properties style:font-name="Arial (Hebrew)" fo:font-weight="normal" officeooo:rsid="01428112" style:font-weight-asian="normal" style:font-size-complex="12pt" style:font-weight-complex="normal"/>
    </style:style>
    <style:style style:name="T415" style:family="text">
      <style:text-properties style:font-name="Arial (Hebrew)" fo:font-weight="normal" officeooo:rsid="0143de7f" style:font-weight-asian="normal" style:font-size-complex="12pt" style:font-weight-complex="normal"/>
    </style:style>
    <style:style style:name="T416" style:family="text">
      <style:text-properties style:font-name="Arial (Hebrew)" fo:font-weight="normal" officeooo:rsid="014439e3" style:font-weight-asian="normal" style:font-size-complex="12pt" style:font-weight-complex="normal"/>
    </style:style>
    <style:style style:name="T417" style:family="text">
      <style:text-properties style:font-name="Arial (Hebrew)" fo:font-weight="normal" officeooo:rsid="01445b8f" style:font-weight-asian="normal" style:font-size-complex="12pt" style:font-weight-complex="normal"/>
    </style:style>
    <style:style style:name="T418" style:family="text">
      <style:text-properties style:font-name="Arial (Hebrew)" fo:font-weight="normal" officeooo:rsid="0144eb82" style:font-weight-asian="normal" style:font-size-complex="12pt" style:font-weight-complex="normal"/>
    </style:style>
    <style:style style:name="T419" style:family="text">
      <style:text-properties style:font-name="Arial (Hebrew)" fo:font-weight="normal" officeooo:rsid="0147fa72" style:font-weight-asian="normal" style:font-size-complex="12pt" style:font-weight-complex="normal"/>
    </style:style>
    <style:style style:name="T420" style:family="text">
      <style:text-properties style:font-name="Arial (Hebrew)" fo:font-weight="normal" officeooo:rsid="014928c7" style:font-weight-asian="normal" style:font-size-complex="12pt" style:font-weight-complex="normal"/>
    </style:style>
    <style:style style:name="T421" style:family="text">
      <style:text-properties style:font-name="Arial (Hebrew)" fo:font-weight="normal" officeooo:rsid="014c6e4e" style:font-weight-asian="normal" style:font-size-complex="12pt" style:font-weight-complex="normal"/>
    </style:style>
    <style:style style:name="T422" style:family="text">
      <style:text-properties style:font-name="Arial (Hebrew)" fo:font-weight="normal" officeooo:rsid="014d9bde" style:font-weight-asian="normal" style:font-size-complex="12pt" style:font-weight-complex="normal"/>
    </style:style>
    <style:style style:name="T423" style:family="text">
      <style:text-properties style:font-name="Arial (Hebrew)" fo:font-weight="normal" officeooo:rsid="014eaedb" style:font-weight-asian="normal" style:font-size-complex="12pt" style:font-weight-complex="normal"/>
    </style:style>
    <style:style style:name="T424" style:family="text">
      <style:text-properties style:font-name="Arial (Hebrew)" fo:font-weight="normal" officeooo:rsid="01509941" style:font-weight-asian="normal" style:font-size-complex="12pt" style:font-weight-complex="normal"/>
    </style:style>
    <style:style style:name="T425" style:family="text">
      <style:text-properties style:font-name="Arial (Hebrew)" fo:font-weight="normal" officeooo:rsid="0150bdf2" style:font-weight-asian="normal" style:font-size-complex="12pt" style:font-weight-complex="normal"/>
    </style:style>
    <style:style style:name="T426" style:family="text">
      <style:text-properties style:font-name="Arial (Hebrew)" fo:font-weight="normal" officeooo:rsid="0154314e" style:font-weight-asian="normal" style:font-size-complex="12pt" style:font-weight-complex="normal"/>
    </style:style>
    <style:style style:name="T427" style:family="text">
      <style:text-properties style:font-name="Arial (Hebrew)" fo:font-weight="normal" officeooo:rsid="0158280f" style:font-weight-asian="normal" style:font-size-complex="12pt" style:font-weight-complex="normal"/>
    </style:style>
    <style:style style:name="T428" style:family="text">
      <style:text-properties style:font-name="Arial (Hebrew)" fo:font-weight="normal" officeooo:rsid="0159daae" style:font-weight-asian="normal" style:font-size-complex="12pt" style:font-weight-complex="normal"/>
    </style:style>
    <style:style style:name="T429" style:family="text">
      <style:text-properties style:font-name="Arial (Hebrew)" fo:font-weight="normal" officeooo:rsid="015af88d" style:font-weight-asian="normal" style:font-size-complex="12pt" style:font-weight-complex="normal"/>
    </style:style>
    <style:style style:name="T430" style:family="text">
      <style:text-properties style:font-name="Arial (Hebrew)" fo:font-weight="normal" officeooo:rsid="015bb4e0" style:font-weight-asian="normal" style:font-size-complex="12pt" style:font-weight-complex="normal"/>
    </style:style>
    <style:style style:name="T431" style:family="text">
      <style:text-properties style:font-name="Arial (Hebrew)" fo:font-weight="normal" officeooo:rsid="015c1170" style:font-weight-asian="normal" style:font-size-complex="12pt" style:font-weight-complex="normal"/>
    </style:style>
    <style:style style:name="T432" style:family="text">
      <style:text-properties style:font-name="Arial (Hebrew)" fo:font-weight="normal" officeooo:rsid="015c23ed" style:font-weight-asian="normal" style:font-size-complex="12pt" style:font-weight-complex="normal"/>
    </style:style>
    <style:style style:name="T433" style:family="text">
      <style:text-properties style:font-name="Arial (Hebrew)" fo:font-weight="normal" officeooo:rsid="015dc25c" style:font-weight-asian="normal" style:font-size-complex="12pt" style:font-weight-complex="normal"/>
    </style:style>
    <style:style style:name="T434" style:family="text">
      <style:text-properties style:font-name="Arial (Hebrew)" fo:font-weight="normal" officeooo:rsid="015f3b9b" style:font-weight-asian="normal" style:font-size-complex="12pt" style:font-weight-complex="normal"/>
    </style:style>
    <style:style style:name="T435" style:family="text">
      <style:text-properties style:font-name="Arial (Hebrew)" fo:font-weight="normal" officeooo:rsid="0160df2e" style:font-weight-asian="normal" style:font-size-complex="12pt" style:font-weight-complex="normal"/>
    </style:style>
    <style:style style:name="T436" style:family="text">
      <style:text-properties style:font-name="Arial (Hebrew)" fo:font-weight="normal" officeooo:rsid="0162cbfd" style:font-weight-asian="normal" style:font-size-complex="12pt" style:font-weight-complex="normal"/>
    </style:style>
    <style:style style:name="T437" style:family="text">
      <style:text-properties style:font-name="Arial (Hebrew)" fo:font-weight="normal" officeooo:rsid="0163d366" style:font-weight-asian="normal" style:font-size-complex="12pt" style:font-weight-complex="normal"/>
    </style:style>
    <style:style style:name="T438" style:family="text">
      <style:text-properties style:font-name="Arial (Hebrew)" fo:font-weight="normal" officeooo:rsid="01648ef0" style:font-weight-asian="normal" style:font-size-complex="12pt" style:font-weight-complex="normal"/>
    </style:style>
    <style:style style:name="T439" style:family="text">
      <style:text-properties style:font-name="Arial (Hebrew)" fo:font-weight="normal" officeooo:rsid="01656112" style:font-weight-asian="normal" style:font-size-complex="12pt" style:font-weight-complex="normal"/>
    </style:style>
    <style:style style:name="T440" style:family="text">
      <style:text-properties style:font-name="Arial (Hebrew)" fo:font-weight="normal" officeooo:rsid="0166ecd5" style:font-weight-asian="normal" style:font-size-complex="12pt" style:font-weight-complex="normal"/>
    </style:style>
    <style:style style:name="T441" style:family="text">
      <style:text-properties style:font-name="Arial (Hebrew)" fo:font-weight="normal" officeooo:rsid="016892fe" style:font-weight-asian="normal" style:font-size-complex="12pt" style:font-weight-complex="normal"/>
    </style:style>
    <style:style style:name="T442" style:family="text">
      <style:text-properties style:font-name="Arial (Hebrew)" fo:font-weight="normal" officeooo:rsid="016a4c25" style:font-weight-asian="normal" style:font-size-complex="12pt" style:font-weight-complex="normal"/>
    </style:style>
    <style:style style:name="T443" style:family="text">
      <style:text-properties style:font-name="Arial (Hebrew)" fo:font-weight="normal" officeooo:rsid="016c7412" style:font-weight-asian="normal" style:font-size-complex="12pt" style:font-weight-complex="normal"/>
    </style:style>
    <style:style style:name="T444" style:family="text">
      <style:text-properties style:font-name="Arial (Hebrew)" fo:font-weight="normal" officeooo:rsid="016cde2a" style:font-weight-asian="normal" style:font-size-complex="12pt" style:font-weight-complex="normal"/>
    </style:style>
    <style:style style:name="T445" style:family="text">
      <style:text-properties style:font-name="Arial (Hebrew)" fo:font-weight="normal" officeooo:rsid="016dd5a8" style:font-weight-asian="normal" style:font-size-complex="12pt" style:font-weight-complex="normal"/>
    </style:style>
    <style:style style:name="T446" style:family="text">
      <style:text-properties style:font-name="Arial (Hebrew)" fo:font-weight="normal" officeooo:rsid="016e69ac" style:font-weight-asian="normal" style:font-size-complex="12pt" style:font-weight-complex="normal"/>
    </style:style>
    <style:style style:name="T447" style:family="text">
      <style:text-properties style:font-name="Arial (Hebrew)" fo:font-weight="normal" officeooo:rsid="016ff7bb" style:font-weight-asian="normal" style:font-size-complex="12pt" style:font-weight-complex="normal"/>
    </style:style>
    <style:style style:name="T448" style:family="text">
      <style:text-properties style:font-name="Arial (Hebrew)" fo:font-weight="normal" officeooo:rsid="0173e257" style:font-weight-asian="normal" style:font-size-complex="12pt" style:font-weight-complex="normal"/>
    </style:style>
    <style:style style:name="T449" style:family="text">
      <style:text-properties style:font-name="Arial (Hebrew)" fo:font-weight="normal" officeooo:rsid="0173f550" style:font-weight-asian="normal" style:font-size-complex="12pt" style:font-weight-complex="normal"/>
    </style:style>
    <style:style style:name="T450" style:family="text">
      <style:text-properties officeooo:rsid="01428112"/>
    </style:style>
    <style:style style:name="T451" style:family="text">
      <style:text-properties officeooo:rsid="0157b4bc"/>
    </style:style>
    <style:style style:name="T452" style:family="text">
      <style:text-properties officeooo:rsid="01983252"/>
    </style:style>
    <style:style style:name="T453" style:family="text">
      <style:text-properties officeooo:rsid="01cf70b4"/>
    </style:style>
    <style:style style:name="T454" style:family="text">
      <style:text-properties officeooo:rsid="01d152e8"/>
    </style:style>
    <style:style style:name="T455" style:family="text">
      <style:text-properties officeooo:rsid="01d238a5"/>
    </style:style>
    <style:style style:name="T456" style:family="text">
      <style:text-properties officeooo:rsid="01d62f09"/>
    </style:style>
    <style:style style:name="T45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Shofar" style:font-size-complex="12pt" style:language-complex="he" style:country-complex="IL"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7362in" fo:text-indent="-0.25in" fo:margin-left="0.736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9862in" fo:text-indent="-0.25in" fo:margin-left="0.986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2362in" fo:text-indent="-0.25in" fo:margin-left="1.236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4862in" fo:text-indent="-0.25in" fo:margin-left="1.486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7362in" fo:text-indent="-0.25in" fo:margin-left="1.736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9862in" fo:text-indent="-0.25in" fo:margin-left="1.986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2362in" fo:text-indent="-0.25in" fo:margin-left="2.236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4862in" fo:text-indent="-0.25in" fo:margin-left="2.486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7362in" fo:text-indent="-0.25in" fo:margin-left="2.736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9862in" fo:text-indent="-0.25in" fo:margin-left="2.986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7362in" fo:text-indent="-0.25in" fo:margin-left="0.736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9862in" fo:text-indent="-0.25in" fo:margin-left="0.986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2362in" fo:text-indent="-0.25in" fo:margin-left="1.236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4862in" fo:text-indent="-0.25in" fo:margin-left="1.486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7362in" fo:text-indent="-0.25in" fo:margin-left="1.736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9862in" fo:text-indent="-0.25in" fo:margin-left="1.986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2362in" fo:text-indent="-0.25in" fo:margin-left="2.236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4862in" fo:text-indent="-0.25in" fo:margin-left="2.486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7362in" fo:text-indent="-0.25in" fo:margin-left="2.736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9862in" fo:text-indent="-0.25in" fo:margin-left="2.9862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7362in" fo:text-indent="-0.25in" fo:margin-left="0.7362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9862in" fo:text-indent="-0.25in" fo:margin-left="0.9862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2362in" fo:text-indent="-0.25in" fo:margin-left="1.2362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4862in" fo:text-indent="-0.25in" fo:margin-left="1.4862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7362in" fo:text-indent="-0.25in" fo:margin-left="1.7362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9862in" fo:text-indent="-0.25in" fo:margin-left="1.9862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2362in" fo:text-indent="-0.25in" fo:margin-left="2.236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4862in" fo:text-indent="-0.25in" fo:margin-left="2.4862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7362in" fo:text-indent="-0.25in" fo:margin-left="2.7362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9862in" fo:text-indent="-0.25in" fo:margin-left="2.9862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7362in" fo:text-indent="-0.25in" fo:margin-left="0.7362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9862in" fo:text-indent="-0.25in" fo:margin-left="0.9862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2362in" fo:text-indent="-0.25in" fo:margin-left="1.2362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4862in" fo:text-indent="-0.25in" fo:margin-left="1.4862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7362in" fo:text-indent="-0.25in" fo:margin-left="1.7362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9862in" fo:text-indent="-0.25in" fo:margin-left="1.9862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2362in" fo:text-indent="-0.25in" fo:margin-left="2.236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4862in" fo:text-indent="-0.25in" fo:margin-left="2.4862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7362in" fo:text-indent="-0.25in" fo:margin-left="2.7362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9862in" fo:text-indent="-0.25in" fo:margin-left="2.9862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5319029" text:style-name="WWNum2">
        <text:list-item>
          <text:p text:style-name="P143"><text:span text:style-name="T29">*</text:span><text:span text:style-name="T29"><office:annotation loext:resolved="false"><dc:creator>Unknown Author</dc:creator><dc:date>2022-09-06T13:02:33.636000000</dc:date><text:p text:style-name="P154"><text:span text:style-name="T457">הערה על לימוד של “לכת דידך.”</text:span></text:p></office:annotation></text:span><text:span text:style-name="T1">העיר’</text:span> שמחודש שאין לכת של מצוה נחשב שלו, שעושים מצות לעצמינו<text:note text:id="ftn1" text:note-class="endnote"><text:note-citation>א</text:note-citation><text:note-body><text:p text:style-name="P10">קשה, שלכאורה, צריך לעשות מצוה לשם שמים. תי’ א.ד.ר. שאולי ענין המצוה הוא לעשות שינוי באדם (לקרבו לה’). נחשב שהוא שלו כיון שהוא לעשות שינוי בו. אם כן, צ"ל שמה שלא רק רצה לומר שהוא לפעול בו, ולא שהוא להנות לו.</text:p><text:p text:style-name="P10">גם היה אפשר לומר שרבי מקשה מציורים שאדם עשה מצוה שלא לשמו, אבל לא היה לשונו משמע כן.</text:p></text:note-body></text:note>, ולא לה’. <text:span text:style-name="T1">באר </text:span><text:span text:style-name="T11">שרק </text:span>מחמת שהוא מיותר דורשים כן.</text:p>
        </text:list-item>
        <text:list-item>
          <text:p text:style-name="P144"><text:span text:style-name="T11"><office:annotation loext:resolved="false"><dc:creator>Unknown Author</dc:creator><dc:date>2022-09-06T13:03:21.932000000</dc:date><text:p text:style-name="P154"><text:span text:style-name="T457">עוסק במצוה קלה</text:span></text:p><text:p text:style-name="P154"><text:span text:style-name="T457">עוסק בדרבנן</text:span></text:p><text:p text:style-name="P154"><text:span text:style-name="T457">עוסק בספק</text:span></text:p><text:p text:style-name="P154"><text:span text:style-name="T457">עוסק במצוה קיומית</text:span></text:p><text:p text:style-name="P154"><text:span text:style-name="T457">ביאור פטור עוב”מ</text:span></text:p><text:p text:style-name="P154"><text:span text:style-name="T457">פטור כשעוסק בת”ת</text:span></text:p><text:p text:style-name="P154"><text:span text:style-name="T457">ביאור פטור אונס</text:span></text:p></office:annotation></text:span><text:span text:style-name="T11">דן </text:span><text:span text:style-name="T1">ר’</text:span><text:span text:style-name="T11"> אם דין שנל’ מק"פ הוא רק אם קדם לזמן חיובו</text:span><text:span text:style-name="T11"><text:note text:id="ftn2" text:note-class="endnote"><text:note-citation>ב</text:note-citation><text:note-body><text:p text:style-name="P11">ק"ק למה לא אומרים שכיון שאין צד השוה, נלמד כל דיניהם. אפשר שאין זה פירכא אלא הוא דין שאין בו. זה אומר שאולי אומרים דיו. יש לדון לעולם מתי אומרים שהוא פירכא ומתי אומרים דיו. גם יש לומר שדן רבי אם שניהם חד דין (אותו סיבה לשניהם) או דין אחד, שרק אם הוא דין אחד יכולים לעשות צד השוה. כן משמע מלשונו.</text:p></text:note-body></text:note></text:span><text:span text:style-name="T11">. דנים </text:span><text:span text:style-name="T1">אחרונים</text:span><text:span text:style-name="T11"> בזה ב</text:span><text:span text:style-name="T1">עוסק במצוה דרבנן</text:span><text:span text:style-name="T11"> לפטור מדאו’. אולי זה רק מפני שסוברים שדין עוסק (לאחר זמן חיוב) הוא רק כשהם שווים. גם יש לומר שסוברים שלימוד מק"פ הוא רק כששניהם דאו’, שאין דרבנן נחשב מצוה כלל</text:span><text:span text:style-name="T11"><text:note text:id="ftn3" text:note-class="endnote"><text:note-citation>ג</text:note-citation><text:note-body><text:p text:style-name="P11">אם אינו נחשב מצוה דאו’, צריך ביאור למה צריך לעשותו. ואולי כמו שצריכים לשמוע לה’ (לאיזה סיבה שהוא), צריכים לשמוע לרבנן. ויש לדון, שה’ קונה אותנו, ולא רבנן. </text:p></text:note-body></text:note></text:span><text:span text:style-name="T11"><text:note text:id="ftn4" text:note-class="footnote"><text:note-citation>1</text:note-citation><text:note-body><text:p text:style-name="P3">זה דיון בדרך כלל- מהו מצוה דרבנן בנוגע לדינים דאורייתא. אמר’ שאולי זה תלוי במחלקת רמב"ם ורמב"ן.</text:p></text:note-body></text:note></text:span><text:span text:style-name="T11">. </text:span><text:span text:style-name="T1">ר"א</text:span><text:span text:style-name="T11"> מניח</text:span><text:span text:style-name="T11"><text:note text:id="ftn5" text:note-class="footnote"><text:note-citation>2</text:note-citation><text:note-body><text:p text:style-name="P3">אבל בסוף דבריו, אינו כ"כ פשוט לו כן</text:p></text:note-body></text:note></text:span><text:span text:style-name="T11"> מסברה שפוטר מפני שאינו "דידך,” אף שאינו מצוה. מפני"ז, חול’ על </text:span><text:span text:style-name="T1">שאג"א</text:span><text:span text:style-name="T11"> שמחייב מי שעוסק בספק מצוה</text:span><text:span text:style-name="T11"><text:note text:id="ftn6" text:note-class="endnote"><text:note-citation>ד</text:note-citation><text:note-body><text:p text:style-name="P12">יש לדון למה לא אומרים שכיון שיש לו ספק אם יפטור, שב ואל תעשה עדיף, וישאר לעשות ראשון. ואולי מחמת שהוא רק ספק, אינו פוטר. ותחשב.</text:p></text:note-body></text:note></text:span><text:span text:style-name="T11">. </text:span><text:span text:style-name="T1">רש"י</text:span><text:span text:style-name="T11"> מבאר (כאן ובמק"א) שמצוה כולל ת"ת וקבלת פני רב. ק’, שלכאורה, אינו יותר מדברי קבלה. משמע כר"א.</text:span><text:span text:style-name="T11"><text:note text:id="ftn7" text:note-class="footnote"><text:note-citation>3</text:note-citation><text:note-body><text:p text:style-name="P3">דנים בזה אחרונים</text:p></text:note-body></text:note></text:span><text:span text:style-name="T11"> יש </text:span><text:span text:style-name="T1">אחרונים</text:span><text:span text:style-name="T11"> שדוחים שמקיים כבוד רב</text:span><text:span text:style-name="T11"><text:note text:id="ftn8" text:note-class="footnote"><text:note-citation>4</text:note-citation><text:note-body><text:p text:style-name="P3">לכאורה, זה מניח שהיה ריש גלותא (עיין באותו מעשה) ת"ח. אף בלי זה, אולי י"ל שהיה סימן של ת"ת, אף שלא היה ת"ח.</text:p></text:note-body></text:note></text:span><text:span text:style-name="T11">, ורק חייב מדרבנן. אז, תלוי באם </text:span><text:span text:style-name="T1">עוסק במצוה קיומית</text:span><text:span text:style-name="T1"><text:note text:id="ftn9" text:note-class="endnote"><text:note-citation>ה</text:note-citation><text:note-body><text:p text:style-name="P13">לכאורה, יש שלש צדדים בזה:</text:p><text:list xml:id="list1491548784" text:style-name="L1"><text:list-item><text:p text:style-name="P126">סימן הוא, שכיון שאינונ חייב בה, מסתמא אינו כל כך חשוב. ק"ק, שאומרים כן גבי ציצית. שם, חייב, אלא שאינו לעולם ציורו. ויש לדון, שאולי מה שאינו נמצא בכל כך ציורים ואינו מוכרח לבא מוכיח שאינו כל כך טוב. קשה על צד זה למה לא אומרים כן בכמה ציורים, כמו כבוד רב (שאינו צריך להיות לו רב), או פדיון שבויים. אמר א.ד.ר. שאולי הענין הוא שיכול לסלקם. יש לדון אם יכול לסלק מצות כבוד רב (יש לדון עד מתי נחשב רבו).</text:p></text:list-item><text:list-item><text:p text:style-name="P126">יותר טוב לקיים חיוב מפני שאז מקיים מה שציווה לו ה’ לעשות. <text:span text:style-name="T48">(באמת, יש לומר כאן כל סברה של מצווה ועושה.)</text:span></text:p></text:list-item><text:list-item><text:p text:style-name="P126">אולי יש עדיין קצת חיוב כשהוא אנוס או כדומה (צריך ביאור מה זה אומר; עיין לקמן אי"ה), ורע לבטל אותו חיוב. <text:span text:style-name="T45">קשה, שאור זרוע סובר כר"ן (ואז, יכול לבטל השני אם רוצה).</text:span></text:p></text:list-item></text:list></text:note-body></text:note></text:span><text:span text:style-name="T11"> פטור. </text:span><text:span text:style-name="T1">א"ז</text:span><text:span text:style-name="T11"> חל’</text:span><text:span text:style-name="T11"><text:note text:id="ftn10" text:note-class="endnote"><text:note-citation>ו</text:note-citation><text:note-body><text:p text:style-name="P2">יש שכ’ שהוא מצוה להיות מהול. אולי הוא ראיה נג"ז ממה שאין אומרים שזה ראיה שצ"ל עסוק או שא"א לקיי"ש.</text:p></text:note-body></text:note></text:span><text:span text:style-name="T11"> על </text:span><text:span text:style-name="T1">תוד"ה </text:span><text:span text:style-name="T11">שלוחי מצוה (ומגדיר שלובש ציצית חייב שרק מי שעוסק, ולא רק מקיים, במצוה פטור), וכ’ שאין בנתינת ציצית עליו פטור, שאינו חייב ללבוש בגד. נמצא שאין מ"ק פוטר.</text:span><text:span text:style-name="T11"><text:note text:id="ftn11" text:note-class="endnote"><text:note-citation>ז</text:note-citation><text:note-body><text:p text:style-name="P2">אפשר לומר שהסברה שאין מ"ק דוחה הוא שלא היה לו לעשותו. כאן, צריך לעשותו, שחייב מדרבנן. אז, מהני, שהוא מצוה מדאו’, וחייב בו.</text:p></text:note-body></text:note></text:span><text:span text:style-name="T11"> גם ק’ על רש"י שלכאו’, אין עוסק בת"ת פטור. </text:span><text:span text:style-name="T1">גמ’ </text:span><text:span text:style-name="T11">אומר שהפ’ ר"ש לק"ש, כיון שהיה דאו’.</text:span><text:span text:style-name="T1"> ירושלמי</text:span><text:span text:style-name="T11"> חול’, ומק’ איך יפטר כיון שהוא לומד. מת’ ש”הכא שינון והכא שינון.” לכאו’, אז, אין פטור. </text:span><text:span text:style-name="T1">ירושלמי</text:span><text:span text:style-name="T11"> מבאר שחייב כיון שת"ת צ"ל ע"מ לעשות.</text:span><text:span text:style-name="T11"><text:note text:id="ftn12" text:note-class="footnote"><text:note-citation>5</text:note-citation><text:note-body><text:p text:style-name="P3">אמר’ שאינו מבינו כל כך, <text:span text:style-name="T40">שזה מבאר רק למה לא יפטור אם לעולם עוסק (שלא יקיי"מ לעולם).</text:span> הוסיף ר’ שיש שאומרים פשטים אחרים <text:span text:style-name="T41">(כ’ לקמן).</text:span></text:p></text:note-body></text:note></text:span><text:span text:style-name="T11"> </text:span><text:span text:style-name="T1">או"ש</text:span><text:span text:style-name="T11"> מחלק בין לימוד ושימוש</text:span><text:span text:style-name="T11"><text:note text:id="ftn13" text:note-class="endnote"><text:note-citation>ח</text:note-citation><text:note-body><text:p text:style-name="P14">יש לציין לתוס’ כתובות (יז) שאומר כן בפירוש.</text:p></text:note-body></text:note></text:span><text:span text:style-name="T11"><text:note text:id="ftn14" text:note-class="footnote"><text:note-citation>6</text:note-citation><text:note-body><text:p text:style-name="P3">“גדול שימושה יותר מגידולה." </text:p></text:note-body></text:note></text:span><text:span text:style-name="T11">. צריך לבאר מהו מצות שימוש שיעשה שאינו צריך להיות ע"מ לעשות. </text:span><text:span text:style-name="T1">מהר"ח או"ז</text:span><text:span text:style-name="T11"> כ’ שלאביו, בחורים פטורים ממצות. גם ע"ז צ"ב למה ת"ת פוטר. כ’ שיכולים, ואף יכולים לברך. נמצא שיש קיום.</text:span><text:span text:style-name="T11"><text:note text:id="ftn15" text:note-class="footnote"><text:note-citation>7</text:note-citation><text:note-body><text:p text:style-name="P20"><text:s text:c="4"/>ר"א דן בזה.</text:p></text:note-body></text:note></text:span><text:span text:style-name="T30">**</text:span><text:span text:style-name="T2"> חזרנו</text:span><text:span text:style-name="T12"> לדיון של </text:span><text:span text:style-name="T2">מ"ק</text:span><text:span text:style-name="T12">. הסיבה לחייב בעוסק במ"ק הוא שאינו צריך לעשותו. (ואינו נכון שלא יכול להדרש, שיכול להשמע מקרא.) </text:span><text:span text:style-name="T2">נתיבות</text:span><text:span text:style-name="T12"> כ’ שאין מ"ק פוטר (ולכן, אין גבאי צדקה</text:span><text:span text:style-name="T12"><text:note text:id="ftn16" text:note-class="endnote"><text:note-citation>ט</text:note-citation><text:note-body><text:p text:style-name="P4">אפשר שהוא חיוב על ציבור שיהיה אחד מהם עושה כן.</text:p></text:note-body></text:note></text:span><text:span text:style-name="T12"> פטור). </text:span><text:span text:style-name="T2">אחרונים</text:span><text:span text:style-name="T12"> מק’ מפטור כות’ ספרים</text:span><text:span text:style-name="T12"><text:note text:id="ftn17" text:note-class="footnote"><text:note-citation>8</text:note-citation><text:note-body><text:p text:style-name="P5">לכאורה, הפטור הוא ת"ת, כתיבת ס"ת, וקה"ת.</text:p></text:note-body></text:note></text:span><text:span text:style-name="T12">. </text:span><text:span text:style-name="T2">ר’</text:span><text:span text:style-name="T12"> ח’ שכאן עוזר למחוייב, וגורם מ"ח</text:span><text:span text:style-name="T12"><text:note text:id="ftn18" text:note-class="endnote"><text:note-citation>י</text:note-citation><text:note-body><text:p text:style-name="P15">ואז הוא דומה לכל הכשר שאומר גמרא (כמו הליכה ללמוד ת"ת)</text:p></text:note-body></text:note></text:span><text:span text:style-name="T12">. ק’ מפטור מוכרי מזוזות ותכלת. </text:span><text:span text:style-name="T13">יש שכת’ שמוכ’ תכלת מכרו לביהמ"ק</text:span><text:span text:style-name="T13"><text:note text:id="ftn19" text:note-class="endnote"><text:note-citation>יא</text:note-citation><text:note-body><text:p text:style-name="P16">הק’ רבי עדיין ממזוזה. ויש לדון, שהיו מקומות בבית המקדש שהיו חייבים במזוזה, והיו כהנים כפופים לישב שם. ויש לדון, שלכאורה, זה תלוי באם הוא סימן או סיבה. (וזה באמת כעין מה שנתרץ לקמן, אלא שמכריחים אותו).</text:p></text:note-body></text:note></text:span><text:span text:style-name="T13">. דחוק. </text:span><text:span text:style-name="T3">העיר</text:span><text:span text:style-name="T13">’ שבאלו חייב כשלובש בגד או דר בבית</text:span><text:span text:style-name="T13"><text:note text:id="ftn20" text:note-class="endnote"><text:note-citation>יב</text:note-citation><text:note-body><text:p text:style-name="P16">יש להעיר שעדיין רק ספק הוא. ויש לדון אם מצוי הוא שבני אדם יחייבו את עצמם, שמחלקת הוא אם מותר לדור בלי מזוזה או ללבוש בגד בלי ציצית. (נראה שהוא תלוי באם מתחיל להיות חייב כשלובש כיון שאז יש יותר טוב שיכול לעשות או שאז יש רע שנעשה, ואז יש צורך לאותו טוב. יש להעיר שלצד ראשון, צריך לומר שלא יחייב תורה שני דברים כדי להגיע אל אותו טוב (שאי לאו הכי, היה לו לתורה לחייב ללבוש ושוב ללבוש ציצית.) לשני, צ"ל שמה שיש ענין ללבוש בגד הוא לקיים צווי ה’.) ויש לדון, שעדיין יכול ללבוש לבן. </text:p><text:p text:style-name="P16"><text:tab/>ואולי על הכל, מסתמא יהיה אחד שילבש קודם, ואי אפשר להשיגו אם לא יכול ללבוש לכל מי שרוצה. ויש לדון, שאטו אם ימעט באחד לא יוכל, ואז יצטרך למעט עד שממש לא יוכל. ויש לדון.</text:p><text:p text:style-name="P16"><text:tab/>גם אפשר שרבי רק עשה אוקימתא בזה.</text:p></text:note-body></text:note></text:span><text:span text:style-name="T13"> </text:span><text:span text:style-name="T14">(עדיין קצת חלוק, שיכול לפטור את עצמו לפשט בגדו או לצאת. עדיין, יש חיוב, ויש יכולת למנעו.</text:span><text:span text:style-name="T14"><text:note text:id="ftn21" text:note-class="endnote"><text:note-citation>יג</text:note-citation><text:note-body><text:p text:style-name="P16">יש לדון בזה לפי הצדדים שכתבנו לעיל בביאור ענין מ"ק:</text:p><text:list xml:id="list3939750881" text:style-name="L2"><text:list-item><text:p text:style-name="P127">לצד ראשון, לכאורה, קשה, שבין כך ובין כך עושה אותו דבר (מקיים חיוב על ידי מה שיש על בגדו ציצית כשלובשו). </text:p></text:list-item><text:list-item><text:p text:style-name="P127">צד שני כצד ראשון. <text:span text:style-name="T46">א.ר. תירץ לשניהם לומר שצריך להיות גורם לעסק בחיוב (א"ז לשיטתו). ויש לדון, שאולי רק צריך להיות עוסק במה שעושה מעכשיו. ויש לדון. ואולי תלוי באם מה שעושה עכשיו דוחה או במה שעתיד להיות. </text:span><text:span text:style-name="T47">גם יש לומר שכיון שאינו זמן חיוב של מצוה ראשון, אינו פוטר (כמו סברת גמרא).</text:span></text:p></text:list-item><text:list-item><text:p text:style-name="P128">לכאורה, לזה קשה למה לא יחייב לפטור את עצמו ולבחור החיוב. ויש לדון, שאולי אינו חייב כן כאן כיון שהוא טירחא לו. ודחוק.</text:p></text:list-item></text:list></text:note-body></text:note></text:span><text:span text:style-name="T14">)</text:span><text:span text:style-name="T13">. אז, אלו גורמים מ"ח. </text:span><text:span text:style-name="T2">חזרנו</text:span><text:span text:style-name="T12"> לדיון של</text:span><text:span text:style-name="T2"> קבלת פני רב</text:span><text:span text:style-name="T12">. מ</text:span><text:span text:style-name="T2">שאג"א</text:span><text:span text:style-name="T12"> נראה שבעניני כבוד, חיובי רבנן נעשים מדאו’, שנעשה חלק מכבודו.</text:span><text:span text:style-name="T12"><text:note text:id="ftn22" text:note-class="footnote"><text:note-citation>9</text:note-citation><text:note-body><text:p text:style-name="P5">כמו כן אומרים שכיון שנוהגים לעמוד כשארון פתוח (ואולי נהגו כן רק מפני שהוא סימן לחשיבות של אותו תפלה), צריכים לעמוד, שכבוד הוא לעשות כמו שנוהגים לכבד.<text:span text:style-name="T1"> </text:span><text:span text:style-name="T11">(</text:span><text:span text:style-name="T1">ט"ז</text:span><text:span text:style-name="T11">)</text:span></text:p></text:note-body></text:note></text:span><text:span text:style-name="T4">חזרנו</text:span><text:span text:style-name="T15"> לדיון על דין דרבנן. לכאורה, שושבינים הם דרבנן. דנים </text:span><text:span text:style-name="T4">ראשונים</text:span><text:span text:style-name="T15"> אם גמ’ פוטר מח’ עב"מ</text:span><text:span text:style-name="T15"><text:note text:id="ftn23" text:note-class="footnote"><text:note-citation>10</text:note-citation><text:note-body><text:p text:style-name="P7">כן סוברש"י</text:p></text:note-body></text:note></text:span><text:span text:style-name="T15"> </text:span><text:span text:style-name="T16">או מצטער</text:span><text:span text:style-name="T16"><text:note text:id="ftn24" text:note-class="footnote"><text:note-citation>11</text:note-citation><text:note-body><text:p text:style-name="P6">אמר’ שאינו ממש מצטער.</text:p></text:note-body></text:note></text:span><text:span text:style-name="T16">. </text:span><text:span text:style-name="T5">חזרנו</text:span><text:span text:style-name="T17"> לדיון של ת"ת. דנים </text:span><text:span text:style-name="T5">אחרונים </text:span><text:span text:style-name="T17">ל"ל יפטור. </text:span><text:span text:style-name="T18">אפשר שבאים לבאר דין מי שאינו עוסק תמיד (שאולי אין לו סברת ירושלמי</text:span><text:span text:style-name="T18"><text:note text:id="ftn25" text:note-class="footnote"><text:note-citation>12</text:note-citation><text:note-body><text:p text:style-name="P8">ע’ ב5.</text:p></text:note-body></text:note></text:span><text:span text:style-name="T18"><text:note text:id="ftn26" text:note-class="endnote"><text:note-citation>יד</text:note-citation><text:note-body><text:p text:style-name="P87">עדיין יל"ד למה אין ירושלמי אומר <text:s/>אותו סברה.</text:p></text:note-body></text:note></text:span><text:span text:style-name="T18">). </text:span><text:span text:style-name="T6">רמב"ם</text:span><text:span text:style-name="T18"> כ’ שלומד חייב בק"ש ותפלה, אבל גם פסק שמי שלומד פטור מנשואים שעב"מ פטור. </text:span><text:span text:style-name="T7">קה"י</text:span><text:span text:style-name="T19"> כ’ </text:span><text:span text:style-name="T20">שח’ ת"ת תלוי במצב אדם (שיכול לבטל אם צ’ </text:span><text:span text:style-name="T24">פרנסה</text:span><text:span text:style-name="T24"><text:note text:id="ftn27" text:note-class="endnote"><text:note-citation>טו</text:note-citation><text:note-body><text:p text:style-name="P18">יש לדון מהיכי תיתי שאין זה מחמת שהוא אנוס. ואפשר שהגדר הוא גדול ביותר. ודחוק.</text:p></text:note-body></text:note></text:span><text:span text:style-name="T24"> וכדו’</text:span><text:span text:style-name="T20">). ברב מצות, יש מח’ ואינו </text:span><text:span text:style-name="T21">יכול</text:span><text:span text:style-name="T20"> לעשות ומי שאינו מח’</text:span><text:span text:style-name="T20"><text:note text:id="ftn28" text:note-class="footnote"><text:note-citation>13</text:note-citation><text:note-body><text:p text:style-name="P9">רא"ש כ’ בזה נפק"מ <text:span text:style-name="T42">אם יש עליו תשלומין. </text:span><text:span text:style-name="T43">ויש סתירות בענין זה בפוס’. </text:span><text:span text:style-name="T44">גם יש נפ"מ באם יש ענין לקיימו.</text:span></text:p></text:note-body></text:note></text:span><text:span text:style-name="T20">. </text:span><text:span text:style-name="T22">אז, יש לדון אם יש למי שעסק במצוה פטור. כ’ </text:span><text:span text:style-name="T8">רא"ש</text:span><text:span text:style-name="T22"> שאין תשלומין. </text:span><text:span text:style-name="T25">קה"י כ’ ש</text:span><text:span text:style-name="T23">בתורה, אם צ’ לעשות עוד מצות, אינו מח’, </text:span><text:span text:style-name="T24">שחיובו תלוי על מצבו. </text:span><text:span text:style-name="T25">יותר טוב, אז, שת"ת, שלא מח’ בו, יידחה. </text:span><text:span text:style-name="T26">תולה דיון אם עס"מ יש בו חיוב</text:span><text:span text:style-name="T26"><text:note text:id="ftn29" text:note-class="endnote"><text:note-citation>טז</text:note-citation><text:note-body><text:p text:style-name="P17">יש לדון מה זה אומר:</text:p><text:list xml:id="list630655253" text:style-name="L3"><text:list-item><text:p text:style-name="P129">אולי דן אם יש צו<text:span text:style-name="T49">רך </text:span><text:s/>לחיוב. זה אומר, שאומר שאולי יש רק סיבה אחד שפטור (שאינו יכול), <text:span text:style-name="T49">ואולי יש עוד סיבה, והוא שהוא חלוק משאר אנשים (למשל, נפגם בקדושתו), וזה עושה שאינו מקיים מצוה. ויש לדון למה נחשב כן. א.’.ר. אמר שאולי כיון שא"א לקיימו, ה’ מקיימו לו. זה מניח שיכול ה’ לקיימו. </text:span><text:span text:style-name="T51">(ואם תאמר מה אם הסיבה הוא דבר שהוא בעולם הזה, שאז, לכאורה, אין ה’ עושה אותו. ונראה שאולי עושה ה’ תוצאות אותו דבר. ויש לדון.)</text:span><text:span text:style-name="T49"> ויש לדון. </text:span><text:span text:style-name="T50">גם אפשר שאולי יש שייכות בין צורך מצוה לבין מה שצריך כדי לעשותו (למשל, מי שאינו חייב בסוכה כיון שאין לו הוא מחוסר בבחינת דירתו. אז, נמצא שאין מה שדר בו דירתו כל כך, ואולי אינו רע. כמו כן, יש לומר שמי שאינו מניח תפילין כיון שאין לו יד הוא מפני שאינו צריך ליחד ידו לה’ או כדומה. ועדיין יהיו ציורים שיש לדון בהם (כמו מי שאין לו תפילין).)</text:span></text:p></text:list-item><text:list-item><text:p text:style-name="P130">אולי דן אם ה’ אמר חיוב (והיה פשוט שאינו חייב אם א"א) או שאמר שחייב בציורים חוץ מזה. זה מניח שהיות בתוך דיבורי ה’ חשוב.</text:p></text:list-item></text:list></text:note-body></text:note></text:span><text:span text:style-name="T26"> על מח’ </text:span><text:span text:style-name="T9">תוס’ </text:span><text:span text:style-name="T26">ו</text:span><text:span text:style-name="T9">ר"ן</text:span><text:span text:style-name="T26">. </text:span><text:span text:style-name="T27">אז, ביאורו בת"ת רק </text:span><text:span text:style-name="T28">יבאר כ</text:span><text:span text:style-name="T27">תוס</text:span><text:span text:style-name="T27"><text:note text:id="ftn30" text:note-class="endnote"><text:note-citation>יז</text:note-citation><text:note-body><text:p text:style-name="P19">ואם תאמר לצד ראשון שבארנו איך יש לברך. וצריך לומר שעדיין יש קצת צורך. <text:span text:style-name="T52">אם כן, יכול לומר שאין לתורה כל כך צורך. </text:span><text:span text:style-name="T53">ואולי רק אין הוכחה </text:span><text:span text:style-name="T54">שיהיה לתורה פחות מזה.</text:span></text:p></text:note-body></text:note></text:span><text:span text:style-name="T27">’.</text:span><text:span text:style-name="T31">*** </text:span><text:span text:style-name="T58">כ’ </text:span><text:span text:style-name="T206">ר"א </text:span><text:span text:style-name="T79">כ’ לבאר ש</text:span><text:span text:style-name="T194">שאג"א</text:span><text:span text:style-name="T58"> </text:span><text:span text:style-name="T80">על פי מה </text:span><text:span text:style-name="T59">ש</text:span><text:span text:style-name="T57">מי שמחוייב ציצית מדרבנן יכול ללבשם בשבת, ולא נחשבים משא. משמע שלזה מצוה דרבנן מהני</text:span><text:span text:style-name="T57"><text:note text:id="ftn31" text:note-class="endnote"><text:note-citation>יח</text:note-citation><text:note-body><text:p text:style-name="P37">צריך ביאור מה דן כאן. לכאורה, יש שני סיבות להניח שיהיה לספק מצוה פטור עב"מ:</text:p><text:list xml:id="list650635182" text:style-name="L4"><text:list-item><text:p text:style-name="P131">אולי הוא מצוה.</text:p></text:list-item><text:list-item><text:p text:style-name="P131">יש מצוה לחוש לספק.</text:p></text:list-item></text:list><text:p text:style-name="P37"><text:tab/>לכאורה, כאן דן על הראשון (שרבי ידון לקמן על השני). אם כן, קשה למה לא נכול לת’ באופן יותר פשוט שיש סיבה גדולה למה לא נחוש לספק, והוא שהוא רק ספק. ויש לומר שסובר שכיוןש נעשה לשם ה’ (שנעשה לצד ספק), לא יהיה דידך. <text:span text:style-name="T355">אם כן, פשוט הוא שאין ציצית מגלה כלום, שאין צד שציצית יתלו במה נחשב דידך. </text:span><text:span text:style-name="T356">יש לומר שאולי סובר שתלוי ציצית בלמה מוציא אותו, אם מוציא אותו לצורך המשוי, או לצורך שכוללו לחלק מבגד. כאן, מוציאו כדי שיהיה ציצית עם הבגד. זהו צורך הכוללו עם הבגד, ואז לא יהיה משא. אלא צריך לומר שרצון כזה לא יהני.</text:span></text:p></text:note-body></text:note></text:span><text:span text:style-name="T57">. מי שמחוייב מספק א"י ללבשם בשבת. נמצא שלא נחשבים מצוה. </text:span><text:span text:style-name="T58">אם כן, אף לגבי פטור עס”מ, אולי יש לחלק בין דרבנן לספק. יש לדון למה לא נאמר שמה שעוסק במצות ספק דאו’ </text:span><text:span text:style-name="T95">לחומרא</text:span><text:span text:style-name="T95"><text:note text:id="ftn32" text:note-class="endnote"><text:note-citation>יט</text:note-citation><text:note-body><text:p text:style-name="P38">יש להעיר שאין לומר שהוא רק מצוה קלה כיון שרק יש לו סיבה של ספק, שנאמר שהוא גזירה עם טוב של חצאים (שבחצי המקומות יעשה טוב), שהוא, לכאורה, יותר טוב של רוב גזירות.</text:p></text:note-body></text:note></text:span><text:span text:style-name="T95"> </text:span><text:span text:style-name="T58">פוטר. </text:span><text:span text:style-name="T193">העיר’</text:span><text:span text:style-name="T58"> שאין לדמות זה לציצית, שאין קיו"מ סיבה לעשות שאינו משא, אלא שמצות ציצית עושה הציציות נוי לבגד</text:span><text:span text:style-name="T58"><text:note text:id="ftn33" text:note-class="footnote"><text:note-citation>14</text:note-citation><text:note-body><text:p text:style-name="P21">אחר שאמר רבי כן, חזר לומר שאינו רק מחמת שהוא נוי, אלא יכול להיות רק שהוא מצורת בגד.</text:p></text:note-body></text:note></text:span><text:span text:style-name="T58"> (וחלק של בגד). כשחייב מדרבנן, נעשה צורה של בגד</text:span><text:span text:style-name="T58"><text:note text:id="ftn34" text:note-class="endnote"><text:note-citation>כ</text:note-citation><text:note-body><text:p text:style-name="P39">יש לדון מהו הביאור בזה:</text:p><text:list xml:id="list2811023484" text:style-name="L5"><text:list-item><text:p text:style-name="P132">אפשר שהוא שכיון שעושה דבר טוב עם מה שהם ביחד (שזהו הגורם מצוה), הם יותר ביחד. ספק אולי אינו עשה דבר טוב. זה צריך להניח שבכל דרבנן עושה טוב, אבל בספק אינו כן. יש לדון אם צירך לכך, שיש לומר שדרבנן רק מקיים מה שמקיים ציווי של רבנן. ויש לדון.</text:p></text:list-item><text:list-item><text:p text:style-name="P132">אפשר שיש יחס ביניהם במה שזה מתיר זה.</text:p></text:list-item><text:list-item><text:p text:style-name="P133">אפשר שנחשבים בגד כיון שכן מדרהרים. מדרהרים כן כיון שתקנו רבנן עליו בדווקא ללבשם יחד. ותחשב.</text:p></text:list-item></text:list><text:p text:style-name="P40">דע שיש לדון אם רבי אומר כן לומר עוד קשיא על ר"א (לומר שאינו תלוי באם הוא מצוה) או שאמר כן לת’ למש"א (אבל לא לת’ לר"א) שיש דרבנן של סדאל"ח.</text:p></text:note-body></text:note></text:span><text:span text:style-name="T58">. </text:span><text:span text:style-name="T59">בספק, אינו כן, שלא ידוע שהוא בגד.</text:span><text:span text:style-name="T59"><text:note text:id="ftn35" text:note-class="footnote"><text:note-citation>15</text:note-citation><text:note-body><text:p text:style-name="P34"><text:s text:c="2"/>לחלק, אז, בין ספק מצוה למצוה דרבנן, צריך לומר דרך אחר היותר לומדי.</text:p></text:note-body></text:note></text:span><text:span text:style-name="T59"> </text:span><text:span text:style-name="T194">חזרנו</text:span><text:span text:style-name="T59"> לקה"י. הק’ </text:span><text:span text:style-name="T194">ר"א</text:span><text:span text:style-name="T59"> איך יפטור אדם מצדקה מחמת עסק במצוה; הרי יש לאווים בצדקה (ולא פוטר לאו). </text:span><text:span text:style-name="T194">יש</text:span><text:span text:style-name="T59"> שמת’ שפוטר אף מלאו שעובר בשב ואל תעשה. ת’ ר"א שלאו נולד מעשה</text:span><text:span text:style-name="T59"><text:note text:id="ftn36" text:note-class="endnote"><text:note-citation>כא</text:note-citation><text:note-body><text:p text:style-name="P41">לכאורה, זה אומר שמה שהוא רע הוא מה שלא עשה ס"ט (או שעשה ה’ כן כיון שרצה שייעשו או שמה שלא ייעשו עושה רע אחר), ולא מפני שמעשה של ביטול גורם דבר אחר רע.</text:p></text:note-body></text:note></text:span><text:span text:style-name="T59">.</text:span><text:span text:style-name="T59"><text:note text:id="ftn37" text:note-class="footnote"><text:note-citation>16</text:note-citation><text:note-body><text:p text:style-name="P22">מדמים אותו ל<text:span text:style-name="T351">רמב"ן וכמה </text:span>ראשונים שמבארים על פי זה מה שנשים חייבות במעקה רק כיון שאין זמנו גרמא, ואף שיש בו לאו. <text:span text:style-name="T352">יש, לכאורה, ראשונים החולקים על זה ואומרים שלפעמים עובר רק על לאו ולא על עשה.</text:span></text:p></text:note-body></text:note></text:span><text:span text:style-name="T59"> </text:span><text:span text:style-name="T60">באר"א שייפטר מלאו רק אם אין לו עשה (כמש"כ קה"י בר"ן). מדמה אותו לאונס כיון שמניח שאונס כן. </text:span><text:span text:style-name="T195">העיר’</text:span><text:span text:style-name="T60"> שאפשר שכיון שאינו צריך לעשות העשה</text:span><text:span text:style-name="T60"><text:note text:id="ftn38" text:note-class="endnote"><text:note-citation>כב</text:note-citation><text:note-body><text:p text:style-name="P41">לכוארה, זה אומר שמה שהוא רע הוא מה שלא מקיים ציווי של עשה. <text:span text:style-name="T357">גם יש לומר כמש"כ לעיל, ומביא ראיה ממה שאין עשה שלא הקפיד ה’ כל כך על סיבה זה. ויש לדון, שאז צ"ב איך ידועים שאינו להיפך.</text:span></text:p></text:note-body></text:note></text:span><text:span text:style-name="T60">, יפטור מלאו. </text:span><text:span text:style-name="T61">(כשמבאר </text:span><text:span text:style-name="T196">קה"י</text:span><text:span text:style-name="T61"> צד זה, אומר שעשה תורה שהוא אנוס. א"א שהוא קשה ביותר, שאינו כן במציאות</text:span><text:span text:style-name="T61"><text:note text:id="ftn39" text:note-class="endnote"><text:note-citation>כג</text:note-citation><text:note-body><text:p text:style-name="P42">ואין לומר <text:span text:style-name="T358">שכיון שעושה מצוה הוא קשה לעשות מצוה אחרת, שאם כן אין צריכים שדבר ראשון הוא מצוה. ויש לדון, שהיה אפשר לומר שאונס נקרא כשמאבד דבר לקיים אותו מצוה. כאן, מאבד מצוה שניה.</text:span></text:p></text:note-body></text:note></text:span><text:span text:style-name="T61">, וגם אין זה סיבה לפטור. אז, צריך ביאור דמיון לאונס. </text:span><text:span text:style-name="T62">באמת, דיון ר”א הוא אם הוא מצוה או לא (ולא מזכיר צד שהוא אונס </text:span><text:span text:style-name="T63">אלא למשל של מי שמצווה ואינו צריך לעשות אותו צווי</text:span><text:span text:style-name="T62">).</text:span><text:span text:style-name="T61">) </text:span><text:span text:style-name="T197">ריטב"א</text:span><text:span text:style-name="T63"> אומר שמצוה שנית הוא "כדבר רשות.” יש לדון אם אומר שאינו מצוה כלל או שאינו צריך לעשותו. </text:span><text:span text:style-name="T197">משנ"ב</text:span><text:span text:style-name="T63"> מביא </text:span><text:span text:style-name="T197">רע"א</text:span><text:span text:style-name="T63"> שאומר שאונן</text:span><text:span text:style-name="T63"><text:note text:id="ftn40" text:note-class="footnote"><text:note-citation>17</text:note-citation><text:note-body><text:p text:style-name="P23">שכתב רש"י בברכות שפטור כיון שהוא טרוד במצוה כמו חתן.</text:p></text:note-body></text:note></text:span><text:span text:style-name="T63"> שהבדיל מבדיל כשנתחייב</text:span><text:span text:style-name="T63"><text:note text:id="ftn41" text:note-class="endnote"><text:note-citation>כד</text:note-citation><text:note-body><text:p text:style-name="P43">אינו חולק על רא"ש, שמיירי בשנתחייב בשעת חיוב, ולא בשעת תשלומין (ואולי סבר שכל שעתו הוא שעתו, ולא שעת תשלומין).</text:p></text:note-body></text:note></text:span><text:span text:style-name="T63">.</text:span><text:span text:style-name="T63"><text:note text:id="ftn42" text:note-class="footnote"><text:note-citation>18</text:note-citation><text:note-body><text:p text:style-name="P23">יש סתירות בזה, לכאורה, בציורים חלוקים של עוסק במצוה.</text:p></text:note-body></text:note></text:span><text:span text:style-name="T63"> </text:span><text:span text:style-name="T198">רא"ש</text:span><text:span text:style-name="T64"> פוסק שאין אונן צריך להבדיל כיון שהיה פטור בעת החיוב.</text:span><text:span text:style-name="T64"><text:note text:id="ftn43" text:note-class="footnote"><text:note-citation>19</text:note-citation><text:note-body><text:p text:style-name="P3">שם, כשדן בזה, דן אם שאר השבוע שבו יכול להבדיל הוא זמן חיוב או תשלומין.</text:p></text:note-body></text:note></text:span><text:span text:style-name="T64"> </text:span><text:span text:style-name="T65">שם, </text:span><text:span text:style-name="T66">מביא</text:span><text:span text:style-name="T65"> </text:span><text:span text:style-name="T199">ר"י</text:span><text:span text:style-name="T65"> שאומר שאין מברכים אמן על הבדלת אונן. </text:span><text:span text:style-name="T66">משנ"ב פוסק כשני דינים אלו. </text:span><text:span text:style-name="T67">שנים אלו באים </text:span><text:soft-page-break/><text:span text:style-name="T67">מיסוד אחד- שאין לו מצוה. היה אפשר לומר שאין תשלומין (מחמת פטור</text:span><text:span text:style-name="T68">ו</text:span><text:span text:style-name="T67">), אף אם היה </text:span><text:span text:style-name="T69">מקיי"מ</text:span><text:span text:style-name="T67"> אם ברך.</text:span><text:span text:style-name="T67"><text:note text:id="ftn44" text:note-class="footnote"><text:note-citation>20</text:note-citation><text:note-body><text:p text:style-name="P24">דימה רבי את זה לדין נשים, שמקיימות מצוה, אבל אינן חייבות.</text:p></text:note-body></text:note></text:span><text:span text:style-name="T67"><text:note text:id="ftn45" text:note-class="footnote"><text:note-citation>21</text:note-citation><text:note-body><text:p text:style-name="P25">נמצא, לכאורה, שרבי אומר שלש דרגות, והם: שחייב ואינו צריך; שפטור, ויכול לקיימו; שא"א לקיימו. <text:span text:style-name="T353">שוב אמר’ ש"היה אומר לשון הדיון להיות אם מקיים מצוה או לא.” משמע שסבר שיש שני צדדים. נראה שהיה דן רבי אם צד של ר"א וקה"י שהוא כעין אונס הוא צד שני או צד ראשון של השלש צדדים. </text:span><text:span text:style-name="T354">שוב אמר’ שחושב שדיון של ר"א הוא אם מקיים דבר כשעושה אותו או לא. </text:span><text:span text:style-name="T359">נראה שסבר שאינו מסתבר שמי שהוא אנוס אין בו ס"ט של מצוה.</text:span></text:p></text:note-body></text:note></text:span><text:span text:style-name="T67"> </text:span><text:span text:style-name="T70">ק"ק מהי"ת שאין מעשיו מצוה. </text:span><text:span text:style-name="T200">ירושלמי</text:span><text:span text:style-name="T71"> כ’ שמי שעוסק בצרכי צבור פטור ממצוה. משמע שם שאם היה עושה מצוה, היה מקיימו (וכן מביא ש"ע). באונן, פוסק </text:span><text:span text:style-name="T200">ש"ע</text:span><text:span text:style-name="T71"> שאינו מקיים את המצוה. </text:span><text:span text:style-name="T72">חול’ </text:span><text:span text:style-name="T201">תנאים</text:span><text:span text:style-name="T72"> אם יכול חתן לקרוא ק"ש (אם הוא יוהרא או לא). משמע שיש קיום בקריאתו.</text:span><text:span text:style-name="T72"><text:note text:id="ftn46" text:note-class="footnote"><text:note-citation>22</text:note-citation><text:note-body><text:p text:style-name="P26">אף שרא"ש, שאומר שאין מעשה אונן מקיי"מ, פוסק כמי שאומר שאין חתן קורא, זה רק מחמת יוהרא.</text:p></text:note-body></text:note></text:span><text:span text:style-name="T72"> </text:span><text:span text:style-name="T73">משמעות ה</text:span><text:span text:style-name="T202">רמב"ם</text:span><text:span text:style-name="T73"> הוא שאף באונן, אם רצה לקרוא קורא. </text:span><text:span text:style-name="T202">תוס’ </text:span><text:span text:style-name="T73">מביא </text:span><text:span text:style-name="T202">ירושלמי</text:span><text:span text:style-name="T73"> שדורש פטור אונן מקרא אחר. אם כן, אינו עב"מ, ומה שאין בו קיום לא יגלה על עב"מ. </text:span><text:span text:style-name="T74">גם אפשר שמשנה רק מתירו, אבל אי</text:span><text:span text:style-name="T96">ן הקוראו</text:span><text:span text:style-name="T74"> מקיי"מ.</text:span><text:span text:style-name="T74"><text:note text:id="ftn47" text:note-class="footnote"><text:note-citation>23</text:note-citation><text:note-body><text:p text:style-name="P27">אמר’ שיהיה בזה קבלת עול מלכות שמים, אבל לא שום קיום מצות ק"ש.</text:p></text:note-body></text:note></text:span><text:span text:style-name="T74"> יש </text:span><text:span text:style-name="T203">אחרונים </text:span><text:span text:style-name="T74">שכ’ שבאונן יש א</text:span><text:span text:style-name="T97">י</text:span><text:span text:style-name="T74">סור לקיי"מ (בתולדת פטור עב"מ), שמבזה מת. </text:span><text:span text:style-name="T75">אם כן, </text:span><text:span text:style-name="T76">באונן בדווקא לא יקיי"מ כיון שהוא מהב"ע. לשון ראשונים שאומ’ שאונן לא מקיי"מ לא משמע כן. </text:span><text:span text:style-name="T204">ש"ע</text:span><text:span text:style-name="T77"> כ’ שבזה"ז חייב חתן בק"ש כיון שבכ"ז לא מכוונים. </text:span><text:span text:style-name="T205">העיר’</text:span><text:span text:style-name="T78"> שלכאורה פטורו אינו מח’ אונסו (שא"א לכוון), אלא <text:s/>מחמת עב"מ. א"כ, אף בזה"ז י</text:span><text:span text:style-name="T81">פטור. </text:span><text:span text:style-name="T32">****</text:span><text:span text:style-name="T81"> </text:span><text:span text:style-name="T207">חזרנו</text:span><text:span text:style-name="T82"> ל</text:span><text:span text:style-name="T207">קה"י</text:span><text:span text:style-name="T82">.חקר אם פטור עב"מ יש בו חיוב או לא. תולה בזה מח’ </text:span><text:span text:style-name="T207">דרישה</text:span><text:span text:style-name="T82"> ו</text:span><text:span text:style-name="T207">ט"ז</text:span><text:span text:style-name="T82"> אם יש תשלומים או לא כשאדם עוסק במצוה ופטר. רוב </text:span><text:span text:style-name="T207">פוסקים</text:span><text:span text:style-name="T82"> הסכימו לדרישה</text:span><text:span text:style-name="T86">.</text:span><text:span text:style-name="T211"> העיר’</text:span><text:span text:style-name="T86"> שאף שמדמה אותו ט"ז לאונס, לא מכוון, אולי, לומר שהוא אונס ממש.</text:span><text:span text:style-name="T207"> </text:span><text:span text:style-name="T208">חזרנו</text:span><text:span text:style-name="T83"> לק’ על מש"א </text:span><text:span text:style-name="T208">קה"י</text:span><text:span text:style-name="T83"> שעשה תורה שזה אונס. </text:span><text:span text:style-name="T208">העיר’</text:span><text:span text:style-name="T83"> שאף שמצינו אנוס מחמת ממון או מחמת נפשות (כמו מה שאומר </text:span><text:span text:style-name="T208">רמב"ם </text:span><text:span text:style-name="T83">שהעובר במצב פק"נ אנוס), כאן אינו קשה לעשות. </text:span><text:span text:style-name="T209">חזרנו</text:span><text:span text:style-name="T84"> לתלייתו ב</text:span><text:span text:style-name="T209">ר"ן </text:span><text:span text:style-name="T84">ו</text:span><text:span text:style-name="T209">תוס’</text:span><text:span text:style-name="T84">. </text:span><text:span text:style-name="T209">אמר’</text:span><text:span text:style-name="T84"> שאף ר"ן שיושב בסוכה חייב בחופה כיון שאין מצוה</text:span><text:span text:style-name="T84"><text:note text:id="ftn48" text:note-class="endnote"><text:note-citation>כה</text:note-citation><text:note-body><text:p text:style-name="P44">לולי מש"א רבי, היה אפשר לומר שר"ן רק אומר ש"מהיות טוב…" שטוב לעשות כן (שמוסיף מעט), אבל אין חיוב, כיון שאינו כל כך טוב.</text:p><text:p text:style-name="P44"><text:tab/>באמת, צריך ביאור מה מוכיח רבי מכאן, שלכאורה, צריך ביאור איך נבאר ר"ן זה בין כך ובין כך. ותחשב.</text:p></text:note-body></text:note></text:span><text:span text:style-name="T84"> ראשון מפגיע כלל בשני</text:span><text:span text:style-name="T84"><text:note text:id="ftn49" text:note-class="footnote"><text:note-citation>24</text:note-citation><text:note-body><text:p text:style-name="P28">אמר’ שהוא שלא חייב לעשות מעשה חוץ ממצוה ראשון, אבל אולי חייב להוסיף על אותו מעשה של מצוה.</text:p></text:note-body></text:note></text:span><text:span text:style-name="T84">. נמצא שמודה קצת לתוס’. </text:span><text:span text:style-name="T85">אז, ל"נ כ</text:span><text:span text:style-name="T210">קה"י</text:span><text:span text:style-name="T85">, אלא שצ"ל סתירה בין המצוות. </text:span><text:span text:style-name="T86">בביאור דין אונס, דנו </text:span><text:span text:style-name="T211">אחרונים</text:span><text:span text:style-name="T86"> אם הוא פטור או שחייב אלא שלא יכול לקיימו</text:span><text:span text:style-name="T86"><text:note text:id="ftn50" text:note-class="footnote"><text:note-citation>25</text:note-citation><text:note-body><text:p text:style-name="P29">אמר’ שלא הבין הצד שהוא חייב, שלא אמר תורה שהוא צריך לעשות אותו מצוה כיון שאינו אפשר. לכאורה, רק רצה לומר שאף שהוא אונס, יש צורך למצה (כמו שיש לכל איש מישראל), אלא שאי אפשר לו לקיימו. לא הבין רבי, אז, הצד השני. העיר’ שיש גדולים (כמו ר"י ענגיל) שדנו בזה. </text:p></text:note-body></text:note></text:span><text:span text:style-name="T86">. </text:span><text:span text:style-name="T211">חזרנו </text:span><text:span text:style-name="T86">ל</text:span><text:span text:style-name="T211">ר"א</text:span><text:span text:style-name="T86">. </text:span><text:span text:style-name="T211">באר’</text:span><text:span text:style-name="T86"> שדיונו הוא אם מופגע (ומעשיו לא עושים קיו"מ) או לא מופגע. </text:span><text:span text:style-name="T87">מצינו שיש פטורים שאינם מפגיעים אותו (כמו פטור יותר מחומש</text:span><text:span text:style-name="T87"><text:note text:id="ftn51" text:note-class="footnote"><text:note-citation>26</text:note-citation><text:note-body><text:p text:style-name="P30">אמר’ שלכאורה, אין זה הגדרת אונס, אלא הוא הגדרת חיובו.</text:p></text:note-body></text:note></text:span><text:span text:style-name="T87">) ופטורים שמפגיעים אותו (כמו </text:span><text:span text:style-name="T89">פטור של</text:span><text:span text:style-name="T87"> מי שאינו בר דעת</text:span><text:span text:style-name="T87"><text:note text:id="ftn52" text:note-class="footnote"><text:note-citation>27</text:note-citation><text:note-body><text:p text:style-name="P30">יש שמבארים שהוא מחמת שלא מכוון (ואולי תלוי באם מצות צריכות כוונה ואם, כשלא צריך, הוא רק מפני שסתמא הוא לדעת).</text:p></text:note-body></text:note></text:span><text:span text:style-name="T87">, או עבד). </text:span><text:span text:style-name="T88">לכאורה, תלוי באם פטורו בא מחמת שינוי בו או מחמת </text:span><text:span text:style-name="T94">שינוי</text:span><text:span text:style-name="T88"> אחר, שבראשון מופגע</text:span><text:span text:style-name="T88"><text:note text:id="ftn53" text:note-class="footnote"><text:note-citation>28</text:note-citation><text:note-body><text:p text:style-name="P31">ואמר’ שהוא חידוש מסברה שמחודש.</text:p></text:note-body></text:note></text:span><text:span text:style-name="T88"> ובשני אינו מופגע. </text:span><text:span text:style-name="T90">אפשר שאונן מופגע כיון שהוא חלוק</text:span><text:span text:style-name="T90"><text:note text:id="ftn54" text:note-class="footnote"><text:note-citation>29</text:note-citation><text:note-body><text:p text:style-name="P32">באר’ שחילוק זה (אם הוא חלוק או לא) יהיה מיוסד באם טרוד או רק עסוק. אמר’ שזה מטעים עם מה שנל’ משני קראי.</text:p></text:note-body></text:note></text:span><text:span text:style-name="T90"> (אף שדבר אחר עשה לו אותו שם, יש לו שם חלוק, ואסור במע"ש וכדומה</text:span><text:span text:style-name="T90"><text:note text:id="ftn55" text:note-class="endnote"><text:note-citation>כו</text:note-citation><text:note-body><text:p text:style-name="P45">הענין כאן הוא שכדי לקיים מצוה, צריך גברא, וצריך מעשה. כדי שלא יעשה אותו טוב, לכאורה מה שיקרה הוא שיהיה הגברא או המעשה משונה עד שלא עושה מה שבדרך כלל עושה. אם כן, צריך להיות, לכאורה, שינוי חשוב. אז, מניח רבי שרק דברים כזה יעשו שלא יקיים מצוה, שרק אלו שינויים חשובים בשמו.</text:p><text:p text:style-name="P45"><text:tab/>באמת, יש לדון למה מניח רבי שטירדא נותן לו שם. אפשר שהוא מפני שכל מחשבתו עסוק בו (אין כל כך יותר שיכול לחשוב עליו), מה שאין כן, בדרך כלל, במעשה. גם יש לומר שמחשבה ממעט מה יכול לחשוב, ומפני זה, אף מה שיכול לעשות, אבל מעשה שעושה, בדר"כ רק ממעט מה שיכול לעשות. ויש לדון.</text:p><text:p text:style-name="P45"><text:tab/>לולי רבי, היה אפשר לומר שאינו שם חשוב כיון שהוא טרוד, אלא שהוא שם מפני סיבה אחרת (שחתן הוא קרק’ חשוב, וכן אונן). ותחשב.</text:p></text:note-body></text:note></text:span><text:span text:style-name="T90">). ק"ק למה לא נאמר כן בחתן, </text:span><text:span text:style-name="T91">שהוא חלוק במה שהוא חתן. </text:span><text:span text:style-name="T212">ש"ע</text:span><text:span text:style-name="T92"> כ’ שבזה"ז חתן ח’ בק"ש. </text:span><text:span text:style-name="T93">הוסיף </text:span><text:span text:style-name="T213">ר’</text:span><text:span text:style-name="T93"> שזה עושה שאפשר לקיי"</text:span><text:span text:style-name="T114">ש</text:span><text:span text:style-name="T93"><text:note text:id="ftn56" text:note-class="endnote"><text:note-citation>כז</text:note-citation><text:note-body><text:p text:style-name="P46">צריך ביאור מה שייכות היה לזה כאן (שאינו שייך, לכאורה, למה שאומר רבי מיד לפניו). ואולי אין הכי נמי. ותחשב.</text:p></text:note-body></text:note></text:span><text:span text:style-name="T93">.</text:span><text:span text:style-name="T93"><text:note text:id="ftn57" text:note-class="footnote"><text:note-citation>30</text:note-citation><text:note-body><text:p text:style-name="P33">אמר’ שזה רק אם נאמר שצריך להיות שאי אפשר לקיי"ש במוטב, שאם מש"א טוב הוא שצ"ל שא"א לקיי"ש כלל, אין זה דומה.</text:p></text:note-body></text:note></text:span><text:span text:style-name="T33">*****</text:span><text:span text:style-name="T214"> ר"י ענגיל</text:span><text:span text:style-name="T98"> אמר שדיון אם יכול ל</text:span><text:span text:style-name="T114">לבש</text:span><text:span text:style-name="T98"> בגד כשא"א ליתן </text:span><text:span text:style-name="T114">בו</text:span><text:span text:style-name="T98"> ציצית תלוי בפטור אונס</text:span><text:span text:style-name="T98"><text:note text:id="ftn58" text:note-class="endnote"><text:note-citation>כח</text:note-citation><text:note-body><text:p text:style-name="P50">יש להעיר שלכאורה, אם אסור ללבוש הציצית, יהיה אסור לבא למקדש בשבת בסוכות ולקנות לולב ביום ראשון של סוכות של שבת. ותחשב. <text:span text:style-name="T362">ואולי רבנן עשו שאין ס"ט. ודחוק.</text:span></text:p></text:note-body></text:note></text:span><text:span text:style-name="T98"><text:note text:id="ftn59" text:note-class="endnote"><text:note-citation>כט</text:note-citation><text:note-body><text:p text:style-name="P49">יש לדון מהו הדיון גבי אונס:</text:p><text:list xml:id="list3587971474" text:style-name="L6"><text:list-item><text:p text:style-name="P134">אולי יש בכל זמן שלובש בגד צורך- רצה לומר דבר נשתנה לרע, ויכול לתקן אותו דבר על יד לבישת ציצית. כיון שכן, כשלובש בגד, צריך ללבוש ציצית. אז, דנים באונס אם אותו דבר קורה.</text:p></text:list-item><text:list-item><text:p text:style-name="P134">אולי דנים אם יכול לאונס לעשות ס"ט חוץ ממה שהוא אנוס.</text:p></text:list-item></text:list><text:p text:style-name="P49"><text:tab/>על צד שני, לכאורה, מובן למה יהיה תלוי, שלכאורה, יהיה רע לעשות שיש אותו צורך שלא יקויים. יש לדון, עדיין, למה לא יצווה תורה שיסלק הבגד מעליו, שלכאורה, הוא שווה לנתינת ציצית עליו.</text:p><text:p text:style-name="P49"><text:tab/>על צד ראשון, יש לדון בשני ענינים:</text:p><text:list xml:id="list566923621" text:style-name="L7"><text:list-item><text:p text:style-name="P135">לכאורה, בכל זמן יכול לגרום אותו חיוב על ידי נתינת בגד של ציצית עליו, ואם כן, לעולם יהיה חייב. (ונצטרך לומר ששם אינו יכול לגורמו באופן כל כך דיירקט, ששם משנה את הבגד בשני אופנים. ולא נראה, כמובן).</text:p></text:list-item><text:list-item><text:p text:style-name="P135">לכאורה, אז, אין הוכחה שלא יהיה מותר ללבוש הבגד, שכיון שלא בוחר שלא לעשות הטוב (שצריך לבחור כן), מי יאמר שיש רע במה שלא עושה אותו טוב. </text:p></text:list-item></text:list></text:note-body></text:note></text:span><text:span text:style-name="T98">. </text:span><text:span text:style-name="T215">באר’</text:span><text:span text:style-name="T114"> שק’ ל"ל יהא קיום לאנוס.</text:span></text:p>
        </text:list-item>
        <text:list-item>
          <text:p text:style-name="P147"><text:span text:style-name="T228"><office:annotation loext:resolved="false"><dc:creator>Unknown Author</dc:creator><dc:date>2022-09-11T12:06:31.090000000</dc:date><text:p text:style-name="P154"><text:span text:style-name="T457">למה צ’ שני קראי</text:span></text:p></office:annotation></text:span><text:span text:style-name="T228">רש"י</text:span><text:span text:style-name="T56"> מבאר שצריך קרא לרבות חתן כיון שאינו טורח בידים, </text:span><text:span text:style-name="T100">ודן </text:span><text:span text:style-name="T118">גמרא</text:span><text:span text:style-name="T100"> אם צ’ לזה טירדא.</text:span><text:span text:style-name="T56"> </text:span><text:span text:style-name="T99">אין צ’ קרא ללמד פטור הולך</text:span><text:span text:style-name="T99"><text:note text:id="ftn60" text:note-class="endnote"><text:note-citation>ל</text:note-citation><text:note-body><text:p text:style-name="P57">יש להעיר שהיה אפשר לרש"י לומר שכשמקשה גמרא על לימוד של דרך, מקשה שדרך ירבה הולך (וילמד לנו שיש לחלק). דוחה גמרא שיודעים שבא למעט. צריך לומר שממעט טורד, שכבר יודעים הולך מקרא ראשון. ותחשב.</text:p></text:note-body></text:note></text:span><text:span text:style-name="T99">. </text:span><text:span text:style-name="T229">רשב"א </text:span><text:span text:style-name="T99">כ’ שבהו"א של גמרא, קרא ממעט חתן קודם חתונתו, שהוא הולך לדבר מצוה. </text:span><text:span text:style-name="T100">מק’ על זה שאולי דרך מרבה הולך (ומשנה ההו"א)</text:span><text:span text:style-name="T99"><text:note text:id="ftn61" text:note-class="footnote"><text:note-citation>31</text:note-citation><text:note-body><text:p text:style-name="P36"><text:span text:style-name="T10"><text:s/>יש </text:span>אחרונים<text:span text:style-name="T10"> המק’ ודנים איזה מצוה יש כאן. אם הוא פו"ר, הוא רק מי שלא קיימו כבר. העיר’ שעכ"פ יחייב מדרבנן (ואולי יכול לפטור). י"א שזה אף אם אינה בת בנים. שם, אין שבת ופו"ר. משמע שק’ הוא מ"ק.</text:span></text:p></text:note-body></text:note></text:span><text:span text:style-name="T100"> מת’, ומק’ מאלמנה (שאף היא הולכת), ומת’ שדן </text:span><text:span text:style-name="T118">בציור </text:span><text:span text:style-name="T100">אחר </text:span><text:span text:style-name="T118">של</text:span><text:span text:style-name="T100"> נשואים. </text:span><text:span text:style-name="T230">רא"ה</text:span><text:span text:style-name="T101"> כ’ כן, אלא שכ’ שהיה יכול להק’ למה צ’ שני קראי. נמצא שסובר שאין לחלק בין הולך לעוסק. </text:span><text:span text:style-name="T102">לשון </text:span><text:span text:style-name="T231">ריטב"א</text:span><text:span text:style-name="T102"> משמע שהולך צ"ל טרוד</text:span><text:span text:style-name="T102"><text:note text:id="ftn62" text:note-class="endnote"><text:note-citation>לא</text:note-citation><text:note-body><text:p text:style-name="P51">עיין שם. לכאורה, רק אומר כן גבי חוזר מנשואים. רבי מניח, לכאורה, שמה שאומר הוא שבהולך לנשואים שניהם טרודים. היה אפשר לומר שאומר שבהולך לנושאים, הולך למצוה, ובחוזר, לא הולך לבעול, אלא הולך לדבר אחר, ואינו הולך לעשות מצוה, ואז צריך טירדא</text:p></text:note-body></text:note></text:span><text:span text:style-name="T102"><text:note text:id="ftn63" text:note-class="endnote"><text:note-citation>לב</text:note-citation><text:note-body><text:p text:style-name="P51">יש להעיר שלכאורה לאי היה אי אפשר לקיים שניהם, שיהיה חייב להסיר טרדתו, כמו שחייב להסיר טרדתו לקיים ק"ש אם לא עוסק במצוה. ונראה שרבי מניח שצריך יותר אונס כשאינו כבר עוסק ממה שצריך אם כבר אונס. אם כן, נמצא שמודה תוס’ לר"ן שאם כבר עוסק, יש כבר סיבה קטנה לפוטרו. ותחשב.</text:p><text:p text:style-name="P51"><text:tab/>לולי מש"א רבי, היה אפשר לומר שטירדא הוא גם כן עסק במצוה (שטורד עליו, ולרשי, אף מהני לו לעשות המצוה). כיון שיש שניהם, יש מצוה די להיות עוסק במצוה ופטור מן המצוה. ותחשב.</text:p></text:note-body></text:note></text:span><text:span text:style-name="T102"><text:note text:id="ftn64" text:note-class="footnote"><text:note-citation>32</text:note-citation><text:note-body><text:p text:style-name="P60">ואז מבאר שמסקנת גמרא הוא אף באותו ציור</text:p></text:note-body></text:note></text:span><text:span text:style-name="T102"> (אלא שאולי סבר כן אף בעוסק, </text:span><text:span text:style-name="T103">שהוא כדי שיהיה א"א לקיי"ש.</text:span><text:span text:style-name="T115">)</text:span><text:span text:style-name="T103"> </text:span><text:span text:style-name="T104">בפשטות, דן בפטור הולך כיון שהוא רק הכש"מ. </text:span><text:span text:style-name="T105">לכאורה, כיון שחייב במצוה, חייב בהכשר, </text:span><text:span text:style-name="T106">אבל לא מקיים כלום בו</text:span><text:span text:style-name="T106"><text:note text:id="ftn65" text:note-class="endnote"><text:note-citation>לג</text:note-citation><text:note-body><text:p text:style-name="P52">יש להעיר על זה שמניח רבי שה’ מחייבו אף שה’ רק אמר וצווה בפירוש לעשות המצוה. לכאורה, הענין הוא שחיוב לעשות כן יוצא ממה שאמר. גם שי לומר שהוא מפני שגילה רצונו לאותו הכשר. יש לדון, שרק רצה אותו מפני רצון אחר…. ויש לדון אם זה בעיה.</text:p></text:note-body></text:note></text:span><text:span text:style-name="T106">. </text:span><text:span text:style-name="T107">דנים, אז, מהו הפוטר</text:span><text:span text:style-name="T107"><text:note text:id="ftn66" text:note-class="endnote"><text:note-citation>לד</text:note-citation><text:note-body><text:p text:style-name="P53">לכאורה, דנים אנו מה יצווה ה’. אם כן, הצד לפטור מפני צויווי הוא שה’ יצווה כדי שנוכל לשמוע לציוויו. אם כן, הוא ארביטרירי, ויכול לחייב על כל דבר. ותחשב.</text:p></text:note-body></text:note></text:span><text:span text:style-name="T107"><text:note text:id="ftn67" text:note-class="footnote"><text:note-citation>33</text:note-citation><text:note-body><text:p text:style-name="P47">אמר’ שאפשר להגדיר את זה באופנים חלוקים.</text:p></text:note-body></text:note></text:span><text:span text:style-name="T107">.</text:span><text:span text:style-name="T107"><text:note text:id="ftn68" text:note-class="footnote"><text:note-citation>34</text:note-citation><text:note-body><text:p text:style-name="P35"><text:s text:c="2"/>דנים אם מ"ק פוטר; זה אפשר לשני צדדים אלו, שאולי יכול לחיוב וקיום לפטור. גם אפשר לומר שצריך שניהם.</text:p></text:note-body></text:note></text:span><text:span text:style-name="T107"> </text:span></text:p>
        </text:list-item>
        <text:list-item>
          <text:p text:style-name="P147"><text:span text:style-name="T119"><office:annotation loext:resolved="false"><dc:creator>Unknown Author</dc:creator><dc:date>2022-09-11T12:08:20.776000000</dc:date><text:p text:style-name="P154"><text:span text:style-name="T457">ריטב”א בצורך לפטור עב”מ</text:span></text:p></office:annotation></text:span><text:span text:style-name="T108">הק’ </text:span><text:span text:style-name="T232">ריטב"א</text:span><text:span text:style-name="T108"> למה צריך פטור עב"מ</text:span><text:span text:style-name="T108"><text:note text:id="ftn69" text:note-class="footnote"><text:note-citation>35</text:note-citation><text:note-body><text:p text:style-name="P48">בביאור ת’, אמר’ ש<text:span text:style-name="T360">איסור להניח מצוה הוא</text:span> ששינוי ממצוה זה לחבירו <text:span text:style-name="T361">(שאין בו חיוב)</text:span> הוא ביזוי מצוה.</text:p></text:note-body></text:note></text:span><text:span text:style-name="T108">. ק’ ל"ל ת’ שהוא אם הראשון עוברת והשני לא יעבור. </text:span><text:span text:style-name="T109">משמע שהוא פשוט לו. צ"ב למה</text:span><text:span text:style-name="T109"><text:note text:id="ftn70" text:note-class="endnote"><text:note-citation>לה</text:note-citation><text:note-body><text:p text:style-name="P54">אולי סובר כר"ן, אלא מגדיר שצ"ל שא"א לקיי"ש (עיין בצדי צדדים שבארנו שהענין הוא שקרק’ שחשובים למצוה שניה נותנים לו שם עוסק). אם כן, אולי הענין הם קרק’ של חיוב שבו דנים (שהוא חיוב של עכשיו). <text:span text:style-name="T363">עדיין מוזר שיידע כן קודם הקרא.</text:span></text:p></text:note-body></text:note></text:span><text:span text:style-name="T109">. </text:span></text:p>
        </text:list-item>
        <text:list-item>
          <text:p text:style-name="P148"><text:span text:style-name="T233"><office:annotation loext:resolved="false"><dc:creator>Unknown Author</dc:creator><dc:date>2022-09-11T12:09:02.765000000</dc:date><text:p text:style-name="P154"><text:span text:style-name="T457">פטור אבל מתפילין</text:span></text:p></office:annotation></text:span><text:span text:style-name="T233">רש"י</text:span><text:span text:style-name="T56"> כ’ שחיוב אבלות פוטרו מתפילין (שצ’ לראות כאבל). במק"א אומר שאינו פאר לתפלין להיות על אבל. אפשר ששניהם אמת. גם מעניין שבמק"א אומר שאסור, ולא רק שפטור. אולי לכן צריך שני סיבות של רש"י.</text:span><text:span text:style-name="T56"><text:note text:id="ftn71" text:note-class="endnote"><text:note-citation>לו</text:note-citation><text:note-body><text:p text:style-name="P55">לכאורה, שניהם סיבות לאסור, אלא שאולי חד אוסר עד שהוא רשות וחד אוסר עד שהוא איסור (ואולי שניהם מצטרפים לעשות כן).</text:p></text:note-body></text:note></text:span><text:span text:style-name="T56"> </text:span><text:span text:style-name="T110">כמה </text:span><text:span text:style-name="T234">ראשונים</text:span><text:span text:style-name="T110"> סוברים שחיוב אבילות ד</text:span><text:span text:style-name="T116">רבנן</text:span><text:span text:style-name="T116"><text:note text:id="ftn72" text:note-class="endnote"><text:note-citation>לז</text:note-citation><text:note-body><text:p text:style-name="P58">היה אפשר לומר שכל חיובי אבילות דרבנן- אבל זה דאורייתא. צריך לומר שרבי הניח שלא יהיה זה יותר חמור משאר דיני אבילות. ויש לדון.</text:p></text:note-body></text:note></text:span><text:span text:style-name="T110">. אז, יש לבאר רק כרש"י של מק"א </text:span><text:span text:style-name="T111">(שעדיין יש מושג שהוא מתאבל, אף בלי הלכות אבלות)</text:span><text:span text:style-name="T111"><text:note text:id="ftn73" text:note-class="endnote"><text:note-citation>לח</text:note-citation><text:note-body><text:p text:style-name="P2">- בענין מה שאינו נראה כאבל, יש לדון מהו:</text:p><text:p text:style-name="P2"><text:tab/> 1. אסור הוא, ולכן לא נראה כאבל. על זה קשה למה רש"י צריך לדון בזה, ולא בסיבה לזה (איסורו). יש לדון, שיש כאן פטור ואיסור, ואולי סיבה עושה שהוא פטור. ממה שטורח להניח אותו אף שאין צורך לזה, נראה שסובר שיחייב בו; ואז מראה שאינו אבל. אז, הוא אסור. יש להעיר שגמרא כאן רק אומר לשןו פטור (שאין עליו חיוב) ורש"י אומר סיבה זה.</text:p><text:p text:style-name="P2"><text:tab/> 2. אפשר שבני אדם מדרהרים שלא נכון לו ללבוש.</text:p><text:p text:style-name="P2"><text:tab/> 3. אפשר שאין לאבל לרצות להניח תפילין.</text:p><text:p text:style-name="P2"><text:tab/><text:span text:style-name="T371">יש להעיר שלשני ושלישי, לכאורה, אין הכרח שייתלה בדיני אבלות. אפשר שרבי מניח שלא יהיו בני אדם (או אבל) מדרהרים כן אם לא שיש עליו כבר איסורים לנהוג באופנים חלוקים. גם יש לומר שיש סימן של אהקפיד תורה על זה ממה שלא אסר שאר דיני אבלות. ויש לדון, שאם כן, נמצא שסיבה זה הוא סיבה לכל דיני אבלות. ויל"ד.</text:span></text:p><text:p text:style-name="P2"><text:tab/><text:span text:style-name="T371">לראשון גם כן, היה אפשר לדחות שדין זה יותר חמור משאר דיני אבלות, והוא מדאורייתא. ותחשב.</text:span></text:p><text:p text:style-name="P2"><text:tab/><text:span text:style-name="T374">נראה שגם אפשר שאומר חשש של מראית עין על דיני אבלות.</text:span></text:p></text:note-body></text:note></text:span><text:span text:style-name="T111">. </text:span><text:span text:style-name="T112">י"ל שעקרו רבנן</text:span><text:span text:style-name="T112"><text:note text:id="ftn74" text:note-class="endnote"><text:note-citation>לט</text:note-citation><text:note-body><text:p text:style-name="P59">יש לדון איך נאמר כן, שיודעים מקורו. יש לומר שהוא רק אסמכתא. יש לומר גם כן שה’ אמר לו לל<text:span text:style-name="T364">בוש תפילין</text:span> כיון שידע שלא היה לו ללבשם על פי דין של רבנן. נמצא שאף אם יש ציווי בפירוש על דרבנן, הוא נשאר להיות רק מדרבנן. ויש לדון אם זה בפירוש די. ותחשב.</text:p></text:note-body></text:note></text:span><text:span text:style-name="T112"> דבר מן התורה. גם יש לומר שאינו עקירה כיון שאינו חייב</text:span><text:span text:style-name="T112"><text:note text:id="ftn75" text:note-class="endnote"><text:note-citation>מ</text:note-citation><text:note-body><text:p text:style-name="P56">אם כן, לשון פטור לא שייך.</text:p></text:note-body></text:note></text:span><text:span text:style-name="T112"> בתפילין בכל זמן. אף אם אבילות דאו’ ביום ראשון (כ"כ </text:span><text:span text:style-name="T235">רמב"ם</text:span><text:span text:style-name="T112">), הוא רק ביום מיתה וקבורה. סתימות דין תפילין משמע שאף אם אינו יומו"ק, פטור. </text:span><text:span text:style-name="T235">מהריט"ץ</text:span><text:span text:style-name="T235"><text:note text:id="ftn76" text:note-class="footnote"><text:note-citation>36</text:note-citation><text:note-body><text:p text:style-name="P70">היה תלמיד של בית יוסף והיה מוסמך של מהר"י בי רב. כ’ כמה ספרים, והובא ביותר בריבית, שכ’ חידושים על איזהו נשך. דיבור זה הובא באיזהו נשך. רוב מביאים זה מביאים אותו מ"פרק א"מ," שהיה מ"א"נ," ולא הבינו, ואז שינו אותו ל"א"מ,” שהוא אלו מגלחים. הוא באיזהו נשך כיון שבאותו זמן נעשה אבל, וכ’ שם חידושים באבלות. <text:span text:style-name="T365">אמר’ שכשהיה אבל, הלך לחדר אחר ללבוש תפילין אחר קבורה, ור’ שמואל אורבאך הקשה על זה, ורבי ציין למהריט"ץ. אמר"ש שאין הל’ כמותו. הק’ ר’ שאף שלא הבין למה, רש"ז, אב של ר"ש, אמר ללבוש תפילין בתנאי. רבי לא הבין כיון שאסור או מפני שמראה כאילו אינו אבל או מפני שאינו טוב לתפלילין. אם כן, לא יהני תנאי. כפל לומר שאין הלכה כמהריט"ץ. ודע שיש אחרונים (חיי אדם) שאומרים שיש ללבוש בלי ברכה. </text:span><text:span text:style-name="T366">גדולי פוסקים מניחים שאין הלכה כמהריט"ץ.</text:span></text:p><text:p text:style-name="P70"><text:tab/><text:span text:style-name="T375">שוב אמר’ שר"פ כהן מעורר שאלת רבי על רש"ז.</text:span></text:p></text:note-body></text:note></text:span><text:span text:style-name="T112"> כ’ שפטור רק אם </text:span><text:soft-page-break/><text:span text:style-name="T112">הוא יומו"ק. </text:span><text:span text:style-name="T236">רא"ה </text:span><text:span text:style-name="T113">ו</text:span><text:span text:style-name="T236">ריטב"א</text:span><text:span text:style-name="T113"> </text:span><text:span text:style-name="T117">ג”כ כ’ כן כאן</text:span><text:span text:style-name="T113">. אפשר שהוא מפני מש"כ. </text:span><text:span text:style-name="T36">******</text:span><text:span text:style-name="T139">כן כתב מהריט"ץ בפי’.</text:span><text:span text:style-name="T113"> </text:span><text:span text:style-name="T237">דגול מרבבה</text:span><text:span text:style-name="T120"> הק’ שמי ששמע שמועה קרובה</text:span><text:span text:style-name="T120"><text:note text:id="ftn77" text:note-class="footnote"><text:note-citation>37</text:note-citation><text:note-body><text:p text:style-name="P71">שומע על מת בתוך ל’ יום.</text:p></text:note-body></text:note></text:span><text:span text:style-name="T120"> </text:span><text:span text:style-name="T121">אינו לובש תפילין.</text:span><text:span text:style-name="T122"> לכאורה, אין שמ"ק יותר חמור מיום </text:span><text:span text:style-name="T140">קבורה </text:span><text:span text:style-name="T143">(ויהיה רק מדרבנן)</text:span><text:span text:style-name="T123">.</text:span><text:span text:style-name="T124"> </text:span><text:span text:style-name="T140">אפשר שדוחה שהוא יותר חמור</text:span><text:span text:style-name="T140"><text:note text:id="ftn78" text:note-class="endnote"><text:note-citation>מא</text:note-citation><text:note-body><text:p text:style-name="P62">לכאורה, הסברה לזה יהיה ששמיעה עושה יותר שכואב ממה שהיה קבורה באותו יום. </text:p><text:p text:style-name="P62"><text:tab/><text:span text:style-name="T370">יש להעיר שאם כן, קשה למה לא אומר רק שמועה, שיכלל אף ציור של מת. אפשר שהוא מפני שברב זמנים שאומר כן, משמע שמועה בלי מיתה. גם יש לומר שיש מעלה רק לשמועה שאינו ביום מיתה.</text:span></text:p></text:note-body></text:note></text:span><text:span text:style-name="T124">. גם יש לומר ש</text:span><text:span text:style-name="T144">סובר שמניחים תפילין ביום ששמע.</text:span><text:span text:style-name="T124"> </text:span><text:span text:style-name="T125">מדוייק מ</text:span><text:span text:style-name="T238">רמב"ן</text:span><text:span text:style-name="T125"> לומר שיש איסור תפילין בשמוע"ק. </text:span><text:span text:style-name="T127">חלקו</text:span><text:span text:style-name="T126"> </text:span><text:span text:style-name="T239">אמוראים</text:span><text:span text:style-name="T126"> אם </text:span><text:span text:style-name="T140">דין</text:span><text:span text:style-name="T126"> תפילין </text:span><text:span text:style-name="T140">של אבל הוא </text:span><text:span text:style-name="T126">לשני ימים (ועל יום שני אומרים שמקצת היום ככולו) או שלש. קשה, אז, למה א</text:span><text:span text:style-name="T141">מר</text:span><text:span text:style-name="T127"> </text:span><text:span text:style-name="T244">רי"ף</text:span><text:span text:style-name="T127"> שאסור</text:span><text:span text:style-name="T126"> רק ב"יום ראשון,” </text:span><text:span text:style-name="T127">שאף גמרא זה רק אומר פטור על יום ראשון</text:span><text:span text:style-name="T127"><text:note text:id="ftn79" text:note-class="endnote"><text:note-citation>מב</text:note-citation><text:note-body><text:p text:style-name="P63">עיין שם בריטב"א, שאומר שנאמר אסור על יום ראשון כיון שאסור למקצת היום, ונאמר חייב על יום כיון שחייב למקצת יום. אז, יש לומר רק בפטור שהוא ביום ראשון בלחוד. יש לדון למה נחלק:</text:p><text:list xml:id="list1015201659" text:style-name="L8"><text:list-item><text:p text:style-name="P136">אפשר שהוא מפני שפטור הוא רק מה שאין ציווי, ואין חיוב. גם היתר הוא כן. אז, כשדנים, דנים אם יש איסור וחיוב או אין איסור וחיוב. אם יש למקצת היום, נקרא שיש.</text:p></text:list-item><text:list-item><text:p text:style-name="P136">אפשר שכיון שפטור לא משנה כל כך (שבין כך ובין כך לא היה חייב באותו שעה, שיש לעשותו לאחר זמן), לא קורא אותו יום שבו פטור. יש להעיר עוד שאף שיש נפק"מ לענין אם נחשב קיום, אין זה נפק"מ שנשמע מלשון חיוב ופטור.</text:p></text:list-item></text:list></text:note-body></text:note></text:span><text:span text:style-name="T127">.</text:span><text:span text:style-name="T127"><text:note text:id="ftn80" text:note-class="footnote"><text:note-citation>38</text:note-citation><text:note-body><text:p text:style-name="P72">אמר’ שיש שסוברים שגמרא שלנו חולק על אותם אמוראים ושהלכה כגמרא שלנו.</text:p></text:note-body></text:note></text:span><text:span text:style-name="T127"> </text:span><text:span text:style-name="T128">מביא מ</text:span><text:span text:style-name="T240">רמב"ן</text:span><text:span text:style-name="T128"> שמקיים מקצת היום בלילה</text:span><text:span text:style-name="T128"><text:note text:id="ftn81" text:note-class="endnote"><text:note-citation>מג</text:note-citation><text:note-body><text:p text:style-name="P65">לכאורה, זה מת’ כפי צד שני שבארנו לעיל (שאין כל כך נפק"מ, שאינו לובש בי"כ ובי"כ בלילה).</text:p></text:note-body></text:note></text:span><text:span text:style-name="T128"><text:note text:id="ftn82" text:note-class="footnote"><text:note-citation>39</text:note-citation><text:note-body><text:p text:style-name="P73">אמר’ שזה דיון גדול.</text:p></text:note-body></text:note></text:span><text:span text:style-name="T128">, </text:span><text:span text:style-name="T129">אף שאינו זמן תפילין</text:span><text:span text:style-name="T129"><text:note text:id="ftn83" text:note-class="endnote"><text:note-citation>מד</text:note-citation><text:note-body><text:p text:style-name="P65">לכאורה, רצה לומר שלא היה לובש תפילין אז. לכן, אין בו כל כך נפק"מ. אם כן, אין אבלות נוהג כל כך, שאינו משנה כל כך, שלא מונע דבר שהיה עושה כל כך טוב לו.</text:p></text:note-body></text:note></text:span><text:span text:style-name="T129">, ואז אין נפק"מ ליום ראשון. </text:span><text:span text:style-name="T130">ע"ש ברמב"ן, שאפשר שלא אומר כן, אלא אומר שאין אבלות יום שני, ואומר גמרא שהוא שני ימים כיון שכבר פסק מלהניח בלילה</text:span><text:span text:style-name="T130"><text:note text:id="ftn84" text:note-class="endnote"><text:note-citation>מה</text:note-citation><text:note-body><text:p text:style-name="P64">צריך ביאור למה יאמר כן. ואולי רוצה שיהיה יותר קרוב למי שחולק עליו.</text:p></text:note-body></text:note></text:span><text:span text:style-name="T130">. </text:span><text:span text:style-name="T131">כיון שסובל ריטב"א איסור תפילין ליום שני </text:span><text:span text:style-name="T132">(וממה שאומרים שדין תפילין הוא אף בלילה של יום שני)</text:span><text:span text:style-name="T132"><text:note text:id="ftn85" text:note-class="endnote"><text:note-citation>מו</text:note-citation><text:note-body><text:p text:style-name="P66">לכאורה, הביא רבי ראיה זה כדי שלא נאמר שהוא רק אומר כן בדעת הרי"ף.</text:p></text:note-body></text:note></text:span><text:span text:style-name="T131">, אי אפשר לומר שמה שאומר שאסור ביומו"ק הוא מפני שרק זה מדאו’. </text:span><text:span text:style-name="T133">אז, צריך להיות שהוא רק מפני שרק כשמת ונקבר אז נחשב "אחריתה….”</text:span><text:span text:style-name="T133"><text:note text:id="ftn86" text:note-class="footnote"><text:note-citation>40</text:note-citation><text:note-body><text:p text:style-name="P85">במהריט"ץ מבאור שהוא רק ביום ראשון, ולא בליל שני כלל.</text:p></text:note-body></text:note></text:span><text:span text:style-name="T133"> </text:span><text:span text:style-name="T134">אז, ע"ז לא ק’ קושיית ד"מ</text:span><text:span text:style-name="T134"><text:note text:id="ftn87" text:note-class="endnote"><text:note-citation>מז</text:note-citation><text:note-body><text:p text:style-name="P67">צריך ביאור למה רבי סובל זה יותר, שאז יש לומר גם כן שרק הוא מדאורייתא, שלכאורה, ייתלה במררותו. וצריך לומר שלא סבר שיש כל כך חילוק גדול ביניהם. ודחוק.</text:p></text:note-body></text:note></text:span><text:span text:style-name="T134">.</text:span><text:span text:style-name="T134"><text:note text:id="ftn88" text:note-class="footnote"><text:note-citation>41</text:note-citation><text:note-body><text:p text:style-name="P84">אומרים אלו "יום מיתה וקבורה," <text:span text:style-name="T367">ולא רק "יום מיתה,”</text:span> מפני שאבלות מתחלת אחר קבורה, שלפנ"<text:span text:style-name="T368">ז</text:span> הוא רק אונן <text:span text:style-name="T367">(ואז אינו אבל, או א"צ דין אבל </text:span><text:span text:style-name="T372">(יש לצרך לזה שכשאמר ה’ ליחזקאל להניח תפילין, אמר לו רק על זמני אבלות, שלכאורה, עדיין היה מצווה על אנינות (ויש לדון). אם כן, אולי דנו בזה. ותחשב. ש”י</text:span><text:span text:style-name="T367">). אמר’ שחול’ רמב"ם ורמב"ן אם אבלות מתחלת אחר קבורה או אחר מיתה (ולא חייבו רבנן בדיני אבלות מפני שעסוק במת). ת’ זה יותר נ’ לרמב"ם.</text:span></text:p></text:note-body></text:note></text:span></text:p>
        </text:list-item>
        <text:list-item>
          <text:p text:style-name="P149"><text:span text:style-name="T241">ת</text:span><text:span text:style-name="T55">וס’</text:span><text:span text:style-name="T56"> סובר שכל קרא שמלמד פטור עב"מ מלמד פטור חלוק, ולא עושים צה"ש. </text:span><text:span text:style-name="T135">אף תוס’ מודה שאף כשמטא זמנו, פטור ביותר חמור, אבל לא ב</text:span><text:span text:style-name="T136">מ"ע שיש בו</text:span><text:span text:style-name="T135"> כרת</text:span><text:span text:style-name="T135"><text:note text:id="ftn89" text:note-class="endnote"><text:note-citation>מח</text:note-citation><text:note-body><text:p text:style-name="P68">נראה שאולי תוס’ סבר שאין ענין כרת רק שהוא יותר חמור (שאז יש לבאר את זה רק לומר שהוא יותר חמור ביותר), אלא אולי אף שיש כרת כיון שעובר, אף בלי ציווי, וצריך ה’ להסירו, וזה טירחא בעדו. ותחשב.</text:p></text:note-body></text:note></text:span><text:span text:style-name="T135">. </text:span><text:span text:style-name="T242">רא"ש</text:span><text:span text:style-name="T136"> אומר שלומ’ צה"ש. </text:span></text:p>
        </text:list-item>
        <text:list-item>
          <text:p text:style-name="P149"><text:span text:style-name="T243">אחד בסוף גמרא</text:span><text:span text:style-name="T137"> מעורר שתוס’ מניח שנדחה שם (בת’ רבא) מפני שיטמא. פשטות גמרא ורשי ורמב"ם הוא ששם אסור כיון שהוא אונן.</text:span><text:span text:style-name="T137"><text:note text:id="ftn90" text:note-class="endnote"><text:note-citation>מט</text:note-citation><text:note-body><text:p text:style-name="P61">נראה שתוס’ סבר שלא אומר כן לת’ סתירה בר"ש, אלא סתירה בברייתות <text:span text:style-name="T369">אם לטמא.</text:span></text:p></text:note-body></text:note></text:span><text:span text:style-name="T137"> </text:span><text:span text:style-name="T138">צריך ביאור למה יניח תוס’ כזה. יש לומר שמה שאנינותו דוחהו הוא מח’ עב"מ</text:span><text:span text:style-name="T138"><text:note text:id="ftn91" text:note-class="endnote"><text:note-citation>נ</text:note-citation><text:note-body><text:p text:style-name="P69">זה מחודש, שכבר מצינו שיש לו דינים שפוסלים אותו בקרבנות (לא אוכל כמה קדשים וכדומה). ואולי אף אלו מדין עב"מ, והוא שאי אפשר לאכול קדשים אם לא מקיים מצוה (כן אומרים אחרונים לענין אכילה ג<text:span text:style-name="T373">סה</text:span>). <text:span text:style-name="T373">ויש לדון אם יש קיום. ואם מה לא מקיים ציווי יהני זה</text:span>. ויש לדון.</text:p></text:note-body></text:note></text:span><text:span text:style-name="T138">.</text:span></text:p>
        </text:list-item>
        <text:list-item>
          <text:p text:style-name="P145"><text:span text:style-name="T172">ברייתא שמביא גמרא משמע שלא פוטר מחמת עסק במצוה. </text:span><text:span text:style-name="T220">רש"י </text:span><text:span text:style-name="T172">כ’ שסובר שעב”מ חייב</text:span><text:span text:style-name="T34">*******</text:span><text:span text:style-name="T172">.</text:span><text:span text:style-name="T142"> </text:span><text:span text:style-name="T216">ריטב"א </text:span><text:span text:style-name="T145">כ’ שסובר שאפשר לקיים שניהם. </text:span><text:span text:style-name="T217">ר"ן</text:span><text:span text:style-name="T217"><text:note text:id="ftn92" text:note-class="endnote"><text:note-citation>נא</text:note-citation><text:note-body><text:p text:style-name="P77">כמובן, הוא לשיטתו (שאי אפשר לומר כריטב"א כיון שסובר שאף אם אפשר לקיים את שניהם, פטור. ויל"ד, שאולי זה יכול להיות דומה לשמחת חתן בסוכה. ותחשב.</text:p></text:note-body></text:note></text:span><text:span text:style-name="T146"> כ’ </text:span><text:span text:style-name="T172">שברייתא</text:span><text:span text:style-name="T145"> לאחר ביאה, </text:span><text:span text:style-name="T172">ואז אינו עוסק במצוה.</text:span></text:p>
        </text:list-item>
        <text:list-item>
          <text:p text:style-name="P146"><text:span text:style-name="T168">בדין רב, כתב </text:span><text:span text:style-name="T218">בעה"מ</text:span><text:span text:style-name="T147"> שפטור מסוכה מדין תשבו כעין תדור</text:span><text:span text:style-name="T170">ו</text:span><text:span text:style-name="T147">.</text:span><text:span text:style-name="T218"> </text:span><text:span text:style-name="T219">ראב"ד</text:span><text:span text:style-name="T168"> כ’ שפטור מחמת צערו.</text:span><text:span text:style-name="T147"> </text:span><text:span text:style-name="T148">לכאורה, יש </text:span><text:span text:style-name="T169">מצוה</text:span><text:span text:style-name="T148"> לחתן לשמח </text:span><text:span text:style-name="T169">עם אשתו. יש גם כן מצוה לאחרים, אז, לשמחו</text:span><text:span text:style-name="T169"><text:note text:id="ftn93" text:note-class="endnote"><text:note-citation>נב</text:note-citation><text:note-body><text:p text:style-name="P78">יש להעיר שכאן לכאורה הוא רק כשכשר (אולי, שאומר רבי צד שהוא רק כדי שיקיים חתן את מצותו). אז, אין לו קיום, אלא רק חיוב. כאן, שאין חיוב, מעניין שיפטור. צריך לומר שיפטור רק מפני שגורם קיום. ותחשב.</text:p></text:note-body></text:note></text:span><text:span text:style-name="T169">.</text:span><text:span text:style-name="T169"><text:note text:id="ftn94" text:note-class="footnote"><text:note-citation>42</text:note-citation><text:note-body><text:p text:style-name="P82">ויש לדון אם יש להם מצוה לשמחו או שרק גורמים שיקיים מצותו. בין כך ובין כך, ייחשב עוסק; ועל כל פנים, בעל יהיה עוסק, וראשונים אלו אומרים גם עליו שצריך פטור סוכה זה.</text:p></text:note-body></text:note></text:span><text:span text:style-name="T169"> אז, צריך לבאר למה אין פטור עב”מ כאן. </text:span><text:span text:style-name="T170">יש כאן שני מצות: חיוב מדרבנן, וקיום מדאו’. יש לדחות הראשון לומר שאין עוסק בדרבנן פטור. גם יש לומר שלא רצו רבנן להפקיע אותו ממצו</text:span><text:span text:style-name="T173">ו</text:span><text:span text:style-name="T170">ת לשבעה ימים. לשני, יש לומר שכיון שהוא קיומית, אינו פ</text:span><text:span text:style-name="T173">וט</text:span><text:span text:style-name="T170">ר. גם י"ל שאינו מקיימו בשמחה זה.</text:span></text:p>
        </text:list-item>
        <text:list-item>
          <text:p text:style-name="P150"><text:span text:style-name="T245">ח</text:span><text:span text:style-name="T55">זרנו </text:span><text:span text:style-name="T56">ל</text:span><text:span text:style-name="T55">ראב"ד</text:span><text:span text:style-name="T56"> ו</text:span><text:span text:style-name="T55">בעל המאור.</text:span><text:span text:style-name="T56"> </text:span><text:span text:style-name="T147">יש לדון אם שנים </text:span><text:span text:style-name="T173">חולקי</text:span><text:span text:style-name="T147">ם. </text:span><text:span text:style-name="T149">לכאורה, לימוד מצטער הוא מ”תשבו,” אבל אולי עדיין חלוקים הם, שלא אומרים לשון “כעין תדורו” גבי מצטער, אף שזה מקור</text:span><text:span text:style-name="T150">ו. </text:span><text:span text:style-name="T249">רש"י</text:span><text:span text:style-name="T249"><text:note text:id="ftn95" text:note-class="endnote"><text:note-citation>נג</text:note-citation><text:note-body><text:p text:style-name="P79">מכל זה יצא לנו כזה:</text:p><text:list xml:id="list3058122745" text:style-name="L9"><text:list-item><text:p text:style-name="P137">היה אפשר לומר שיש שני דינים כאן:</text:p><text:list><text:list-item><text:p text:style-name="P137">לפעמים, יש פטור כיון שאי אפשר לשבת בסוכה, שאם היה יושב שם, לא היה עושה דבר טוב. כן הוא בשומר, שישבתו שם אינו כישיבה בבית, ואז אינו דירה.</text:p></text:list-item><text:list-item><text:p text:style-name="P137">לפעמים, יש פטור אחר, והוא שרגיל אדם לצאת מביתו. לכאורה, זה אומר שאין ביטול של דירה בסוכה מחמת אותו יציאה (רצה לומר, חייב אדם ליחס לסוכתו כמו שמיחס לביתו. אין זה מחליש אותו יחס, שיחס זה כבר הוחלש כן בבית). <text:span text:style-name="T377">(גם יש לומר צד קצת חלוק שהליכה בדרך לא חשוב, כיון שבדרך הוא, ולכן אינו נח’ דירה.)</text:span></text:p></text:list-item></text:list></text:list-item><text:list-item><text:p text:style-name="P138">היה אפשר לומר כולם בראשון: מה שרוצה לצאת (או מה שגורם כן) עושה אותו חלוק מישיבה שהיה עושה בביתו. לכאורה, הסיבה שלא לומר כ<text:span text:style-name="T378">ן הוא שאינו קרק’ כל כך חשוב של הסוכה (ואולי יש להגדיר קצת שהענין הוא אם לא רוצה להיות בסכוה או שרוצה להיות במקום אחר. ופשוט ש"שומר זה צריך שומר.”).</text:span></text:p></text:list-item><text:list-item><text:p text:style-name="P139">היה אפשר לומר כולם בשני. אפשר שכיון שאין לו כלי תשמיש, לא היה דר בביתו כן. גם אפשר שכיון שלא מבטל מדירה, אינו נחשב מעשה שמוציא מדירת סוכה. ותחשב.</text:p></text:list-item><text:list-item><text:p text:style-name="P139">גם אפשר לכאורה לומר שהפטור הוא שיש יותר טירחא (וזה יוגדר בדומה). </text:p></text:list-item><text:list-item><text:p text:style-name="P139">צריך לבאר מה אומר, “אילו היה בביתו,” שאם היה כל כך שווה, פשוט שהיה יותא. אולי רצה לומר שהוא דבר שרגילים בני אדם לצמאת ממנו. גם יש לומר שמשאירים קרק’ של בית. ויש לדון איזה. ואולי הוא מה שבדעתו הוא קבוע שם.</text:p></text:list-item></text:list></text:note-body></text:note></text:span><text:span text:style-name="T151"> מבאר דרשת “תשבו” (</text:span><text:span text:style-name="T153">לשומר</text:span><text:span text:style-name="T151">) שצ”ל שאדם יהיה בסוכה כדרך שדר בביתו</text:span><text:span text:style-name="T151"><text:note text:id="ftn96" text:note-class="footnote"><text:note-citation>43</text:note-citation><text:note-body><text:p text:style-name="P75">דן ר’ אם זה אומר שאם אינו כביתו לא מקיים מצוותו, שכן משמע מזה. אם כן, רוב בני אדם לא מקיימים מצוות סוכה, שאין סוכתם קבעתם.</text:p></text:note-body></text:note></text:span><text:span text:style-name="T151">, וזה אינו דר כן מפני טור</text:span><text:span text:style-name="T152">ח.</text:span><text:span text:style-name="T151"><text:note text:id="ftn97" text:note-class="footnote"><text:note-citation>44</text:note-citation><text:note-body><text:p text:style-name="P74">העיר’ שחידוש <text:span text:style-name="T376">ש</text:span>אין אומרים שחייב לטרוח.</text:p></text:note-body></text:note></text:span><text:span text:style-name="T151"> </text:span><text:span text:style-name="T153">רש"י גם מבאר שכיון שהיה אדם יוצא מביתו, יכול לצאת מסוכתו. לכאורה, אין זה דין שווה לדין צער או שומר, ששם אין המצוה נעשה כאילו היה בביתו. כאן, או</text:span><text:span text:style-name="T171">מ</text:span><text:span text:style-name="T153">ר שאין זה מצב שבו היה דר בביתו, שרוצה לצאת ממנו לדרך.</text:span><text:span text:style-name="T153"><text:note text:id="ftn98" text:note-class="footnote"><text:note-citation>45</text:note-citation><text:note-body><text:p text:style-name="P76">אמר’ שאולי צריך קצת הסברה אם כל דין תשבו חד דין או שיש בו כמה דינים חלוקים.</text:p></text:note-body></text:note></text:span><text:span text:style-name="T153"> </text:span><text:span text:style-name="T154">פטור מצטער יכול להיות דומה לפטור הולך, שבכעין זה היה יוצא מסוכתו, אבל עדיין המציאות חלוק. </text:span><text:span text:style-name="T155">על כל פנים, נראה שבחתן, הוא </text:span><text:span text:style-name="T248">ד</text:span><text:span text:style-name="T155">ין כזה, שהיו הולכים מבתיהם לחתן, ולא שמצער אם היה בסוכה כיון שרוצה להיות בחופת חברו. </text:span><text:span text:style-name="T156">כל זה תלוי באם כל דיני תשבו חד דין או לא</text:span><text:span text:style-name="T156"><text:note text:id="ftn99" text:note-class="endnote"><text:note-citation>נד</text:note-citation><text:note-body><text:p text:style-name="P80">לכאורה, רצה לומר שאם שניהם אחד מן השני מילים, אי אפשר לחלק בין צער לישיבה כעין דירה. גם יש לומר שר"ל שאם כל דין תשבו כעין תדורו אחד, אי אפשר לחלק. ותחשב.</text:p></text:note-body></text:note></text:span><text:span text:style-name="T156">. לכאורה, גמרא משמע שחידוש של רבא</text:span><text:span text:style-name="T156"><text:note text:id="ftn100" text:note-class="endnote"><text:note-citation>נה</text:note-citation><text:note-body><text:p text:style-name="P81">הוה אפשר לומר שרבא מחדש הגדרה על פטור תשבו (שזה יותר דומה לדירה).</text:p></text:note-body></text:note></text:span><text:span text:style-name="T156"> </text:span><text:span text:style-name="T158">(שאומר ש"רבא </text:span><text:span text:style-name="T159">הוא</text:span><text:span text:style-name="T158"> לשיטתו,” וגם מקשה עליו)</text:span><text:span text:style-name="T156"> הוא שמצטער פטור, אף שיש ברייתא שאומר פטור תשבו </text:span><text:span text:style-name="T157">בהולכי דרך</text:span><text:span text:style-name="T155"> </text:span><text:span text:style-name="T157">ושומרים. </text:span><text:span text:style-name="T161">חולקים</text:span><text:span text:style-name="T160"> אם גדר מצטע</text:span><text:span text:style-name="T161">ר</text:span><text:span text:style-name="T160"> הוא שהיה הולך לתוך בי</text:span><text:span text:style-name="T161">תו או הגדרה אחרת.</text:span><text:span text:style-name="T160"> </text:span><text:span text:style-name="T161">אם הוא נאמר הראשון, </text:span><text:span text:style-name="T160">אז </text:span><text:span text:style-name="T161">משמע</text:span><text:span text:style-name="T160"> </text:span><text:span text:style-name="T161">הוא פטור דומה</text:span><text:span text:style-name="T160"> להולכי דרכים. </text:span><text:span text:style-name="T161">אם לא, משמע שהוא דין אחר </text:span><text:span text:style-name="T162">(ומובן למה גמרא סובר שאינו פשוט)</text:span><text:span text:style-name="T161">. קשה, אז, מהו המקור, ואיך נלמד מתשבו. </text:span><text:span text:style-name="T163">משנה פוטר כשיורד גשם. יש </text:span><text:span text:style-name="T246">פוסקים</text:span><text:span text:style-name="T163"> שמשמע </text:span><text:span text:style-name="T164">(שמגדירים אותו כמו שמגדירים דין מצטער)</text:span><text:span text:style-name="T164"><text:note text:id="ftn101" text:note-class="endnote"><text:note-citation>נו</text:note-citation><text:note-body><text:p text:style-name="P81">אפשר שסוברים שרבא מחדש זה בביאור משנה. ותחשב.</text:p></text:note-body></text:note></text:span><text:span text:style-name="T164"> </text:span><text:span text:style-name="T163">שפטור כיון שמצטער. מגמרא משמע שרבא מחדש פטור מצטער. </text:span><text:span text:style-name="T247">חזר’</text:span><text:span text:style-name="T165"> לבאר דרשת תשבו. כ’ </text:span><text:span text:style-name="T247">תוי"ט</text:span><text:span text:style-name="T165"> שנדרש כיון שהו"ל לומר "תהיו.” </text:span><text:span text:style-name="T247">ריטב"א</text:span><text:span text:style-name="T165"> כ’ שדורשים מ"האזרח,” שהוא איש קבוע. </text:span><text:span text:style-name="T166">בריי’ אומר "תשבו" מפני שזהו ציווי של המצוה, ו"אזרח" מגלה מה אומר. </text:span><text:span text:style-name="T167">דורשים מ"תשבו" גם כן כמה חייב לאכול בסעודה, ואם יש לו קצבה. דרשה זה לכאורה לא דומה כל כך לשאר דרשות שהבאנו.</text:span><text:span text:style-name="T36">********</text:span><text:span text:style-name="T174">לכאורה, פטור חולה הוא מצטער. </text:span><text:span text:style-name="T250">משנ"ב</text:span><text:span text:style-name="T174"> כ</text:span><text:span text:style-name="T176">תב</text:span><text:span text:style-name="T174"> שמשמשיו פטורים מפני עסקם במצו</text:span><text:span text:style-name="T175">ו</text:span><text:span text:style-name="T174">ה</text:span><text:span text:style-name="T174"><text:note text:id="ftn102" text:note-class="footnote"><text:note-citation>46</text:note-citation><text:note-body><text:p text:style-name="P83">יש לדון מהו המצוה.</text:p></text:note-body></text:note></text:span><text:span text:style-name="T174">. א"כ, משמשים פטורים יותר מחולה (שיש אומרים שמצטער חייב בלילה ראשונה, אבל עוסק בוודאי פטור</text:span><text:span text:style-name="T174"><text:note text:id="ftn103" text:note-class="footnote"><text:note-citation>47</text:note-citation><text:note-body><text:p text:style-name="P83">אם חולה אוכל בסוכה, פטור שאף משמשים יאכלו שם עמו. יהיו נפק"מ אם אוכל בזמן שחולה בבית (כמו אם כבר אכל).</text:p></text:note-body></text:note></text:span><text:span text:style-name="T174">). </text:span><text:span text:style-name="T251">עה"ש</text:span><text:span text:style-name="T175"> מקשה ממה שיש סוברים שפטור אף אם אינו נצרך</text:span><text:span text:style-name="T175"><text:note text:id="ftn104" text:note-class="footnote"><text:note-citation>48</text:note-citation><text:note-body><text:p text:style-name="P83">העיר’ שהיה אפשר לומר שפטור כיון שאולי יצטרכו לו.</text:p></text:note-body></text:note></text:span><text:span text:style-name="T175">. אז, כתב שפטור מדין תשבו כעין תדורו. גמרא מקשה מדיוק שרק חולה, ולא מצטער, פטור. קשה איך רק חולה ייפטר. </text:span><text:span text:style-name="T251">אמרבי</text:span><text:span text:style-name="T175"> שאולי רק מי שצערו בא מגופו פטור.</text:span></text:p>
        </text:list-item>
        <text:list-item>
          <text:p text:style-name="P151"><text:span text:style-name="T251">רש"י</text:span><text:span text:style-name="T55"> </text:span><text:span text:style-name="T56">כתב שהולך דרך הוא "הולך לסחורה.” משמע שהוא רק אם הולך לדבר נצרך. חולקים </text:span><text:span text:style-name="T55">פוסקים</text:span><text:span text:style-name="T56"> בזה</text:span><text:span text:style-name="T56"><text:note text:id="ftn105" text:note-class="footnote"><text:note-citation>49</text:note-citation><text:note-body><text:p text:style-name="P86">אף אם פטור, אולי יהיה בעיה במה שמפקיע את עצמו מקיום מצוה (כמו שבשעת ריתחא, ה’ מעניש מי שלא לובש בגד של ציצית). כן אומר רש"ז, אבל אינו כל כך פשוט.</text:p></text:note-body></text:note></text:span><text:span text:style-name="T56">. </text:span><text:span text:style-name="T177">צ"ב למה יהיה כן.</text:span></text:p>
        </text:list-item>
        <text:list-item>
          <text:p text:style-name="P152"><text:span text:style-name="T177">פ</text:span><text:span text:style-name="T56">טור </text:span><text:span text:style-name="T181">אדם </text:span><text:span text:style-name="T56">מסוכה כשיורד גשמים. לכאורה, זה מפני שבכעין זה, היה יוצא מביתו. </text:span><text:span text:style-name="T55">רמ"א</text:span><text:span text:style-name="T56"> מביא שאם לא יכול לשער כמש"א גמרא, יראה אם היה יוצא אילו היה ביתו. לכאורה, אז, קשה למה לא אומר משנה אותו שיעור (ששיעור שאומר משנה קשה </text:span><text:soft-page-break/><text:span text:style-name="T56">להגדיר</text:span><text:span text:style-name="T56"><text:note text:id="ftn106" text:note-class="footnote"><text:note-citation>50</text:note-citation><text:note-body><text:p text:style-name="P88">משנה אומר שיעור "עד שתסרח המקפה.” ראשונים מעוררים שאין זה רק כשאוכל מקפה, אלא אף באוכל דברים אחרים.</text:p></text:note-body></text:note></text:span><text:span text:style-name="T56">). משמע שיש שני שיעורים, ואם תסרח המקפה, אף שלא היה הולך </text:span><text:span text:style-name="T178">מ</text:span><text:span text:style-name="T56">ביתו, פטור מישיבת סוכה. </text:span><text:span text:style-name="T179">אם לא יכול לכוון מתי נעשה, אז יש עוד פטור שישער, והוא מצטער, ושיעור שאומר רמ"א הוא שיעורו. </text:span><text:span text:style-name="T180">צריך ביאור, אז, מהו פטור זה.</text:span><text:span text:style-name="T180"><text:note text:id="ftn107" text:note-class="footnote"><text:note-citation>51</text:note-citation><text:note-body><text:p text:style-name="P89">יש אומרים (עיין גר"א בש"ע שמביא רשבא (אינו כל כך פשוט ברשב"א)) שהוא ביטול בשם סוכה. לכאורה, זה אומר שסכך הוא דבר שמסכך ומגין. אם יורד גשם, לא מסכך. <text:span text:style-name="T379">זה מחודש, שעדיין מסכך קצת.</text:span></text:p></text:note-body></text:note></text:span><text:span text:style-name="T180"> </text:span></text:p>
        </text:list-item>
        <text:list-item>
          <text:p text:style-name="P153"><text:span text:style-name="T221">הבאנו גמרא</text:span><text:span text:style-name="T182"> גבי חיוב אבל בסוכה. לכאורה, בהו"א של גמ’, היה אבל פטור כיון שמצטער, אף שלא יהיה בית מיישב דעתו. אף בקמ"ל של גמרא, לכאורה, זה לא משנה. </text:span><text:span text:style-name="T222">רא"ש</text:span><text:span text:style-name="T183"> כ’ שבהו"א סבר שצער בא מסוכה, שרוצה להיות בבית אפל (להתאבל יותר טוב). </text:span><text:span text:style-name="T184">לכאורה, כן נראה מלשון </text:span><text:span text:style-name="T223">תוס</text:span><text:span text:style-name="T184">’ ש"אין אדם דר במקום צער." אם דורשים מ"תשבו,” שפטור כיון שבכעי"ז היה הולך מביתו, צריכים לומר כרא"ש. </text:span><text:span text:style-name="T223">מהרי"ק</text:span><text:span text:style-name="T184"> ח’ על רא"ש. </text:span><text:span text:style-name="T224">פוס’</text:span><text:span text:style-name="T185"> כ’ שחולה פטור מסוכה כיון שלא היה לו כ"כ צער אם לא היה בסוכה. לכאורה, צ’ זה רק לרא"ש. </text:span><text:span text:style-name="T225">ט"ז</text:span><text:span text:style-name="T186"> כ’ שיש שני פטורים של מצטער, ואחד כמהרי"ק. </text:span><text:span text:style-name="T187">דין אחד מחמת "תשבו,” ודין אחד הוא מפני שא"א לכוון. </text:span><text:span text:style-name="T188">כ’ </text:span><text:span text:style-name="T226">רמ"א</text:span><text:span text:style-name="T188"> שלא ישנים בסוכה מפני שא"א לישן שם עם אשתו</text:span><text:span text:style-name="T188"><text:note text:id="ftn108" text:note-class="footnote"><text:note-citation>52</text:note-citation><text:note-body><text:p text:style-name="Footnote">באר’ שלכאורה, היו בחורים שלא ישנו בסוכה; הוצרכו לפטור ראשון.</text:p></text:note-body></text:note></text:span><text:span text:style-name="T188"> כמו בביתו. מביא </text:span><text:span text:style-name="T226">גר"א</text:span><text:span text:style-name="T188"> </text:span><text:span text:style-name="T226">גמ’</text:span><text:span text:style-name="T188"> בערכין.</text:span><text:span text:style-name="T188"><text:note text:id="ftn109" text:note-class="footnote"><text:note-citation>53</text:note-citation><text:note-body><text:p text:style-name="P90">שם, יש דיון מהו המסקנא.</text:p></text:note-body></text:note></text:span><text:span text:style-name="T188"> </text:span><text:span text:style-name="T35">*********</text:span><text:span text:style-name="T37"> </text:span><text:span text:style-name="T189">אותו גמרא אומר הו"א לפטור כהן מסוכה כיון שא"א לשבת עם אשתו. מסיק ש"נהי דבעידן עבודה מיפטרי, שלא בשעת עבודה חייב.” אם מסיק שבשעה שאינו עם אשתו פטור (ורק אומר שבזמנים אחרים חייב), יוצא מקור לרמ"א. </text:span><text:span text:style-name="T190">גר"א אומר שרש"י לא מפ’ גמ’ כן; מפ’ שבאותו שעה חייב, ורק כש עובד </text:span><text:span text:style-name="T191">(ועב"מ)</text:span><text:span text:style-name="T190"> פטור. </text:span><text:span text:style-name="T192">הק’ </text:span><text:span text:style-name="T227">אחרונים</text:span><text:span text:style-name="T192"> איך יפטור מחמת שלא יזקק לאשתו; אף בבית לא יזקק</text:span><text:span text:style-name="T192"><text:note text:id="ftn110" text:note-class="footnote"><text:note-citation>54</text:note-citation><text:note-body><text:p text:style-name="Footnote">העיר’ שאם דורשים מ"אזרח" אולי מסתבר לומר כמהרי"ק (שצריך להיות כאזרח שיושב בלי צער). </text:p></text:note-body></text:note></text:span><text:span text:style-name="T192">. </text:span><text:span text:style-name="T384">העיר</text:span><text:span text:style-name="T380">' שאולי תשבו כעין תדורו וצער הם כללים חלוקים; אם כן, אין זה סותר דברי הרא"ש. </text:span><text:span text:style-name="T381">אם חוזר גמ’ במס’ לומר שחייב כשאינו עם אשתו, </text:span><text:span text:style-name="T382">יש לדון אם אומר שלא נפטר אם לא דר עם אשתו </text:span><text:span text:style-name="T383">(נגד רמ"א)</text:span><text:span text:style-name="T382"> או שאומר כרא"ש.</text:span><text:span text:style-name="T382"><text:note text:id="ftn111" text:note-class="footnote"><text:note-citation>55</text:note-citation><text:note-body><text:p text:style-name="P92">גר"א מביא גמ’ בערכין למקור של רמ"א, ואומר שיש מהלך אחר (מהלך זה) שאינו כן, ושאין פטור כשאינו עם אשתו. אפשר שרמ"א סובר כגר"א, אלא שמבאר שמסיק גמרא שם כרא"ש, ואז, למה שצריך לדין רמ"א, נשאר הו"א של גמרא.</text:p></text:note-body></text:note></text:span><text:span text:style-name="T382"> </text:span><text:span text:style-name="T385">שער אפרים</text:span><text:span text:style-name="T401"> מק’ למה אין </text:span><text:span text:style-name="T402">אבל פטור כיון שאסור לשמש</text:span><text:span text:style-name="T402"><text:note text:id="ftn112" text:note-class="endnote"><text:note-citation>נז</text:note-citation><text:note-body><text:p text:style-name="P91">נראה שהיה אפשר לומר שדן באבל פנוי.</text:p></text:note-body></text:note></text:span><text:span text:style-name="T401">.</text:span><text:span text:style-name="T401"><text:note text:id="ftn113" text:note-class="footnote"><text:note-citation>56</text:note-citation><text:note-body><text:p text:style-name="P93">גם מקשה למה אינו כן כשאשתו נדה.</text:p></text:note-body></text:note></text:span><text:span text:style-name="T401"> </text:span><text:span text:style-name="T402">אומר ת’ שזה רק הו"א. </text:span><text:span text:style-name="T385">ק"נ</text:span><text:span text:style-name="T402"> חולק (שסבר שאף במס’ פטור כשאינו עם אשתו). </text:span><text:span text:style-name="T403">ת’ שהיה כהן יכול שלא לעבוד</text:span><text:span text:style-name="T403"><text:note text:id="ftn114" text:note-class="footnote"><text:note-citation>57</text:note-citation><text:note-body><text:p text:style-name="P94">אמר’ שאינו כל כך פשוט שאינו מחוייב לבוא.</text:p></text:note-body></text:note></text:span><text:span text:style-name="T403">, ואז היה אפשר </text:span><text:span text:style-name="T404">לדור עם אשתו, אבל אבל מוכרח לדור כן, וזהו, אז, דירתו</text:span><text:span text:style-name="T403">. </text:span><text:span text:style-name="T405">נמצא שמי שמוכרח לישב באופן גרוע נחשב דר באותו דירה; ומי שהיה יכול לסלק את עצמו, אף שעכשיו אי אפשר לסלק א"ע, לא נחשב דר.</text:span><text:span text:style-name="T405"><text:note text:id="ftn115" text:note-class="footnote"><text:note-citation>58</text:note-citation><text:note-body><text:p text:style-name="P95">דימה ר’ את זה למהרי"ק, שאומר שכל דירה שאינו בצער (אף שהיה כן בביתו) פוטר אותו.</text:p></text:note-body></text:note></text:span><text:span text:style-name="T405"> </text:span><text:span text:style-name="T386">חזרנו</text:span><text:span text:style-name="T406"> לרמ"א. מק’ </text:span><text:span text:style-name="T386">אחרונים</text:span><text:span text:style-name="T406"> ש</text:span><text:span text:style-name="T407">לא יאכל בסוכה, שרמ"א כ’ כ</text:span><text:span text:style-name="T387">מרדכי</text:span><text:span text:style-name="T407"> שאומר שאם אין סוכה ראוי לשינה, אינו ראוי לאכילה</text:span><text:span text:style-name="T407"><text:note text:id="ftn116" text:note-class="footnote"><text:note-citation>59</text:note-citation><text:note-body><text:p text:style-name="P96">וכן להפך.</text:p></text:note-body></text:note></text:span><text:span text:style-name="T407">. </text:span><text:span text:style-name="T388">מג"א</text:span><text:span text:style-name="T408"> ת’ שזה פטור בחפצת סוכה (עושה שאינו דירה טובה); כאן, אין חפץ מפקיע משינתו </text:span><text:span text:style-name="T409">(שיכול לישן שם; רק א”א לקיי”מ)</text:span><text:span text:style-name="T408">.</text:span><text:span text:style-name="T408"><text:note text:id="ftn117" text:note-class="footnote"><text:note-citation>60</text:note-citation><text:note-body><text:p text:style-name="P97">אמר’ שכן נראה מהגדרת ש"ע.</text:p></text:note-body></text:note></text:span><text:span text:style-name="T408"><text:note text:id="ftn118" text:note-class="footnote"><text:note-citation>61</text:note-citation><text:note-body><text:p text:style-name="P98">דימה ר’ את זה למש"א שיכו"ל סוכה אחד לכל בני ישראל, ואף שא"א לכ"א לישן שם עם אשתו, כיון שראוי הוא לישינה עם אשה (של אחד).</text:p></text:note-body></text:note></text:span><text:span text:style-name="T408"> </text:span><text:span text:style-name="T390">חזרנו </text:span><text:span text:style-name="T411">לדיני סוכה שאינו כשר לכל. </text:span><text:span text:style-name="T410">העיר’ שרמ"א כ’ שסוכה במקום שמסוכן לישן פסול. </text:span><text:span text:style-name="T389">חכ"צ</text:span><text:span text:style-name="T410"> חלק, שכשר אם אינו ראוי לשינה ואם אינו ראוי לאכילה. </text:span><text:span text:style-name="T389">בית הלוי</text:span><text:span text:style-name="T389"><text:note text:id="ftn119" text:note-class="footnote"><text:note-citation>62</text:note-citation><text:note-body><text:p text:style-name="P100">בחלק ג.</text:p></text:note-body></text:note></text:span><text:span text:style-name="T410"> מביא ראיה מדיני סוכה קטנה. שם לא ראוי לאכילה; אולי לא מוכיח פסול סוכה שאינו ראוי לשינה.</text:span><text:span text:style-name="T410"><text:note text:id="ftn120" text:note-class="footnote"><text:note-citation>63</text:note-citation><text:note-body><text:p text:style-name="P99">אולי תלוי במה נחשב עיקר תשמיש של דירה. <text:span text:style-name="T450">הביא ר’ ר"ת שאומר שרק מברכים על אכילה כיון שהוא העיקר. מצאנו רק חיוב אכילה (לילה ראשון), ולא שום חיוב שינה. אז, זה משמע כמש"כ.</text:span></text:p></text:note-body></text:note></text:span><text:span text:style-name="T410"> </text:span><text:span text:style-name="T411">אמר’ שנוהגים כחכ"צ (ואולי רק אם אינו ראוי לשינה). </text:span><text:span text:style-name="T412">דנים </text:span><text:span text:style-name="T391">אחרונים</text:span><text:span text:style-name="T412"> בסוכה שאינו ראוי לטייל בו</text:span><text:span text:style-name="T412"><text:note text:id="ftn121" text:note-class="footnote"><text:note-citation>64</text:note-citation><text:note-body><text:p text:style-name="P101">שו"ע הרב פוסל.</text:p></text:note-body></text:note></text:span><text:span text:style-name="T412"> או ללמוד בו. </text:span><text:span text:style-name="T413">המכשירים יסברו כעין מש"כ, שרק צ"ל ראוי לעיקר תשמישים. </text:span><text:span text:style-name="T392">העיר</text:span><text:span text:style-name="T414">’ שהיום אין ישנים בחדר שאוכלים. </text:span><text:span text:style-name="T416">אז, צריך לדון </text:span><text:span text:style-name="T415">אם אדם עושה סוכה של שני חדרים, נחשב שני סוכות, שיש מחיצה ביניהם, </text:span><text:span text:style-name="T418">שיהיה כשר, אולי, כיון שכך דרים</text:span><text:span text:style-name="T415">. </text:span><text:span text:style-name="T417">אולי מיחדים אותו להיות כחד מקום, אף שהוא שני סוכות. </text:span><text:span text:style-name="T393">מג"א</text:span><text:span text:style-name="T419"> כ’ על פטור ראשון של רמ"א לשינה (צינה) שאין זה פוסלו לאכילה. </text:span><text:span text:style-name="T420">לא מבאר; יש שני דרכים לבאר. </text:span><text:span text:style-name="T38">********** </text:span><text:span text:style-name="T394">שערי</text:span><text:span text:style-name="T421"> </text:span><text:span text:style-name="T394">תשובה</text:span><text:span text:style-name="T421"> כ’ מ</text:span><text:span text:style-name="T394">חיד"א</text:span><text:span text:style-name="T421"> תשובת</text:span><text:span text:style-name="T394"> ר"ה גאון</text:span><text:span text:style-name="T421"> ש</text:span><text:span text:style-name="T422">כ’ </text:span><text:span text:style-name="T423">שע"ת</text:span><text:span text:style-name="T422"> ש</text:span><text:span text:style-name="T421">משמע כחכ"צ. </text:span><text:span text:style-name="T422">כ’ ששותפים בסוכה שלא מחזיק שניהם יחלקו הזמן. </text:span><text:span text:style-name="T449">יש בזה שני חידושים: מה שפוסל כאן, אף שיכול אחרים לקיי"מ (נגד מג"א), ומה שפסל אף שאפשר לו לקיים את המצווה כאן, ורק אסור לו.</text:span><text:span text:style-name="T424"><text:note text:id="ftn122" text:note-class="footnote"><text:note-citation>65</text:note-citation><text:note-body><text:p text:style-name="P102">הוסיף רק שלא רק שהוא מקום שינה, אלא אף הוא מקום שינה לו, שישן שם לאחר זמן, אבל בפטור של מה שאין יכול להיות עם אשתו, אינו ראוי לו אלא לאחרים.</text:p></text:note-body></text:note></text:span><text:span text:style-name="T424">. </text:span><text:span text:style-name="T425">ח’ לומר שכיון ששל אחר הוא, לא נח’ מקום שינה. </text:span><text:span text:style-name="T395">מג"א</text:span><text:span text:style-name="T425"> כ’ על רמ”א שאומר שאם אינו יכול לישון, אינו יכול לאכול, “במקום דליכא צינה.” </text:span><text:span text:style-name="T396">י"א</text:span><text:span text:style-name="T426"> מפ’ שאומר כן אף אם יש סכנה, שביאוב"כ, כבר א"א לישב שם מח’ צינה.</text:span><text:span text:style-name="T396"> </text:span><text:span text:style-name="T397">פ"מ</text:span><text:span text:style-name="T426"> פ’ שהוא רק אם אין סכנה.</text:span><text:span text:style-name="T426"><text:note text:id="ftn123" text:note-class="footnote"><text:note-citation>66</text:note-citation><text:note-body><text:p text:style-name="P103">ראייתו הוא ממה שמיד אחריו, הביא לבוש שלא לעשות סוכה במקום צינה. משמע שסובר כן. צריך לומר שזה פוסל כשיש סכנה. <text:span text:style-name="T451">(לא הבנתי, שאם כן, מה לנו בצינה).</text:span></text:p></text:note-body></text:note></text:span><text:span text:style-name="T426"> </text:span><text:span text:style-name="T427">פ"מ מבאר שצינה חלוק כיון ש"א"א בלא"ה.” </text:span><text:span text:style-name="T428">באר </text:span><text:span text:style-name="T398">עה"ש </text:span><text:span text:style-name="T428">ו</text:span><text:span text:style-name="T398">ראמ"ה </text:span><text:span text:style-name="T398"><text:note text:id="ftn124" text:note-class="endnote"><text:note-citation>נח</text:note-citation><text:note-body><text:p text:style-name="P104">נראה מזה ומלשון רמ"א שהענין הוא שצריך לבנות סוכה שיעשה מה שצריך לעשות. בדרך כלל, זה שינה ואכילה. כאן, שצריך להיות עראי כיד להיות סוכה, מוכרח שלא להיות כשר לשינה, ואין אומרים שהוא ראוי למה שצריך לעשות.</text:p><text:p text:style-name="P104"><text:tab/>מש"א בלבוש הוא שרק הוא לא ישב שם, ואז הוה אמינא שמה שצריך לא כולל מקום שינה לו. משנה לומר שצריך אף חפץ של דבר הראוי לשינה של שום בני אדם. ותחשב.</text:p></text:note-body></text:note></text:span><text:span text:style-name="T428"><text:s/>שאין סוכה צ"ל כדירה (באמת, צורך מצווה הוא שלא להיות בביתו). לכן, אין זה פוטר סוכה, </text:span><text:span text:style-name="T429">שאומר תורה שסוכה הוא דבר הדומה לבית חוץ מקרק’ אלו. אז, זה סוכה כשרה, שחלוק מבית רק בקרק’ שיש לו לשנות</text:span><text:span text:style-name="T428">. (דימה ר’ את זה למה שאין טיפים שבסוכה פוטר אכילה, אף שעשוה שא"א לקיים שינה.) </text:span><text:span text:style-name="T430">לצד ראשון, יהיה חייב כיון ש"סוכה" הוא אז דבר שאינו ראוי לדירה. </text:span><text:span text:style-name="T399">לבוש</text:span><text:span text:style-name="T431"> כ’ שלא יעשה סוכה במקום שיסתכן בו, כרמ"א. </text:span><text:span text:style-name="T432">העיר’ שמביא שני טעמים של ריטב"א. לאחר כן, מביא רק טעם ראשון. </text:span><text:span text:style-name="T435">כ’ שאז יכול לעשות במקום סכנה, ו</text:span><text:span text:style-name="T432">אומר שצריך להיות ראוי לבילה, ואז אין לעשותו </text:span><text:span text:style-name="T433">במקום</text:span><text:span text:style-name="T432"> סכנה. </text:span><text:span text:style-name="T434">צריך ביאור איך ראוי לבילה, שהרי קר הוא, עד שלא יכול לישב שם. </text:span><text:span text:style-name="T435">משמע שאינו פוטר מחמת שאין סוכה ראויה (פטור חפץ), אלא בפטור גברא, שהוא מצטער. אם כן, ההו</text:span><text:span text:style-name="T447">ה</text:span><text:span text:style-name="T435"> אמינא </text:span><text:soft-page-break/><text:span text:style-name="T435">לרבות מקום מסוכן הוא שכיון שרק ישב במקום שלו א"א לשינה, ישב אף בזה, </text:span><text:span text:style-name="T439">שרק צריך מקום אכילה</text:span><text:span text:style-name="T435">. מסיק שכיון שיכול לישון שם (שיש ישנים שם, ועוד שיכולים להביא כרים), אינו בעיה בחפץ, אבל אולי במצב סכנה, פסול החפץ. נמצא הוה אמינא חלוק ממש"כ, והוא שכיון של</text:span><text:span text:style-name="T436">א היה ישן שם, ואז אצ"ל שישן שם. </text:span><text:span text:style-name="T437">נמצא שאם הוא קר עכ"כ שא"א, </text:span><text:span text:style-name="T448">פסול</text:span><text:span text:style-name="T437">. </text:span><text:span text:style-name="T438">(העיר’ שאולי לשון י"א משמע כאותו הוה אמינא.) </text:span><text:span text:style-name="T440">העיר’ שמשנ"ב דן ב"שעת צינה,” ולא "מקום צינה.” </text:span><text:span text:style-name="T441">אולי משמע שרק קרה כן, ואז הוא ראוי</text:span><text:span text:style-name="T442">. מג"א אומר מקום צינה, וכ"כ י"א. </text:span><text:span text:style-name="T443">צריכים לדון בצורת הלכה של כל דיני תשבו כעין תדורו. </text:span><text:span text:style-name="T444">יש ראשונים שאומרים שאכילות עראי מותרים כיון שאינו כעין תדורו. </text:span><text:span text:style-name="T445">אעפ"כ, יש ענין להחמיר בזה. </text:span><text:span text:style-name="T446">כ’ </text:span><text:span text:style-name="T400">משנ"ב</text:span><text:span text:style-name="T446"> שמצטער א"א רק מפני שמבטל שמחה. לשון גמרא לא משמע כן.</text:span><text:span text:style-name="T38">***********</text:span><text:span text:style-name="T252"> </text:span><text:span text:style-name="T278">יש </text:span><text:span text:style-name="T253">ראשונים</text:span><text:span text:style-name="T278"> שכ’ שאכילת עראי נתמעט מ"תשבו כעין תדורו.” </text:span><text:span text:style-name="T254">גמרא </text:span><text:span text:style-name="T279">כ’ ש"אין קבע לשינה." </text:span><text:span text:style-name="T254">ראשונים </text:span><text:span text:style-name="T279">מק’ שהול"ל שאין "עראי לשינה.” </text:span><text:span text:style-name="T280">מבארים </text:span><text:span text:style-name="T255">ראשונים</text:span><text:span text:style-name="T280"> בסברה זה שלפעמים שינת עראי מהני. לכאורה, זה לא סיבה שיעשה אותו בביתו. </text:span><text:span text:style-name="T281">לכאורה, צ"ל שאין ההגדרה במה עושים חוץ לביתו. יש ראשונים שאומ’ בפ’ שא"ע מותר כיון שיש שעושים אותו חוץ לביתו. אף שם, אינו פשוט, שיש מושגים אחרים של קבע שאינם דומים לכאן. </text:span><text:span text:style-name="T282">היה קל לת’ שכאן תלוי ביציאת בית, ולא בקבע. בק’ אביי (זימנים דסגי), יל"ד למה זה בעיה, שעדיין יאכל חוץ מבית. כ"ז משמע שחז"ל גדרו דבר קצוב, והוא כל דבר קבו</text:span><text:span text:style-name="T283">ע, שבדרך כלל, רק אוכלים בבית. </text:span><text:span text:style-name="T284">תלו אותו בגדרים שכבר היו של עראי וקבוע. אם כן, עדיין יש לראשונים להקשות. בשינה, </text:span><text:span text:style-name="T285">צריך לומר כעי"ז. נמצא שאף שדרך בנ"א לעשות אותו בחוץ, אבל הוא בגדר חשובה, ואז היה בכלל שינה שגדרו רבנן. </text:span><text:span text:style-name="T286">יותר קשה לומר כן בשינה.</text:span><text:span text:style-name="T286"><text:note text:id="ftn125" text:note-class="endnote"><text:note-citation>נט</text:note-citation><text:note-body><text:p text:style-name="P105">אולי הענין הוא שכיון שגדרו אכילה בקבע ועראי, וזה נוגע לכמה מהנה אותו, גם הגדיר שינה כך.</text:p></text:note-body></text:note></text:span><text:span text:style-name="T286"> </text:span><text:span text:style-name="T287">העיר’ ש</text:span><text:span text:style-name="T256">רי"ד</text:span><text:span text:style-name="T287"> כ’ שמצטער הוא מי שהוא בעל צער (אבל לא כ"כ כחולה), וכיון שכן, סוכה מצערו, ואז פטור. בשאר אדם, אין פטור.</text:span><text:span text:style-name="T287"><text:note text:id="ftn126" text:note-class="footnote"><text:note-citation>67</text:note-citation><text:note-body><text:p text:style-name="P107">אם כן, דיוק גמרא למעט מצטער מחולה הוא יותר מובן, שאין הענין רק שדומים בסיבת פטורם, אלא כם מושגים דומים.</text:p></text:note-body></text:note></text:span><text:span text:style-name="T287"> </text:span><text:span text:style-name="T288">בפשטות, פטור מצטער הוא שיש בעיה בישיבתו. </text:span><text:span text:style-name="T258">רמ"א</text:span><text:span text:style-name="T289"> כ’ בדין הול"ד שאם יש סוכה במקום לינתם, חייב. חול’</text:span><text:span text:style-name="T258"> לבוש ומג"א</text:span><text:span text:style-name="T257"> <text:s/></text:span><text:span text:style-name="T289">בביאור זה.</text:span><text:span text:style-name="T258"> </text:span><text:span text:style-name="T259">לבוש</text:span><text:span text:style-name="T258"> </text:span><text:span text:style-name="T289">כ’ שאומר שאם אין שם סוכה, א"צ לבנות סוכה אחרת. אם כבר יש, חייב לשבת בו. </text:span><text:span text:style-name="T259">מג"א </text:span><text:span text:style-name="T290">כ’ שפטור רק אם א"א לבנות. </text:span><text:span text:style-name="T260">תוס’</text:span><text:span text:style-name="T291"> כ’ שחיוב לילה הוא "כשאדם לן בלילה ביישוב.” לכאורה, משמע הגדרה חלוקה, והוא שלא תלוי ביכולתו לבנות או ללכת לסוכה, אלא באם הוא ביישוב, שאז חייב לשבת בסוכה, שהיה דר- יושב בבית- בלי זה </text:span><text:span text:style-name="T293">(ואינו הלך)</text:span><text:span text:style-name="T291">. </text:span><text:span text:style-name="T292">לכאורה, אם הוא ביישוב, אף צריך לבנות (כמג"א). </text:span><text:span text:style-name="T293">צריך ביאור ל"ל נאמר כמג"א, שכ"א צ’ לבנות סוכה.</text:span><text:span text:style-name="T290"> </text:span><text:span text:style-name="T294">(יש שכות’ שמצטער מלבנות סוכה; חייב רק לפני סוכות כיון שיש לו פנאי. אם כן, כאן, אם נמצא לו פנאי, יחייב.) </text:span><text:span text:style-name="T295">צ"ב מה"ת שצערו פוטרו. </text:span><text:span text:style-name="T296">כ’ לבוש בתו"ד שדומה למצטער. לכאו’, צער פוטר כיון שכשיושב בסוכה, לא מקיי"מ ישיבה. אם כן, אין לומר כן כאן, שאינו בצער כשיושב. </text:span><text:span text:style-name="T297">צ"ל שסוברים שפטור מצטער פוטר כיון שהוא קשה ביותר (ולא שלא מקיי"מ עי"ז). </text:span><text:span text:style-name="T298">אז, יש לומר שקשה ביותר לבא לבנות סוכה.</text:span><text:span text:style-name="T298"><text:note text:id="ftn127" text:note-class="endnote"><text:note-citation>ס</text:note-citation><text:note-body><text:p text:style-name="P106">אם כן, נשאר אותו ק’ ראשונה שהק’ מבונה סוכה קודם חג.</text:p></text:note-body></text:note></text:span><text:span text:style-name="T38">************</text:span><text:span text:style-name="T39"> </text:span><text:span text:style-name="T261">מנ"ח</text:span><text:span text:style-name="T299"> ת’ לק’ </text:span><text:span text:style-name="T261">תוס’</text:span><text:span text:style-name="T299"> למה צ’ קרא לפסול סוכה גזולה כיון שבא בעבירה. ת’ שרב מצוות הם רק חיובים שצריך לעשות- ואם עושה, טוב, ואם לא,</text:span><text:span text:style-name="T321">\</text:span><text:span text:style-name="T299">בטל- אבל יש מצוות שא"צ לעשות אא"כ הוא במצב מיוחד. </text:span><text:span text:style-name="T300">ביטול מצווה ואי-קיום מצווה אינם, אז, שווים. </text:span><text:span text:style-name="T301">גילה תורה שלא רוצה בדווקא ישיבה בסוכה, שלא צריך לאכול. </text:span><text:span text:style-name="T302">אז, כשעובר על המצווה, הבעיה אינו שלא קיימו, אלא שביטלו.</text:span><text:span text:style-name="T303"> צריכים לבאר, אז, מהו "ביטול.” </text:span><text:span text:style-name="T305">(</text:span><text:span text:style-name="T303">אומרים בנ"א מנ"ח כאילו אומר שחוץ מחיוב, יש איסור על אכילה חוץ מסוכה, </text:span><text:span text:style-name="T304">אבל אינו אומר כן.</text:span><text:span text:style-name="T305">)</text:span><text:span text:style-name="T304"> </text:span><text:span text:style-name="T306">עפ"ז מבאר שאף שלא מקיי"מ (כיון שבא בעבירה), לא מבטל.</text:span><text:span text:style-name="T306"><text:note text:id="ftn128" text:note-class="footnote"><text:note-citation>68</text:note-citation><text:note-body><text:p text:style-name="P108">עפ"ז ג"כ י"ל שלא מבטל במצווה בלי כוונה. <text:span text:style-name="T452">עיין במשנ"ב (בשע"ת, לגבי מי שלא מכוון ליתן עליו טלית).</text:span></text:p></text:note-body></text:note></text:span><text:span text:style-name="T306"> </text:span><text:span text:style-name="T262">ר"ש</text:span><text:span text:style-name="T307"> אומר שלא מבין זה; אם היה אומר שיש איסור לבד מן המצווה, היה מבאר, אבל לא נראה שאומר כן. </text:span><text:span text:style-name="T308">ר</text:span><text:span text:style-name="T263">ע"א</text:span><text:span text:style-name="T308"> נשאל איך לומ’ פטור עסק לסוכה כיון שמבטל בקו"ע. ת’ שהוא שוא"ת כיון שהאיסור הוא שאינו בסוכה, ולא אכילה. </text:span><text:span text:style-name="T264">ר"ש</text:span><text:span text:style-name="T309"> מבאר שפטור מצטער מוכיח שאין איסור לשבת חוץ מסוכה, </text:span><text:span text:style-name="T310">שפטור מצטער הוא שאז אין קיו"מ </text:span><text:span text:style-name="T311">שאפשר לו לעשות</text:span><text:span text:style-name="T310">; אם היה עוד איסור, היה תועלת. </text:span><text:span text:style-name="T312">לכאו’, אם מפרש כן בפטור מצטער, כן הוא אף בשאר פטורים שהוא מעין "כעין תדורו" הם מחמת זה, שלא היה מקיי"מ. </text:span><text:span text:style-name="T313">לכאו’, כ"ס </text:span><text:span text:style-name="T265">מג"א</text:span><text:span text:style-name="T313">, שכ’ שאם אין לו סוכה חוץ מן הרחוק (עד שצ’ ספינה), </text:span><text:span text:style-name="T265">י"א</text:span><text:span text:style-name="T265"><text:note text:id="ftn129" text:note-class="footnote"><text:note-citation>69</text:note-citation><text:note-body><text:p text:style-name="P109">כ’ שהוא רשב"א, אבל יש שכ’ שהיל"ל רשב"ם.</text:p></text:note-body></text:note></text:span><text:span text:style-name="T313"> שאף שאסור לעבור נהר בי"ט, יכול לברך. </text:span><text:span text:style-name="T314">מק’ מג"א שהוא דומה למצטער, ואינו מקיי"מ, שכל הפטור… הדיוט. </text:span><text:span text:style-name="T266">רע"א</text:span><text:span text:style-name="T314"> כ’ ששאני כאן שאינו בצער כשהוא שם. </text:span><text:span text:style-name="T315">לכאו’, </text:span><text:span text:style-name="T316">אומר ש</text:span><text:span text:style-name="T315">פטור זה אינו כמש"א ר"ש, </text:span><text:span text:style-name="T317">אלא שטירחא פוטר (ועדיין יש מצווה לעשות). </text:span><text:span text:style-name="T318">אם הוא מצטער ע"י ישיבה בסוכה, לכאורה, הלומדות יהיה שווה, ורק לא יחייב. </text:span><text:span text:style-name="T319">אז, מג"א מגדיר פטור מצטער כר"ש (שמצטער כולל אף הליכה למצווה), ו</text:span><text:span text:style-name="T320">מגדיר מצווה</text:span><text:span text:style-name="T319">. </text:span><text:span text:style-name="T320">לרע"א, נמצא שהוא פוטר (ואין סיבה להניח שהוא גם כן הגדרה).</text:span><text:span text:style-name="T38">************* </text:span><text:span text:style-name="T322">אביי אמר ששיעור קביעות הוא כמו שאוכל בר בי רב. </text:span><text:span text:style-name="T267">ראשונינם</text:span><text:span text:style-name="T322"> מבארים שזה כביצה.</text:span><text:span text:style-name="T322"><text:note text:id="ftn130" text:note-class="footnote"><text:note-citation>70</text:note-citation><text:note-body><text:p text:style-name="P117">גמרא ביומא אמר על מעשה שאכל ר"ג שני כותבות שני צדדים:</text:p><text:list xml:id="list1146381041" text:style-name="L10"><text:list-item><text:p text:style-name="P141">היה פחות משיעור.</text:p></text:list-item><text:list-item><text:p text:style-name="P141">פירי לא בעי סוכה.</text:p><text:list><text:list-item><text:list><text:list-item><text:list><text:list-item><text:list><text:list-item><text:list><text:list-header><text:p text:style-name="P142">חולקים ראשונים כאיזה צד פוסקים. </text:p></text:list-header></text:list></text:list-item></text:list></text:list-item></text:list></text:list-item></text:list></text:list-item></text:list></text:list-item></text:list></text:note-body></text:note></text:span><text:span text:style-name="T322"><text:note text:id="ftn131" text:note-class="endnote"><text:note-citation>סא</text:note-citation><text:note-body><text:p text:style-name="P110">עיין בגמרא סוכה שמדייק ששיעור חיוב הוא כביצה, ומקשה מזה על אביי ורב יוסף. לכאורה, זה מוכרח נגד ראשונים אלו. לרמב"ם וכדומה, לא קשה, שיש לומר שכאן הוא קצת יותר מכביצה, ושם אומר כביצה ממש. לאומרים שהוא כביצה ממש, עדיין קשה. יש לומר שגמרא שם רק מקשה על אביי למה לא הקשה ממשנה זה על רב יוסף (למה הקשה מסברתו). </text:p><text:p text:style-name="P110"><text:tab/>דע שגם צריך ביאור למה יאמר אביי שיעור מוזר כזה, ולא יאמר כביצה, כיון שהם שווים. לרמב"ם, זה לא קשה. גם יש לומר שאומר שיעור שמזכיר טעם הדבר. יש לדון, לפי מש"א רבי לעיל (שענין אלו הם שהם קביעות, ולא שרגילים לאכלם חוץ מן הבית). גם יש לומר שמזכיר שכל שלפעמים טועמים נחשב אכילת עראי שטוב בסוכה, אבל פחות מזה אינו אף טוב בסוכה.</text:p></text:note-body></text:note></text:span><text:span text:style-name="T322"> </text:span><text:span text:style-name="T267">רמב"ם</text:span><text:span text:style-name="T322"> כ’ ש"עראי הוא ביצה או </text:span><text:span text:style-name="T347">פחות</text:span><text:span text:style-name="T322"> או </text:span><text:span text:style-name="T347">יותר</text:span><text:span text:style-name="T322"> קצת.”</text:span><text:span text:style-name="T322"><text:note text:id="ftn132" text:note-class="endnote"><text:note-citation>סב</text:note-citation><text:note-body><text:p text:style-name="P111">יש לבאר שאומר רמב"ם כל מה שחייב, והוא מיותר מכביצה ופחות. ויש לדון למה צריך לומר כן, וגם יש לדון למה לא רק אמר,”יותר מכביצה ופחות מכן.” ויש לדון. גם לזה צריך להניח שכשאומר "קצת" קאי רק על יותר. נראה שגם אפשר לומר שרמב"ם אומר שיעור שהוא נחשב אכילת עראי (ומקיים בו כלום). ותחשב.</text:p></text:note-body></text:note></text:span><text:span text:style-name="T322"> </text:span><text:span text:style-name="T323">לא קל לבאר מה זה אומר. ממה ש</text:span><text:span text:style-name="T349">רמב”ם לא אומר שיעור קצוב,</text:span><text:span text:style-name="T323"> משמע שכל אחד בוחר לעצמו </text:span><text:span text:style-name="T349">בתוך שיעורו</text:span><text:span text:style-name="T349"><text:note text:id="ftn133" text:note-class="endnote"><text:note-citation>סג</text:note-citation><text:note-body><text:p text:style-name="P112">אם אינו בתוך השיעור, אולי נחשב קבע מפני שכל כך בני אדם מחשיבים אותו לקבע <text:span text:style-name="T454">(זה תלוי במנין בני אדם שמחשיבים אותו כך ובכמה מחשיבים אותו, וכמה קבוע חושבים עליו)</text:span>, או שהוא קבע כיון שלא שייך שאדם לא יחשוב עליו לקבע. <text:span text:style-name="T453">גם יש לדון בזה (ולא תלויים) בשיעור למטה.</text:span></text:p></text:note-body></text:note></text:span><text:span text:style-name="T349"> </text:span><text:span text:style-name="T323">אם נראה לו כקביעות. </text:span><text:span text:style-name="T268">רי"ץ גיאת</text:span><text:span text:style-name="T323"> אומר שהוא קצת </text:span><text:span text:style-name="T346">יותר</text:span><text:span text:style-name="T323"> מביצה. </text:span><text:span text:style-name="T324">יכול אדם לאכול </text:span><text:span text:style-name="T348">תוך </text:span><text:span text:style-name="T324">סוכה; החידוש בזה הוא או שאין יוהרא</text:span><text:span text:style-name="T324"><text:note text:id="ftn0" text:note-class="endnote"><text:note-citation>סד</text:note-citation><text:note-body><text:p text:style-name="P140">יש להעיר שלכאורה אף מי שחושש ליוהרא סובר שאין חשש זה אם הוא חכם וראוי לכך (כן נראה מלשון רשב"ג בברכות, ומרשי שם בסוף הפרק). אז, קשה מהו ההוה אמינא כאן כיון שהיה בריב"ז ור"ג. ואפשר שיש הוה אמינא אף בזה, אף שאין מד"א, אולי, הסובר כן באמת. גם יש לומר שכאן לא היה שום אדם הראוי לזה כיון שלמעשה אינו טוב. ויש לדון, שלכאורה, אם חושבים שהם מיהרים, חושבים שהם חושבים שהוא טוב. אם כן, הם ראויים. ונראה שר"ל שחושבים שעושים אותו כדי להראות שהם טוב (שבנ"א יחשבו שמעשים אלו טובים), ולא כיון שמעשים אלו טובים, שיודעים שאינם טוב. גם יש לומר שהחידוש בא מר"ג כיון שהיו לו שונאים (כיון שהיה רודה קצת), ואז אולי לא ידעו כולם שהיה ראוי לכך. ותו"ת.</text:p></text:note-body></text:note></text:span><text:span text:style-name="T324"><text:note text:id="ftn134" text:note-class="footnote"><text:note-citation>71</text:note-citation><text:note-body><text:p text:style-name="P118">אמר’ שאולי לזה, חידוש ראשון אינו אף חידוש.</text:p></text:note-body></text:note></text:span><text:span text:style-name="T324"> או שאינו נקרא הדיוט</text:span><text:span text:style-name="T324"><text:note text:id="ftn135" text:note-class="endnote"><text:note-citation>סה</text:note-citation><text:note-body><text:p text:style-name="P113">לכאורה, פשוט שאינו כהדיוט, שהרי מצאנו שיש שהחמירו על עצמם. יש לומר שלא החמירו, אלא שהיה אותו היום יפה (יש לדון בזה, שאז מה שאומר בר"צ אינו קנטרס"ט לזה. ויש לדון אם צ"ל. גם יש לדון, שאולי ר"צ חשש ליוהרא.<text:span text:style-name="T455">). ודע שהיה אפשר לומר שאין ענין של דירה בזה, אלא הוא כמטייל בסוכה, ואולי בזה מקיים קצת. ותחשב.</text:span></text:p></text:note-body></text:note></text:span><text:span text:style-name="T324">, אף שהוא פטור. </text:span><text:span text:style-name="T325">גם רואים שאין צורך להחמיר, שגמ’ מז’ שר"צ</text:span><text:span text:style-name="T325"><text:note text:id="ftn136" text:note-class="endnote"><text:note-citation>סו</text:note-citation><text:note-body><text:p text:style-name="P114">יש להעיר שהיה אפשר לומר שיש חידוש ביותר בזה, שר"צ התענה, ולא אכל כל כך. אם כן, יש לומר שלו היה זה נחשב סעודה. יש לדון, שמחשבון שנים (שמצינו שבנו דבר עם אייבו), נמצא שאף חי אחר חורבן.</text:p></text:note-body></text:note></text:span><text:span text:style-name="T325"> לא החמיר. </text:span><text:span text:style-name="T326">חולקים רבנן ור"א אם יש שיעור כמה </text:span><text:span text:style-name="T350">פעמים </text:span><text:span text:style-name="T326">חייב אדם לאכול בסוכה בסוכות. </text:span><text:span text:style-name="T327">שניהם לומדים דיניהם מ"תשבו כעין תדורו,” שר"א דורש שצ’ יד סעודות כעין דירה, ורבנן דורשים שיכול לאכול בכל זמן שרוצה, כמו דירה. </text:span><text:span text:style-name="T328">אז, לרבנן, אומ’ גמ’, יש חיוב בלילה ראשון, אבל בשאר ימים, א"צ לאכול.</text:span><text:span text:style-name="T327"> </text:span><text:span text:style-name="T269">תוס’ </text:span><text:span text:style-name="T328">מעורר שמזה רואים שאין חיוב לאכול פת כשיעור קביעות בי"ט. </text:span><text:span text:style-name="T270">גמרא ברכות</text:span><text:span text:style-name="T329"> אומר שחוזרים למעין המאורע בי"ט, </text:span><text:span text:style-name="T330">אבל לא בר"ח,</text:span><text:span text:style-name="T329"> כיון שחייב לאכול</text:span><text:span text:style-name="T329"><text:note text:id="ftn137" text:note-class="footnote"><text:note-citation>72</text:note-citation><text:note-body><text:p text:style-name="P119">אין לומר שר"ל שחייב לאכול שום דבר, שאף ר"ח אסור בתענית. אז, צ"ל שאומר שחייב באכילת דבר המחייב מעין המאורע.</text:p></text:note-body></text:note></text:span><text:span text:style-name="T329">. </text:span><text:span text:style-name="T330">באר תוס’ שזה רק ליל ראשון של פסח וסוכות, שיש חיוב. </text:span><text:span text:style-name="T277">במק"א</text:span><text:span text:style-name="T331"> מת’ שכאן אומר שאין חיוב לאכול פת מדין סוכה</text:span><text:span text:style-name="T331"><text:note text:id="ftn138" text:note-class="endnote"><text:note-citation>סז</text:note-citation><text:note-body><text:p text:style-name="P115">צריך ביאור למה יחייב במצטער (עיין לקמן). ויש לומר שאין ציווי של "תשבו" קאי על זה, שיש ציווי אחר. ולא נראה ,שכמו שלומדים מתשבו שציווי זה אומר שצריך לישב בסוכה, אף יגלה לנו דינים אחרים. ואולי יותר טוב אם זה נלמד מ"אזרח.” ויש להעיר שלכאורה, דין אכילת פחות משיעור גם נלמד משם. א"כ, יקיים באכילת כזית (ואולי אף בפירות). אם נאמר שמקיים בפירות, היה אפשר לומר שלכן צריכים קרא.</text:p></text:note-body></text:note></text:span><text:span text:style-name="T331">. </text:span><text:span text:style-name="T332">מק’ איזה נפק"מ יש בחיוב מדין סוכה, שכבר יש חיוב י"ט. </text:span><text:span text:style-name="T333">היה אפשר לת’ שחיוב של גמ’ ברכות הוא מדרבנן; </text:span><text:span text:style-name="T334">תוס’ מניח שהחיוב יהיה משום שמחת י"ט. </text:span><text:span text:style-name="T271">רבי יהודה</text:span><text:span text:style-name="T335"> מת’ שיש נפק"מ אם ירדו גשמים. יש שני דרכים בזה: תוס’ מבאר שיש נפק"מ אם אכל בביתו </text:span><text:soft-page-break/><text:span text:style-name="T335">מחמת הגשם, ושוב פסק הגשם, שצריך לאכול עוד. </text:span><text:span text:style-name="T272">רא"ש</text:span><text:span text:style-name="T336"> כ’ שכיון שחיוב סוכה מחייבו לשבת ולאכול אף אם יורדים גשמים.</text:span><text:span text:style-name="T336"><text:note text:id="ftn139" text:note-class="footnote"><text:note-citation>73</text:note-citation><text:note-body><text:p text:style-name="P120">כן פסוק הטור והרמ"א.</text:p></text:note-body></text:note></text:span><text:span text:style-name="T336"><text:note text:id="ftn140" text:note-class="footnote"><text:note-citation>74</text:note-citation><text:note-body><text:p text:style-name="P121">לכאורה, זה מוכרח נגד הצד שהבאנו לעיל שאין שם סוכה לסוכה שיש בו גשם.</text:p></text:note-body></text:note></text:span><text:span text:style-name="T272"> </text:span><text:span text:style-name="T273">רב"ב</text:span><text:span text:style-name="T337"> חקר</text:span><text:span text:style-name="T273"> </text:span><text:span text:style-name="T337">אם מצוה בלילה ראשון הוא מצוות אכילה או מצוות סוכה</text:span><text:span text:style-name="T337"><text:note text:id="ftn141" text:note-class="footnote"><text:note-citation>75</text:note-citation><text:note-body><text:p text:style-name="P122">העיר’ שמעניין שאינו יכול להיות ע"י שינה. לא היה זה קשה לרבי, ובאר שהוא מפני שנלמד ממצה.</text:p></text:note-body></text:note></text:span><text:span text:style-name="T337"><text:note text:id="ftn142" text:note-class="footnote"><text:note-citation>76</text:note-citation><text:note-body><text:p text:style-name="P122">אומרים נפק"מ באם יש מצווה הבאה בעבירה (אם מקיי"מ ע"י אכילה או הוא רק היכי תמצא למצווה).</text:p></text:note-body></text:note></text:span><text:span text:style-name="T338"><text:note text:id="ftn143" text:note-class="endnote"><text:note-citation>סח</text:note-citation><text:note-body><text:p text:style-name="P116">קשה למה לא מביאים ראיה ממה שאומר תוס’ שהוא חיוב סוכה. <text:span text:style-name="T456">באמת, זה תלוי במהו החקירה, ומהו צד שהוא מצוות אכילה. לכאורה, הוא שצריך לאכול. כיוןש כל אכילות צרכים להיות בסוכה, צריך להיות בסוכה. שמעתי שהרב אומר שהוא מצווה לאכול בסוכה, ולא לדור בסוכה. נראה שמש"כ קשה רק לראשון. ויש לדון בשני, שצ"ב מהו המקור לזה, שהניחא אם המצווה הוא אכילה, יש לומר שנלמד מפסח שצריך לעשות ענין החג. אם המצווה הוא כצד ראשון שבצד אכילה, יש לומר שהוא לאכול, כמו במצה. אם הוא כצד זה, צריך ביאור. ותחשב.</text:span></text:p></text:note-body></text:note></text:span><text:span text:style-name="T338"> </text:span><text:span text:style-name="T274">ר"ן </text:span><text:span text:style-name="T339">ו</text:span><text:span text:style-name="T274">ריטב"א</text:span><text:span text:style-name="T339"> ת’ שחייב תורה שיאכל כביצה, ולא רק כזית </text:span><text:span text:style-name="T340">כשאר סעודה בי"ט. </text:span><text:span text:style-name="T275">רא"ה</text:span><text:span text:style-name="T341"> כ’ כן, אבל שוב חזר לומר שרק צ’ לאכול כזית (כיון שלמד ממצה). </text:span><text:span text:style-name="T342">מבארים שכיון שחייב תורה בכזית, וכיוון לחייב בסוכה, עשה אותו לקבע, וצריך סוכה. צ"ב למה אומרים שתורה עושה שהוא קבע.</text:span><text:span text:style-name="T342"><text:note text:id="ftn144" text:note-class="footnote"><text:note-citation>77</text:note-citation><text:note-body><text:p text:style-name="P125">לא ידעתי אם שואל רבי איך יודעים שהוא קבוע או איך קבעו. אם הוא סיבה, קשה, שלעולם יש חיוב (אף בי"ט. ואולי חיוב סוכה שאני.) אם הוא סימן, קשה מהי"ת שכיוון תורה לחייב בסוכה.</text:p></text:note-body></text:note></text:span><text:span text:style-name="T342"> </text:span><text:span text:style-name="T343">אם מצוות ליל ראשון הוא מצוות אכילה (וא"צ קיום סוכה), אין צ’ הוספה זה.</text:span><text:span text:style-name="T343"><text:note text:id="ftn145" text:note-class="footnote"><text:note-citation>78</text:note-citation><text:note-body><text:p text:style-name="P123">רבי מניח שאף בזה, חלק מגזה"כ הוא שצריך לאכול בסוכה, אבל רק אמר שלא צריך לקיים מצוות סוכה בזה.</text:p></text:note-body></text:note></text:span><text:span text:style-name="T343"> </text:span><text:span text:style-name="T344">נמצא שצריך ציווי כדי לחייב בסוכה. </text:span><text:span text:style-name="T276">צל"ח</text:span><text:span text:style-name="T344"> באר שממה שתוס’ לא מת’ כן, מה שחייב אדם לאכלו </text:span><text:span text:style-name="T345">(ואף מח’ חיוב סעודה) </text:span><text:span text:style-name="T344">קובעו</text:span><text:span text:style-name="T344"><text:note text:id="ftn146" text:note-class="footnote"><text:note-citation>79</text:note-citation><text:note-body><text:p text:style-name="P124">אמר’ שלכאורה, כן נראה, שלמה יעשה חיוב זה יותר קבוע ממה שעושה חיוב זה.</text:p></text:note-body></text:note></text:span><text:span text:style-name="T344">.</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Hebrew)" svg:font-family="'Arial (Hebrew)'" style:font-family-generic="roman"/>
    <style:font-face style:name="Microsoft YaHei" svg:font-family="'Microsoft YaHei'" style:font-family-generic="system" style:font-pitch="variable"/>
    <style:font-face style:name="NSimSun" svg:font-family="NSimSun" style:font-family-generic="system" style:font-pitch="variable"/>
    <style:font-face style:name="Noto Rashi Hebrew Medium" svg:font-family="'Noto Rashi Hebrew Medium'" style:font-adornments="Regular" style:font-pitch="variable"/>
    <style:font-face style:name="OpenSymbol" svg:font-family="OpenSymbol" style:font-charset="x-symbol"/>
    <style:font-face style:name="OpenSymbol1" svg:font-family="OpenSymbol"/>
    <style:font-face style:name="OpenSymbol2" svg:font-family="OpenSymbol" style:font-family-generic="roman"/>
    <style:font-face style:name="OpenSymbol3" svg:font-family="OpenSymbol" style:font-family-generic="system" style:font-pitch="variable"/>
    <style:font-face style:name="OpenSymbol4" svg:font-family="OpenSymbol" style:font-adornments="Regular" style:font-pitch="variable" style:font-charset="x-symbol"/>
    <style:font-face style:name="Shofar" svg:font-family="Shofar"/>
    <style:font-face style:name="Shofar1" svg:font-family="Shofar" style:font-pitch="variable"/>
    <style:font-face style:name="Symbol" svg:font-family="Symbol"/>
    <style:font-face style:name="Symbol1" svg:font-family="Symbol" style:font-adornments="Regular" style:font-family-generic="roman" style:font-pitch="variable"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2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en" fo:country="US" style:letter-kerning="true" style:font-name-asian="NSimSun" style:font-family-asian="NSimSun" style:font-family-generic-asian="system" style:font-pitch-asian="variable" style:font-size-asian="12pt" style:language-asian="zh" style:country-asian="CN" style:font-name-complex="Shofar" style:font-family-complex="Shofar" style:font-size-complex="12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language-asian="zxx" style:country-asian="none" style:font-name-complex="Shofar" style:font-family-complex="Shofar"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4.05in" style:type="center"/>
          <style:tab-stop style:position="8.1in" style:type="right"/>
        </style:tab-stops>
      </style:paragraph-properties>
    </style:style>
    <style:style style:name="Header" style:family="paragraph" style:parent-style-name="Header_20_and_20_Footer" style:class="extra">
      <style:paragraph-properties text:number-lines="false" text:line-number="0"/>
    </style:style>
    <style:style style:name="Footnote" style:family="paragraph" style:parent-style-name="Standard" style:class="extra" style:master-page-name="">
      <style:paragraph-properties fo:margin-left="0.2362in" fo:margin-right="0in" fo:text-align="end" style:justify-single-word="false" fo:text-indent="-0.2362in" style:auto-text-indent="false" style:page-number="auto" text:number-lines="false" text:line-number="0" style:writing-mode="rl-tb"/>
      <style:text-properties fo:font-size="10pt" style:font-size-asian="10pt" style:font-name-complex="Noto Rashi Hebrew Medium" style:font-family-complex="'Noto Rashi Hebrew Medium'" style:font-style-name-complex="Regular" style:font-pitch-complex="variable" style:font-size-complex="10pt" style:font-weight-complex="normal"/>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4.05in" style:type="center"/>
          <style:tab-stop style:position="8.1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2" fo:font-family="OpenSymbol" style:font-family-generic="roman" style:font-name-asian="OpenSymbol3" style:font-family-asian="OpenSymbol" style:font-family-generic-asian="system" style:font-pitch-asian="variable" style:font-name-complex="OpenSymbol1" style:font-family-complex="Open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style>
    <style:style style:name="ListLabel_20_11" style:display-name="ListLabel 11" style:family="text">
      <style:text-properties style:font-name-complex="OpenSymbol1" style:font-family-complex="OpenSymbol"/>
    </style:style>
    <style:style style:name="ListLabel_20_12" style:display-name="ListLabel 12" style:family="text">
      <style:text-properties style:font-name-complex="OpenSymbol1" style:font-family-complex="OpenSymbol"/>
    </style:style>
    <style:style style:name="ListLabel_20_13" style:display-name="ListLabel 13" style:family="text">
      <style:text-properties style:font-name-complex="Symbol" style:font-family-complex="Symbol"/>
    </style:style>
    <style:style style:name="ListLabel_20_14" style:display-name="ListLabel 14" style:family="text">
      <style:text-properties style:font-name-complex="OpenSymbol1" style:font-family-complex="OpenSymbol"/>
    </style:style>
    <style:style style:name="ListLabel_20_15" style:display-name="ListLabel 15" style:family="text">
      <style:text-properties style:font-name-complex="OpenSymbol1" style:font-family-complex="OpenSymbol"/>
    </style:style>
    <style:style style:name="ListLabel_20_16" style:display-name="ListLabel 16" style:family="text">
      <style:text-properties style:font-name-complex="Symbol" style:font-family-complex="Symbol"/>
    </style:style>
    <style:style style:name="ListLabel_20_17" style:display-name="ListLabel 17" style:family="text">
      <style:text-properties style:font-name-complex="OpenSymbol1" style:font-family-complex="OpenSymbol"/>
    </style:style>
    <style:style style:name="ListLabel_20_18" style:display-name="ListLabel 18" style:family="text">
      <style:text-properties style:font-name-complex="OpenSymbol1" style:font-family-complex="OpenSymbol"/>
    </style:style>
    <style:style style:name="Numbering_20_Symbols" style:display-name="Numbering Symbols"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space" fo:text-indent="-0.2in" fo:margin-left="0.2in"/>
        </style:list-level-properties>
        <style:text-properties style:font-name="Open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4"/>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4"/>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4"/>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4"/>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4"/>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א, י, ק, ..."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style>
    <style:page-layout style:name="Mpm1">
      <style:page-layout-properties fo:page-width="8.5in" fo:page-height="11in" style:num-format="1" style:print-orientation="portrait" fo:margin-top="0.2in" fo:margin-bottom="0.2in" fo:margin-left="0.2in" fo:margin-right="0.2in" style:writing-mode="rl-tb" style:layout-grid-color="#c0c0c0" style:layout-grid-lines="2057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138in" style:distance-before-sep="0.0402in" style:distance-after-sep="0.0402in" style:line-style="solid" style:adjustment="right" style:rel-width="40%" style:color="#000000"/>
      </style:page-layout-properties>
      <style:header-style>
        <style:header-footer-properties fo:min-height="0.3783in" fo:margin-left="0in" fo:margin-right="0in" fo:margin-bottom="0.339in" style:dynamic-spacing="true"/>
      </style:header-style>
      <style:footer-style/>
    </style:page-layout>
    <style:page-layout style:name="Mpm2">
      <style:page-layout-properties fo:page-width="8.5in" fo:page-height="11in" style:num-format="1" style:print-orientation="portrait" fo:margin-top="0.2in" fo:margin-bottom="0.2in" fo:margin-left="0.2in" fo:margin-right="0.2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right" style:rel-width="4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ס"ד</text:p>
      </style:header>
    </style:master-page>
    <style:master-page style:name="Endnote"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18:08:13</meta:creation-date>
    <dc:language>en-US</dc:language>
    <dc:date>2022-10-03T12:47:15.702000000</dc:date>
    <meta:editing-cycles>474</meta:editing-cycles>
    <meta:editing-duration>P4DT9H11M49S</meta:editing-duration>
    <meta:generator>LibreOffice/7.3.2.2$Windows_X86_64 LibreOffice_project/49f2b1bff42cfccbd8f788c8dc32c1c309559be0</meta:generator>
    <meta:document-statistic meta:table-count="0" meta:image-count="0" meta:object-count="0" meta:page-count="9" meta:paragraph-count="211" meta:word-count="9124" meta:character-count="46487" meta:non-whitespace-character-count="37566"/>
    <meta:user-defined meta:name="AppVersion">15.0000</meta:user-defined>
  </office:meta>
</office:document-meta>
</file>